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177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2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1">
      <style:graphic-properties draw:fill="solid" draw:fill-color="#5b9bd5" draw:opacity="100%" draw:stroke="solid" svg:stroke-width="0.02778in" svg:stroke-color="#41719c" svg:stroke-opacity="100%" style:protect=""/>
    </style:style>
    <style:style style:family="paragraph" style:name="a11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9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9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9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4">
      <style:graphic-properties draw:fill="solid" draw:fill-color="#5b9bd5" draw:opacity="100%" draw:stroke="solid" svg:stroke-width="0.02778in" svg:stroke-color="#41719c" svg:stroke-opacity="100%" style:protect=""/>
    </style:style>
    <style:style style:family="paragraph" style:name="a178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793">
      <style:graphic-properties draw:fill="solid" draw:fill-color="#5b9bd5" draw:opacity="100%" draw:stroke="solid" svg:stroke-width="0.02778in" svg:stroke-color="#41719c" svg:stroke-opacity="100%" style:protect="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9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1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5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5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6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7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1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8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1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8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9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5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5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7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4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321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3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8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5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338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3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4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59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7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4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1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4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8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3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14">
      <style:graphic-properties draw:fill="solid" draw:fill-color="#5b9bd5" draw:opacity="100%" draw:stroke="solid" svg:stroke-width="0.02778in" svg:stroke-color="#41719c" svg:stroke-opacity="100%" style:protect="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8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6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1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82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2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82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43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2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3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6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8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9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37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8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8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2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5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1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7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9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57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8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0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5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6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05">
      <style:graphic-properties draw:fill="solid" draw:fill-color="#5b9bd5" draw:opacity="100%" draw:stroke="solid" svg:stroke-width="0.02778in" svg:stroke-color="#41719c" svg:stroke-opacity="100%" style:protect=""/>
    </style:style>
    <style:style style:family="drawing-page" style:name="a127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0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2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8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6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5">
      <style:drawing-page-properties draw:fill="bitmap" draw:fill-image-name="a115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Sans L" style:font-family-complex="Tahoma" style:font-family-generic="roman" style:font-pitch="variable" style:font-pitch-complex="variable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yriad Web" style:font-family-complex="Tahoma" style:font-family-generic="roman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6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4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47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7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62">
      <style:graphic-properties draw:fill="solid" draw:fill-color="#5b9bd5" draw:opacity="100%" draw:stroke="solid" svg:stroke-width="0.02778in" svg:stroke-color="#41719c" svg:stroke-opacity="100%" style:protect=""/>
    </style:style>
    <style:style style:family="text" style:name="a1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87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8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5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8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8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0">
      <style:graphic-properties draw:fill="solid" draw:fill-color="#5b9bd5" draw:opacity="100%" draw:stroke="solid" svg:stroke-width="0.02778in" svg:stroke-color="#41719c" svg:stroke-opacity="100%" style:protect=""/>
    </style:style>
    <style:style style:family="paragraph" style:name="a117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3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6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1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0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2">
      <style:graphic-properties draw:fill="solid" draw:fill-color="#5b9bd5" draw:opacity="100%" draw:stroke="solid" svg:stroke-width="0.02778in" svg:stroke-color="#41719c" svg:stroke-opacity="100%" style:protect="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8">
      <style:graphic-properties draw:fill="solid" draw:fill-color="#5b9bd5" draw:opacity="100%" draw:stroke="solid" svg:stroke-width="0.02778in" svg:stroke-color="#41719c" svg:stroke-opacity="100%" style:protect=""/>
    </style:style>
    <style:style style:family="paragraph" style:name="a151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0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7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125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34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5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8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9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4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5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8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7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9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5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48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7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9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8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21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9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1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71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53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0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1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35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3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6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71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35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7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3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0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6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71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5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7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3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6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85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7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6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58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5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6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8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6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8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1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0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1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1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2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1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2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81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7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8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7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18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6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8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6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8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8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6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9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41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3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41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3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3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2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3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37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2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3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7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2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8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3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37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8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8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7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8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0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7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8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9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3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0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4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3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3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3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4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3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9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4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29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20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8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9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20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9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79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0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0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0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0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25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0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</office:automatic-styles>
  <office:body>
    <office:presentation>
      <draw:page draw:name="page1" draw:style-name="a1155" draw:master-page-name="Master3-Layout7-blank-Blank" presentation:presentation-page-layout-name="Master3-PPL7" draw:id="Slide-256">
        <draw:frame draw:id="id167" presentation:style-name="a1158" draw:name="Title 1" svg:x="0in" svg:y="2.10315in" svg:width="9.65in" svg:height="2.36024in" presentation:class="title" presentation:placeholder="false">
          <draw:text-box>
            <text:p text:style-name="a1157" text:class-names="" text:cond-style-name=""><text:span text:style-name="a1156" text:class-names="">The PostgreSQL Query Planner</text:span></text:p>
          </draw:text-box>
          <svg:title/>
          <svg:desc/>
        </draw:frame>
        <draw:frame draw:id="id168" presentation:style-name="a1161" draw:name="Title 2" svg:x="2.29528in" svg:y="4.48031in" svg:width="6.29173in" svg:height="1.16417in" presentation:class="title" presentation:placeholder="false">
          <draw:text-box>
            <text:p text:style-name="a1160" text:class-names="" text:cond-style-name=""><text:span text:style-name="a1159" text:class-names="">Robert Haas<text:line-break/>PostgreSQL East 2010</text:span></text:p>
          </draw:text-box>
          <svg:title/>
          <svg:desc/>
        </draw:frame>
        <presentation:notes draw:style-name="a1164">
          <draw:page-thumbnail draw:page-number="1" svg:x="1.21007in" svg:y="0.88889in" svg:width="5.84201in" svg:height="4.38368in" presentation:class="page" draw:id="id169" presentation:style-name="a1162" draw:name="Slide Image Placeholder 1">
            <svg:title/>
            <svg:desc/>
          </draw:page-thumbnail>
          <draw:frame draw:id="id170" presentation:style-name="a1163" draw:name="Notes Placeholder 2" svg:x="0.82598in" svg:y="5.55394in" svg:width="6.61024in" svg:height="5.26181in" presentation:class="notes" presentation:placeholder="true">
            <draw:text-box/>
            <svg:title/>
            <svg:desc/>
          </draw:frame>
        </presentation:notes>
      </draw:page>
      <draw:page draw:name="page2" draw:style-name="a1165" draw:master-page-name="Master1-Layout7-blank-Blank" presentation:presentation-page-layout-name="Master1-PPL7" draw:id="Slide-257">
        <draw:frame draw:id="id171" presentation:style-name="a1168" draw:name="Title 1" svg:x="0.80945in" svg:y="0.44646in" svg:width="9.41024in" svg:height="1.86024in" presentation:class="title" presentation:placeholder="false">
          <draw:text-box>
            <text:p text:style-name="a1167" text:class-names="" text:cond-style-name=""><text:span text:style-name="a1166" text:class-names="">Why Does My Query Need a Plan?</text:span></text:p>
          </draw:text-box>
          <svg:title/>
          <svg:desc/>
        </draw:frame>
        <draw:frame draw:id="id172" presentation:style-name="a1187" draw:name="Text Placeholder 2" svg:x="0.80945in" svg:y="2.29882in" svg:width="9.41024in" svg:height="5.83189in" presentation:class="outline" presentation:placeholder="false">
          <draw:text-box>
            <text:list text:style-name="a1171">
              <text:list-item>
                <text:p text:style-name="a1170" text:class-names="" text:cond-style-name=""><text:span text:style-name="a1169" text:class-names="">SQL is a declarative language.</text:span></text:p>
              </text:list-item>
            </text:list>
            <text:list text:style-name="a1174">
              <text:list-item>
                <text:p text:style-name="a1173" text:class-names="" text:cond-style-name=""><text:span text:style-name="a1172" text:class-names=""/></text:p>
              </text:list-item>
            </text:list>
            <text:list text:style-name="a1177">
              <text:list-item>
                <text:p text:style-name="a1176" text:class-names="" text:cond-style-name=""><text:span text:style-name="a1175" text:class-names="">In other words, a SQL query is not a program.<text:line-break/></text:span></text:p>
              </text:list-item>
            </text:list>
            <text:list text:style-name="a1180">
              <text:list-item>
                <text:p text:style-name="a1179" text:class-names="" text:cond-style-name=""><text:span text:style-name="a1178" text:class-names="">No control flow statements (e.g. for, while) and no way to control order of operations.</text:span></text:p>
              </text:list-item>
            </text:list>
            <text:list text:style-name="a1183">
              <text:list-item>
                <text:p text:style-name="a1182" text:class-names="" text:cond-style-name=""><text:span text:style-name="a1181" text:class-names=""/></text:p>
              </text:list-item>
            </text:list>
            <text:list text:style-name="a1186">
              <text:list-item>
                <text:p text:style-name="a1185" text:class-names="" text:cond-style-name=""><text:span text:style-name="a1184" text:class-names="">SQL describes results, not process.<text:line-break/></text:span></text:p>
              </text:list-item>
            </text:list>
          </draw:text-box>
          <svg:title/>
          <svg:desc/>
        </draw:frame>
        <presentation:notes draw:style-name="a1190">
          <draw:page-thumbnail draw:page-number="2" svg:x="1.73785in" svg:y="1.10069in" svg:width="5.02257in" svg:height="3.7691in" presentation:class="page" draw:id="id173" presentation:style-name="a1188" draw:name="Slide Image Placeholder 1">
            <svg:title/>
            <svg:desc/>
          </draw:page-thumbnail>
          <draw:frame draw:id="id174" presentation:style-name="a1189" draw:name="Notes Placeholder 2" svg:x="1.29606in" svg:y="5.23583in" svg:width="5.91339in" svg:height="4.18465in" presentation:class="notes" presentation:placeholder="true">
            <draw:text-box/>
            <svg:title/>
            <svg:desc/>
          </draw:frame>
        </presentation:notes>
      </draw:page>
      <draw:page draw:name="page3" draw:style-name="a1191" draw:master-page-name="Master1-Layout7-blank-Blank" presentation:presentation-page-layout-name="Master1-PPL7" draw:id="Slide-258">
        <draw:frame draw:id="id175" presentation:style-name="a1194" draw:name="Title 1" svg:x="0.80945in" svg:y="0.44646in" svg:width="9.41024in" svg:height="1.86024in" presentation:class="title" presentation:placeholder="false">
          <draw:text-box>
            <text:p text:style-name="a1193" text:class-names="" text:cond-style-name=""><text:span text:style-name="a1192" text:class-names="">Why Didn't The Planner Do It My Way?</text:span></text:p>
          </draw:text-box>
          <svg:title/>
          <svg:desc/>
        </draw:frame>
        <draw:frame draw:id="id176" presentation:style-name="a1216" draw:name="Text Placeholder 2" svg:x="0.80945in" svg:y="2.29882in" svg:width="9.41024in" svg:height="5.21024in" presentation:class="outline" presentation:placeholder="false">
          <draw:text-box>
            <text:list text:style-name="a1197">
              <text:list-item>
                <text:p text:style-name="a1196" text:class-names="" text:cond-style-name=""><text:span text:style-name="a1195" text:class-names=""/></text:p>
              </text:list-item>
            </text:list>
            <text:list text:style-name="a1200">
              <text:list-item>
                <text:p text:style-name="a1199" text:class-names="" text:cond-style-name=""><text:span text:style-name="a1198" text:class-names="">Maybe your way is actually slower, or</text:span></text:p>
              </text:list-item>
            </text:list>
            <text:list text:style-name="a1203">
              <text:list-item>
                <text:p text:style-name="a1202" text:class-names="" text:cond-style-name=""><text:span text:style-name="a1201" text:class-names="">Maybe you gave the planner bad information, or</text:span></text:p>
              </text:list-item>
            </text:list>
            <text:list text:style-name="a1206">
              <text:list-item>
                <text:p text:style-name="a1205" text:class-names="" text:cond-style-name=""><text:span text:style-name="a1204" text:class-names="">Maybe the query planner really did goof.</text:span></text:p>
              </text:list-item>
            </text:list>
            <text:list text:style-name="a1209">
              <text:list-item>
                <text:p text:style-name="a1208" text:class-names="" text:cond-style-name=""><text:span text:style-name="a1207" text:class-names=""/></text:p>
              </text:list-item>
            </text:list>
            <text:list text:style-name="a1212">
              <text:list-item>
                <text:p text:style-name="a1211" text:class-names="" text:cond-style-name=""><text:span text:style-name="a1210" text:class-names="">Related question:</text:span></text:p>
              </text:list-item>
            </text:list>
            <text:list text:style-name="a1215">
              <text:list-item>
                <text:list text:style-name="a1215">
                  <text:list-item>
                    <text:p text:style-name="a1214" text:class-names="" text:cond-style-name=""><text:span text:style-name="a1213" text:class-names="">How do I force the planner to use my index?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219">
          <draw:page-thumbnail draw:page-number="3" svg:x="1.73785in" svg:y="1.10069in" svg:width="5.02257in" svg:height="3.7691in" presentation:class="page" draw:id="id177" presentation:style-name="a1217" draw:name="Slide Image Placeholder 1">
            <svg:title/>
            <svg:desc/>
          </draw:page-thumbnail>
          <draw:frame draw:id="id178" presentation:style-name="a1218" draw:name="Notes Placeholder 2" svg:x="1.29606in" svg:y="5.23583in" svg:width="5.91339in" svg:height="4.18465in" presentation:class="notes" presentation:placeholder="true">
            <draw:text-box/>
            <svg:title/>
            <svg:desc/>
          </draw:frame>
        </presentation:notes>
      </draw:page>
      <draw:page draw:name="page4" draw:style-name="a1220" draw:master-page-name="Master1-Layout7-blank-Blank" presentation:presentation-page-layout-name="Master1-PPL7" draw:id="Slide-259">
        <draw:frame draw:id="id179" presentation:style-name="a1223" draw:name="Title 1" svg:x="0.80945in" svg:y="0.68622in" svg:width="9.41024in" svg:height="1.3811in" presentation:class="title" presentation:placeholder="false">
          <draw:text-box>
            <text:p text:style-name="a1222" text:class-names="" text:cond-style-name=""><text:span text:style-name="a1221" text:class-names="">Query Planning</text:span></text:p>
          </draw:text-box>
          <svg:title/>
          <svg:desc/>
        </draw:frame>
        <draw:frame draw:id="id180" presentation:style-name="a1242" draw:name="Text Placeholder 2" svg:x="0.80945in" svg:y="2.29882in" svg:width="9.41024in" svg:height="5.21024in" presentation:class="outline" presentation:placeholder="false">
          <draw:text-box>
            <text:list text:style-name="a1226">
              <text:list-item>
                <text:p text:style-name="a1225" text:class-names="" text:cond-style-name=""><text:span text:style-name="a1224" text:class-names="">Make queries run fast.</text:span></text:p>
              </text:list-item>
            </text:list>
            <text:list text:style-name="a1229">
              <text:list-item>
                <text:list text:style-name="a1229">
                  <text:list-item>
                    <text:p text:style-name="a1228" text:class-names="" text:cond-style-name=""><text:span text:style-name="a1227" text:class-names="">Minimize disk I/O.</text:span></text:p>
                  </text:list-item>
                </text:list>
              </text:list-item>
            </text:list>
            <text:list text:style-name="a1232">
              <text:list-item>
                <text:list text:style-name="a1232">
                  <text:list-item>
                    <text:p text:style-name="a1231" text:class-names="" text:cond-style-name=""><text:span text:style-name="a1230" text:class-names="">Prefer sequential I/O to random I/O.</text:span></text:p>
                  </text:list-item>
                </text:list>
              </text:list-item>
            </text:list>
            <text:list text:style-name="a1235">
              <text:list-item>
                <text:list text:style-name="a1235">
                  <text:list-item>
                    <text:p text:style-name="a1234" text:class-names="" text:cond-style-name=""><text:span text:style-name="a1233" text:class-names="">Minimize CPU processing.<text:line-break/></text:span></text:p>
                  </text:list-item>
                </text:list>
              </text:list-item>
            </text:list>
            <text:list text:style-name="a1238">
              <text:list-item>
                <text:p text:style-name="a1237" text:class-names="" text:cond-style-name=""><text:span text:style-name="a1236" text:class-names="">Don't use too much memory in the process.<text:line-break/></text:span></text:p>
              </text:list-item>
            </text:list>
            <text:list text:style-name="a1241">
              <text:list-item>
                <text:p text:style-name="a1240" text:class-names="" text:cond-style-name=""><text:span text:style-name="a1239" text:class-names="">Deliver correct results.</text:span></text:p>
              </text:list-item>
            </text:list>
          </draw:text-box>
          <svg:title/>
          <svg:desc/>
        </draw:frame>
        <presentation:notes draw:style-name="a1245">
          <draw:page-thumbnail draw:page-number="4" svg:x="1.73785in" svg:y="1.10069in" svg:width="5.02257in" svg:height="3.7691in" presentation:class="page" draw:id="id181" presentation:style-name="a1243" draw:name="Slide Image Placeholder 1">
            <svg:title/>
            <svg:desc/>
          </draw:page-thumbnail>
          <draw:frame draw:id="id182" presentation:style-name="a1244" draw:name="Notes Placeholder 2" svg:x="1.29606in" svg:y="5.23583in" svg:width="5.91339in" svg:height="4.18465in" presentation:class="notes" presentation:placeholder="true">
            <draw:text-box/>
            <svg:title/>
            <svg:desc/>
          </draw:frame>
        </presentation:notes>
      </draw:page>
      <draw:page draw:name="page5" draw:style-name="a1246" draw:master-page-name="Master1-Layout7-blank-Blank" presentation:presentation-page-layout-name="Master1-PPL7" draw:id="Slide-260">
        <draw:frame draw:id="id183" presentation:style-name="a1249" draw:name="Title 1" svg:x="0.80945in" svg:y="0.68622in" svg:width="9.41024in" svg:height="1.3811in" presentation:class="title" presentation:placeholder="false">
          <draw:text-box>
            <text:p text:style-name="a1248" text:class-names="" text:cond-style-name=""><text:span text:style-name="a1247" text:class-names="">Query Planner Decisions</text:span></text:p>
          </draw:text-box>
          <svg:title/>
          <svg:desc/>
        </draw:frame>
        <draw:frame draw:id="id184" presentation:style-name="a1274" draw:name="Text Placeholder 2" svg:x="0.80945in" svg:y="2.29882in" svg:width="9.41024in" svg:height="5.21024in" presentation:class="outline" presentation:placeholder="false">
          <draw:text-box>
            <text:list text:style-name="a1252">
              <text:list-item>
                <text:p text:style-name="a1251" text:class-names="" text:cond-style-name=""><text:span text:style-name="a1250" text:class-names="">Access strategy for each table.</text:span></text:p>
              </text:list-item>
            </text:list>
            <text:list text:style-name="a1255">
              <text:list-item>
                <text:list text:style-name="a1255">
                  <text:list-item>
                    <text:p text:style-name="a1254" text:class-names="" text:cond-style-name=""><text:span text:style-name="a1253" text:class-names="">Sequential Scan, Index Scan, Bitmap Index Scan.</text:span></text:p>
                  </text:list-item>
                </text:list>
              </text:list-item>
            </text:list>
            <text:list text:style-name="a1258">
              <text:list-item>
                <text:p text:style-name="a1257" text:class-names="" text:cond-style-name=""><text:span text:style-name="a1256" text:class-names="">Join strategy.</text:span></text:p>
              </text:list-item>
            </text:list>
            <text:list text:style-name="a1261">
              <text:list-item>
                <text:list text:style-name="a1261">
                  <text:list-item>
                    <text:p text:style-name="a1260" text:class-names="" text:cond-style-name=""><text:span text:style-name="a1259" text:class-names="">Join order.</text:span></text:p>
                  </text:list-item>
                </text:list>
              </text:list-item>
            </text:list>
            <text:list text:style-name="a1264">
              <text:list-item>
                <text:list text:style-name="a1264">
                  <text:list-item>
                    <text:p text:style-name="a1263" text:class-names="" text:cond-style-name=""><text:span text:style-name="a1262" text:class-names="">Join strategy: nested loop, merge join, hash join.</text:span></text:p>
                  </text:list-item>
                </text:list>
              </text:list-item>
            </text:list>
            <text:list text:style-name="a1267">
              <text:list-item>
                <text:list text:style-name="a1267">
                  <text:list-item>
                    <text:p text:style-name="a1266" text:class-names="" text:cond-style-name=""><text:span text:style-name="a1265" text:class-names="">Inner vs. outer.</text:span></text:p>
                  </text:list-item>
                </text:list>
              </text:list-item>
            </text:list>
            <text:list text:style-name="a1270">
              <text:list-item>
                <text:p text:style-name="a1269" text:class-names="" text:cond-style-name=""><text:span text:style-name="a1268" text:class-names="">Aggregation strategy.</text:span></text:p>
              </text:list-item>
            </text:list>
            <text:list text:style-name="a1273">
              <text:list-item>
                <text:list text:style-name="a1273">
                  <text:list-item>
                    <text:p text:style-name="a1272" text:class-names="" text:cond-style-name=""><text:span text:style-name="a1271" text:class-names="">Plain, sorted, hashed.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277">
          <draw:page-thumbnail draw:page-number="5" svg:x="1.73785in" svg:y="1.10069in" svg:width="5.02257in" svg:height="3.7691in" presentation:class="page" draw:id="id185" presentation:style-name="a1275" draw:name="Slide Image Placeholder 1">
            <svg:title/>
            <svg:desc/>
          </draw:page-thumbnail>
          <draw:frame draw:id="id186" presentation:style-name="a1276" draw:name="Notes Placeholder 2" svg:x="1.29606in" svg:y="5.23583in" svg:width="5.91339in" svg:height="4.18465in" presentation:class="notes" presentation:placeholder="true">
            <draw:text-box/>
            <svg:title/>
            <svg:desc/>
          </draw:frame>
        </presentation:notes>
      </draw:page>
      <draw:page draw:name="page6" draw:style-name="a1278" draw:master-page-name="Master1-Layout7-blank-Blank" presentation:presentation-page-layout-name="Master1-PPL7" draw:id="Slide-261">
        <draw:frame draw:id="id187" presentation:style-name="a1281" draw:name="Title 1" svg:x="0.80945in" svg:y="0.68622in" svg:width="9.41024in" svg:height="1.3811in" presentation:class="title" presentation:placeholder="false">
          <draw:text-box>
            <text:p text:style-name="a1280" text:class-names="" text:cond-style-name=""><text:span text:style-name="a1279" text:class-names="">Table Access Strategies</text:span></text:p>
          </draw:text-box>
          <svg:title/>
          <svg:desc/>
        </draw:frame>
        <draw:frame draw:id="id188" presentation:style-name="a1300" draw:name="Text Placeholder 2" svg:x="0.80945in" svg:y="2.29882in" svg:width="9.41024in" svg:height="5.21024in" presentation:class="outline" presentation:placeholder="false">
          <draw:text-box>
            <text:list text:style-name="a1284">
              <text:list-item>
                <text:p text:style-name="a1283" text:class-names="" text:cond-style-name=""><text:span text:style-name="a1282" text:class-names="">Sequential Scan (Seq Scan)</text:span></text:p>
              </text:list-item>
            </text:list>
            <text:list text:style-name="a1287">
              <text:list-item>
                <text:list text:style-name="a1287">
                  <text:list-item>
                    <text:p text:style-name="a1286" text:class-names="" text:cond-style-name=""><text:span text:style-name="a1285" text:class-names="">Read every row in the table.</text:span></text:p>
                  </text:list-item>
                </text:list>
              </text:list-item>
            </text:list>
            <text:list text:style-name="a1290">
              <text:list-item>
                <text:p text:style-name="a1289" text:class-names="" text:cond-style-name=""><text:span text:style-name="a1288" text:class-names="">Index Scan or Bitmap Index Scan</text:span></text:p>
              </text:list-item>
            </text:list>
            <text:list text:style-name="a1293">
              <text:list-item>
                <text:list text:style-name="a1293">
                  <text:list-item>
                    <text:p text:style-name="a1292" text:class-names="" text:cond-style-name=""><text:span text:style-name="a1291" text:class-names="">Read only part of the table by using the index to skip uninteresting parts.</text:span></text:p>
                  </text:list-item>
                </text:list>
              </text:list-item>
            </text:list>
            <text:list text:style-name="a1296">
              <text:list-item>
                <text:list text:style-name="a1296">
                  <text:list-item>
                    <text:p text:style-name="a1295" text:class-names="" text:cond-style-name=""><text:span text:style-name="a1294" text:class-names="">Index scan reads index and table in alternation.</text:span></text:p>
                  </text:list-item>
                </text:list>
              </text:list-item>
            </text:list>
            <text:list text:style-name="a1299">
              <text:list-item>
                <text:list text:style-name="a1299">
                  <text:list-item>
                    <text:p text:style-name="a1298" text:class-names="" text:cond-style-name=""><text:span text:style-name="a1297" text:class-names="">Bitmap index scan reads index first, populating bitmap, and then reads table in sequential order.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303">
          <draw:page-thumbnail draw:page-number="6" svg:x="1.73785in" svg:y="1.10069in" svg:width="5.02257in" svg:height="3.7691in" presentation:class="page" draw:id="id189" presentation:style-name="a1301" draw:name="Slide Image Placeholder 1">
            <svg:title/>
            <svg:desc/>
          </draw:page-thumbnail>
          <draw:frame draw:id="id190" presentation:style-name="a1302" draw:name="Notes Placeholder 2" svg:x="1.29606in" svg:y="5.23583in" svg:width="5.91339in" svg:height="4.18465in" presentation:class="notes" presentation:placeholder="true">
            <draw:text-box/>
            <svg:title/>
            <svg:desc/>
          </draw:frame>
        </presentation:notes>
      </draw:page>
      <draw:page draw:name="page7" draw:style-name="a1304" draw:master-page-name="Master1-Layout7-blank-Blank" presentation:presentation-page-layout-name="Master1-PPL7" draw:id="Slide-262">
        <draw:frame draw:id="id191" presentation:style-name="a1307" draw:name="Title 1" svg:x="0.80945in" svg:y="0.68622in" svg:width="9.41024in" svg:height="1.3811in" presentation:class="title" presentation:placeholder="false">
          <draw:text-box>
            <text:p text:style-name="a1306" text:class-names="" text:cond-style-name=""><text:span text:style-name="a1305" text:class-names="">Sequential Scan</text:span></text:p>
          </draw:text-box>
          <svg:title/>
          <svg:desc/>
        </draw:frame>
        <draw:frame draw:id="id192" presentation:style-name="a1320" draw:name="Text Placeholder 2" svg:x="0.80945in" svg:y="2.29882in" svg:width="9.41024in" svg:height="5.21024in" presentation:class="outline" presentation:placeholder="false">
          <draw:text-box>
            <text:list text:style-name="a1310">
              <text:list-item>
                <text:p text:style-name="a1309" text:class-names="" text:cond-style-name=""><text:span text:style-name="a1308" text:class-names="">Always works – no need to create indices in advance.</text:span></text:p>
              </text:list-item>
            </text:list>
            <text:list text:style-name="a1313">
              <text:list-item>
                <text:p text:style-name="a1312" text:class-names="" text:cond-style-name=""><text:span text:style-name="a1311" text:class-names="">Doesn't require reading the index, which has both I/O and CPU cost.</text:span></text:p>
              </text:list-item>
            </text:list>
            <text:list text:style-name="a1316">
              <text:list-item>
                <text:p text:style-name="a1315" text:class-names="" text:cond-style-name=""><text:span text:style-name="a1314" text:class-names="">Best way to access very small tables.</text:span></text:p>
              </text:list-item>
            </text:list>
            <text:list text:style-name="a1319">
              <text:list-item>
                <text:p text:style-name="a1318" text:class-names="" text:cond-style-name=""><text:span text:style-name="a1317" text:class-names="">Usually the best way to access all or nearly the rows in a table.</text:span></text:p>
              </text:list-item>
            </text:list>
          </draw:text-box>
          <svg:title/>
          <svg:desc/>
        </draw:frame>
        <presentation:notes draw:style-name="a1323">
          <draw:page-thumbnail draw:page-number="7" svg:x="1.73785in" svg:y="1.10069in" svg:width="5.02257in" svg:height="3.7691in" presentation:class="page" draw:id="id193" presentation:style-name="a1321" draw:name="Slide Image Placeholder 1">
            <svg:title/>
            <svg:desc/>
          </draw:page-thumbnail>
          <draw:frame draw:id="id194" presentation:style-name="a1322" draw:name="Notes Placeholder 2" svg:x="1.29606in" svg:y="5.23583in" svg:width="5.91339in" svg:height="4.18465in" presentation:class="notes" presentation:placeholder="true">
            <draw:text-box/>
            <svg:title/>
            <svg:desc/>
          </draw:frame>
        </presentation:notes>
      </draw:page>
      <draw:page draw:name="page8" draw:style-name="a1324" draw:master-page-name="Master1-Layout7-blank-Blank" presentation:presentation-page-layout-name="Master1-PPL7" draw:id="Slide-263">
        <draw:frame draw:id="id195" presentation:style-name="a1327" draw:name="Title 1" svg:x="0.80945in" svg:y="0.68622in" svg:width="9.41024in" svg:height="1.3811in" presentation:class="title" presentation:placeholder="false">
          <draw:text-box>
            <text:p text:style-name="a1326" text:class-names="" text:cond-style-name=""><text:span text:style-name="a1325" text:class-names="">Index Scan</text:span></text:p>
          </draw:text-box>
          <svg:title/>
          <svg:desc/>
        </draw:frame>
        <draw:frame draw:id="id196" presentation:style-name="a1337" draw:name="Text Placeholder 2" svg:x="0.80945in" svg:y="2.29882in" svg:width="9.41024in" svg:height="5.21024in" presentation:class="outline" presentation:placeholder="false">
          <draw:text-box>
            <text:list text:style-name="a1330">
              <text:list-item>
                <text:p text:style-name="a1329" text:class-names="" text:cond-style-name=""><text:span text:style-name="a1328" text:class-names="">Potentially huge performance gain when reading only a small fraction of rows in a large table.</text:span></text:p>
              </text:list-item>
            </text:list>
            <text:list text:style-name="a1333">
              <text:list-item>
                <text:p text:style-name="a1332" text:class-names="" text:cond-style-name=""><text:span text:style-name="a1331" text:class-names="">Only table access method that can return rows in sorted order – very useful in combination with LIMIT.</text:span></text:p>
              </text:list-item>
            </text:list>
            <text:list text:style-name="a1336">
              <text:list-item>
                <text:p text:style-name="a1335" text:class-names="" text:cond-style-name=""><text:span text:style-name="a1334" text:class-names="">Random I/O against base table!</text:span></text:p>
              </text:list-item>
            </text:list>
          </draw:text-box>
          <svg:title/>
          <svg:desc/>
        </draw:frame>
        <presentation:notes draw:style-name="a1340">
          <draw:page-thumbnail draw:page-number="8" svg:x="1.73785in" svg:y="1.10069in" svg:width="5.02257in" svg:height="3.7691in" presentation:class="page" draw:id="id197" presentation:style-name="a1338" draw:name="Slide Image Placeholder 1">
            <svg:title/>
            <svg:desc/>
          </draw:page-thumbnail>
          <draw:frame draw:id="id198" presentation:style-name="a1339" draw:name="Notes Placeholder 2" svg:x="1.29606in" svg:y="5.23583in" svg:width="5.91339in" svg:height="4.18465in" presentation:class="notes" presentation:placeholder="true">
            <draw:text-box/>
            <svg:title/>
            <svg:desc/>
          </draw:frame>
        </presentation:notes>
      </draw:page>
      <draw:page draw:name="page9" draw:style-name="a1341" draw:master-page-name="Master1-Layout7-blank-Blank" presentation:presentation-page-layout-name="Master1-PPL7" draw:id="Slide-264">
        <draw:frame draw:id="id199" presentation:style-name="a1344" draw:name="Title 1" svg:x="0.80945in" svg:y="0.68622in" svg:width="9.41024in" svg:height="1.3811in" presentation:class="title" presentation:placeholder="false">
          <draw:text-box>
            <text:p text:style-name="a1343" text:class-names="" text:cond-style-name=""><text:span text:style-name="a1342" text:class-names="">Bitmap Index Scan</text:span></text:p>
          </draw:text-box>
          <svg:title/>
          <svg:desc/>
        </draw:frame>
        <draw:frame draw:id="id200" presentation:style-name="a1357" draw:name="Text Placeholder 2" svg:x="0.80945in" svg:y="2.29882in" svg:width="9.41024in" svg:height="5.21024in" presentation:class="outline" presentation:placeholder="false">
          <draw:text-box>
            <text:list text:style-name="a1347">
              <text:list-item>
                <text:p text:style-name="a1346" text:class-names="" text:cond-style-name=""><text:span text:style-name="a1345" text:class-names="">Scans all index rows before examining base table, populating a TID bitmap.</text:span></text:p>
              </text:list-item>
            </text:list>
            <text:list text:style-name="a1350">
              <text:list-item>
                <text:p text:style-name="a1349" text:class-names="" text:cond-style-name=""><text:span text:style-name="a1348" text:class-names="">Table I/O is sequential, with skips; results in physical order.</text:span></text:p>
              </text:list-item>
            </text:list>
            <text:list text:style-name="a1353">
              <text:list-item>
                <text:p text:style-name="a1352" text:class-names="" text:cond-style-name=""><text:span text:style-name="a1351" text:class-names="">Can efficiently combine data multiple indices – TID bitmap can handle boolean AND and OR operations.</text:span></text:p>
              </text:list-item>
            </text:list>
            <text:list text:style-name="a1356">
              <text:list-item>
                <text:p text:style-name="a1355" text:class-names="" text:cond-style-name=""><text:span text:style-name="a1354" text:class-names="">Handles LIMIT poorly.</text:span></text:p>
              </text:list-item>
            </text:list>
          </draw:text-box>
          <svg:title/>
          <svg:desc/>
        </draw:frame>
        <presentation:notes draw:style-name="a1360">
          <draw:page-thumbnail draw:page-number="9" svg:x="1.73785in" svg:y="1.10069in" svg:width="5.02257in" svg:height="3.7691in" presentation:class="page" draw:id="id201" presentation:style-name="a1358" draw:name="Slide Image Placeholder 1">
            <svg:title/>
            <svg:desc/>
          </draw:page-thumbnail>
          <draw:frame draw:id="id202" presentation:style-name="a1359" draw:name="Notes Placeholder 2" svg:x="1.29606in" svg:y="5.23583in" svg:width="5.91339in" svg:height="4.18465in" presentation:class="notes" presentation:placeholder="true">
            <draw:text-box/>
            <svg:title/>
            <svg:desc/>
          </draw:frame>
        </presentation:notes>
      </draw:page>
      <draw:page draw:name="page10" draw:style-name="a1361" draw:master-page-name="Master1-Layout7-blank-Blank" presentation:presentation-page-layout-name="Master1-PPL7" draw:id="Slide-265">
        <draw:frame draw:id="id203" presentation:style-name="a1364" draw:name="Title 1" svg:x="0.80945in" svg:y="0.68622in" svg:width="9.41024in" svg:height="1.3811in" presentation:class="title" presentation:placeholder="false">
          <draw:text-box>
            <text:p text:style-name="a1363" text:class-names="" text:cond-style-name=""><text:span text:style-name="a1362" text:class-names="">Join Planning</text:span></text:p>
          </draw:text-box>
          <svg:title/>
          <svg:desc/>
        </draw:frame>
        <draw:frame draw:id="id204" presentation:style-name="a1377" draw:name="Text Placeholder 2" svg:x="0.80945in" svg:y="2.29882in" svg:width="9.41024in" svg:height="5.43819in" presentation:class="outline" presentation:placeholder="false">
          <draw:text-box>
            <text:list text:style-name="a1367">
              <text:list-item>
                <text:p text:style-name="a1366" text:class-names="" text:cond-style-name=""><text:span text:style-name="a1365" text:class-names="">Fixing the join order and join strategy is the “hard part” of query planning.</text:span></text:p>
              </text:list-item>
            </text:list>
            <text:list text:style-name="a1370">
              <text:list-item>
                <text:p text:style-name="a1369" text:class-names="" text:cond-style-name=""><text:span text:style-name="a1368" text:class-names=""># of possibilities grows exponentially with number of tables.</text:span></text:p>
              </text:list-item>
            </text:list>
            <text:list text:style-name="a1373">
              <text:list-item>
                <text:p text:style-name="a1372" text:class-names="" text:cond-style-name=""><text:span text:style-name="a1371" text:class-names="">When search space is small, planner does a nearly exhaustive search.</text:span></text:p>
              </text:list-item>
            </text:list>
            <text:list text:style-name="a1376">
              <text:list-item>
                <text:p text:style-name="a1375" text:class-names="" text:cond-style-name=""><text:span text:style-name="a1374" text:class-names="">When search space is too large, planner uses heuristics or GEQO to limit planning time and memory usage.</text:span></text:p>
              </text:list-item>
            </text:list>
          </draw:text-box>
          <svg:title/>
          <svg:desc/>
        </draw:frame>
        <presentation:notes draw:style-name="a1380">
          <draw:page-thumbnail draw:page-number="10" svg:x="1.73785in" svg:y="1.10069in" svg:width="5.02257in" svg:height="3.7691in" presentation:class="page" draw:id="id205" presentation:style-name="a1378" draw:name="Slide Image Placeholder 1">
            <svg:title/>
            <svg:desc/>
          </draw:page-thumbnail>
          <draw:frame draw:id="id206" presentation:style-name="a1379" draw:name="Notes Placeholder 2" svg:x="1.29606in" svg:y="5.23583in" svg:width="5.91339in" svg:height="4.18465in" presentation:class="notes" presentation:placeholder="true">
            <draw:text-box/>
            <svg:title/>
            <svg:desc/>
          </draw:frame>
        </presentation:notes>
      </draw:page>
      <draw:page draw:name="page11" draw:style-name="a1381" draw:master-page-name="Master1-Layout7-blank-Blank" presentation:presentation-page-layout-name="Master1-PPL7" draw:id="Slide-266">
        <draw:frame draw:id="id207" presentation:style-name="a1384" draw:name="Title 1" svg:x="0.80945in" svg:y="0.68622in" svg:width="9.41024in" svg:height="1.3811in" presentation:class="title" presentation:placeholder="false">
          <draw:text-box>
            <text:p text:style-name="a1383" text:class-names="" text:cond-style-name=""><text:span text:style-name="a1382" text:class-names="">Join Strategies</text:span></text:p>
          </draw:text-box>
          <svg:title/>
          <svg:desc/>
        </draw:frame>
        <draw:frame draw:id="id208" presentation:style-name="a1403" draw:name="Text Placeholder 2" svg:x="0.80945in" svg:y="2.29882in" svg:width="9.41024in" svg:height="5.21024in" presentation:class="outline" presentation:placeholder="false">
          <draw:text-box>
            <text:list text:style-name="a1387">
              <text:list-item>
                <text:p text:style-name="a1386" text:class-names="" text:cond-style-name=""><text:span text:style-name="a1385" text:class-names="">Nested loop.</text:span></text:p>
              </text:list-item>
            </text:list>
            <text:list text:style-name="a1390">
              <text:list-item>
                <text:p text:style-name="a1389" text:class-names="" text:cond-style-name=""><text:span text:style-name="a1388" text:class-names="">Nested loop with inner index-scan.</text:span></text:p>
              </text:list-item>
            </text:list>
            <text:list text:style-name="a1393">
              <text:list-item>
                <text:p text:style-name="a1392" text:class-names="" text:cond-style-name=""><text:span text:style-name="a1391" text:class-names="">Merge join.</text:span></text:p>
              </text:list-item>
            </text:list>
            <text:list text:style-name="a1396">
              <text:list-item>
                <text:p text:style-name="a1395" text:class-names="" text:cond-style-name=""><text:span text:style-name="a1394" text:class-names="">Hash join.</text:span></text:p>
              </text:list-item>
            </text:list>
            <text:list text:style-name="a1399">
              <text:list-item>
                <text:p text:style-name="a1398" text:class-names="" text:cond-style-name=""><text:span text:style-name="a1397" text:class-names=""/></text:p>
              </text:list-item>
            </text:list>
            <text:list text:style-name="a1402">
              <text:list-item>
                <text:p text:style-name="a1401" text:class-names="" text:cond-style-name=""><text:span text:style-name="a1400" text:class-names="">Each join strategy takes an “outer” relation and an “inner” relation and produces a result relation.</text:span></text:p>
              </text:list-item>
            </text:list>
          </draw:text-box>
          <svg:title/>
          <svg:desc/>
        </draw:frame>
        <presentation:notes draw:style-name="a1406">
          <draw:page-thumbnail draw:page-number="11" svg:x="1.73785in" svg:y="1.10069in" svg:width="5.02257in" svg:height="3.7691in" presentation:class="page" draw:id="id209" presentation:style-name="a1404" draw:name="Slide Image Placeholder 1">
            <svg:title/>
            <svg:desc/>
          </draw:page-thumbnail>
          <draw:frame draw:id="id210" presentation:style-name="a1405" draw:name="Notes Placeholder 2" svg:x="1.29606in" svg:y="5.23583in" svg:width="5.91339in" svg:height="4.18465in" presentation:class="notes" presentation:placeholder="true">
            <draw:text-box/>
            <svg:title/>
            <svg:desc/>
          </draw:frame>
        </presentation:notes>
      </draw:page>
      <draw:page draw:name="page12" draw:style-name="a1407" draw:master-page-name="Master1-Layout7-blank-Blank" presentation:presentation-page-layout-name="Master1-PPL7" draw:id="Slide-267">
        <draw:frame draw:id="id211" presentation:style-name="a1410" draw:name="Title 1" svg:x="0.80945in" svg:y="0.68622in" svg:width="9.41024in" svg:height="1.3811in" presentation:class="title" presentation:placeholder="false">
          <draw:text-box>
            <text:p text:style-name="a1409" text:class-names="" text:cond-style-name=""><text:span text:style-name="a1408" text:class-names="">Nested Loop Pseudocode</text:span></text:p>
          </draw:text-box>
          <svg:title/>
          <svg:desc/>
        </draw:frame>
        <draw:frame draw:id="id212" presentation:style-name="a1420" draw:name="Text Placeholder 2" svg:x="0.80945in" svg:y="2.29882in" svg:width="9.41024in" svg:height="5.67953in" presentation:class="outline" presentation:placeholder="false">
          <draw:text-box>
            <text:list text:style-name="a1413">
              <text:list-item>
                <text:p text:style-name="a1412" text:class-names="" text:cond-style-name=""><text:span text:style-name="a1411" text:class-names="">for (each outer tuple)<text:line-break/><text:tab/>for (each inner tuple)<text:line-break/><text:tab/><text:tab/>if (join condition is met)<text:line-break/><text:tab/><text:tab/><text:tab/>emit result row;<text:line-break/></text:span></text:p>
              </text:list-item>
            </text:list>
            <text:list text:style-name="a1416">
              <text:list-item>
                <text:p text:style-name="a1415" text:class-names="" text:cond-style-name=""><text:span text:style-name="a1414" text:class-names="">Outer or inner loop could be scanning output of some other join, or a base table. <text:s text:c="1"/>Base table scan could be using an index.</text:span></text:p>
              </text:list-item>
            </text:list>
            <text:list text:style-name="a1419">
              <text:list-item>
                <text:p text:style-name="a1418" text:class-names="" text:cond-style-name=""><text:span text:style-name="a1417" text:class-names="">Cost is roughly proportional to product of table sizes – bad if BOTH are large.</text:span></text:p>
              </text:list-item>
            </text:list>
          </draw:text-box>
          <svg:title/>
          <svg:desc/>
        </draw:frame>
        <presentation:notes draw:style-name="a1423">
          <draw:page-thumbnail draw:page-number="12" svg:x="1.73785in" svg:y="1.10069in" svg:width="5.02257in" svg:height="3.7691in" presentation:class="page" draw:id="id213" presentation:style-name="a1421" draw:name="Slide Image Placeholder 1">
            <svg:title/>
            <svg:desc/>
          </draw:page-thumbnail>
          <draw:frame draw:id="id214" presentation:style-name="a1422" draw:name="Notes Placeholder 2" svg:x="1.29606in" svg:y="5.23583in" svg:width="5.91339in" svg:height="4.18465in" presentation:class="notes" presentation:placeholder="true">
            <draw:text-box/>
            <svg:title/>
            <svg:desc/>
          </draw:frame>
        </presentation:notes>
      </draw:page>
      <draw:page draw:name="page13" draw:style-name="a1424" draw:master-page-name="Master1-Layout7-blank-Blank" presentation:presentation-page-layout-name="Master1-PPL7" draw:id="Slide-268">
        <draw:frame draw:id="id215" presentation:style-name="a1427" draw:name="Title 1" svg:x="0.80945in" svg:y="0.68622in" svg:width="9.41024in" svg:height="1.3811in" presentation:class="title" presentation:placeholder="false">
          <draw:text-box>
            <text:p text:style-name="a1426" text:class-names="" text:cond-style-name=""><text:span text:style-name="a1425" text:class-names="">Nested Loop Example #1</text:span></text:p>
          </draw:text-box>
          <svg:title/>
          <svg:desc/>
        </draw:frame>
        <draw:frame draw:id="id216" presentation:style-name="a1446" draw:name="Subtitle 2" svg:x="0.80945in" svg:y="2.29882in" svg:width="9.41024in" svg:height="5.21024in" presentation:class="subtitle" presentation:placeholder="false">
          <draw:text-box>
            <text:p text:style-name="a1429" text:class-names="" text:cond-style-name=""><text:span text:style-name="a1428" text:class-names="">SELECT * FROM foo, bar WHERE foo.x = bar.x<text:line-break/></text:span></text:p>
            <text:p text:style-name="a1431" text:class-names="" text:cond-style-name=""><text:span text:style-name="a1430" text:class-names=""><text:s text:c="1"/>Nested Loop</text:span></text:p>
            <text:p text:style-name="a1433" text:class-names="" text:cond-style-name=""><text:span text:style-name="a1432" text:class-names=""><text:s text:c="3"/>Join Filter: (foo.x = bar.x)</text:span></text:p>
            <text:p text:style-name="a1435" text:class-names="" text:cond-style-name=""><text:span text:style-name="a1434" text:class-names=""><text:s text:c="3"/>-&gt; <text:s text:c="1"/>Seq Scan on bar</text:span></text:p>
            <text:p text:style-name="a1437" text:class-names="" text:cond-style-name=""><text:span text:style-name="a1436" text:class-names=""><text:s text:c="3"/>-&gt; <text:s text:c="1"/>Materialize</text:span></text:p>
            <text:p text:style-name="a1439" text:class-names="" text:cond-style-name=""><text:span text:style-name="a1438" text:class-names=""><text:s text:c="9"/>-&gt; <text:s text:c="1"/>Seq Scan on foo</text:span></text:p>
            <text:p text:style-name="a1441" text:class-names="" text:cond-style-name=""><text:span text:style-name="a1440" text:class-names=""/></text:p>
            <text:p text:style-name="a1443" text:class-names="" text:cond-style-name=""><text:span text:style-name="a1442" text:class-names="">This might be very slow!</text:span></text:p>
            <text:p text:style-name="a1445" text:class-names="" text:cond-style-name=""><text:span text:style-name="a1444" text:class-names=""/></text:p>
          </draw:text-box>
          <svg:title/>
          <svg:desc/>
        </draw:frame>
        <presentation:notes draw:style-name="a1449">
          <draw:page-thumbnail draw:page-number="13" svg:x="1.73785in" svg:y="1.10069in" svg:width="5.02257in" svg:height="3.7691in" presentation:class="page" draw:id="id217" presentation:style-name="a1447" draw:name="Slide Image Placeholder 1">
            <svg:title/>
            <svg:desc/>
          </draw:page-thumbnail>
          <draw:frame draw:id="id218" presentation:style-name="a1448" draw:name="Notes Placeholder 2" svg:x="1.29606in" svg:y="5.23583in" svg:width="5.91339in" svg:height="4.18465in" presentation:class="notes" presentation:placeholder="true">
            <draw:text-box/>
            <svg:title/>
            <svg:desc/>
          </draw:frame>
        </presentation:notes>
      </draw:page>
      <draw:page draw:name="page14" draw:style-name="a1450" draw:master-page-name="Master1-Layout7-blank-Blank" presentation:presentation-page-layout-name="Master1-PPL7" draw:id="Slide-269">
        <draw:frame draw:id="id219" presentation:style-name="a1453" draw:name="Title 1" svg:x="0.80945in" svg:y="0.68622in" svg:width="9.41024in" svg:height="1.3811in" presentation:class="title" presentation:placeholder="false">
          <draw:text-box>
            <text:p text:style-name="a1452" text:class-names="" text:cond-style-name=""><text:span text:style-name="a1451" text:class-names="">Nested Loop Example #2</text:span></text:p>
          </draw:text-box>
          <svg:title/>
          <svg:desc/>
        </draw:frame>
        <draw:frame draw:id="id220" presentation:style-name="a1470" draw:name="Subtitle 2" svg:x="0.80945in" svg:y="2.29882in" svg:width="9.41024in" svg:height="5.21024in" presentation:class="subtitle" presentation:placeholder="false">
          <draw:text-box>
            <text:p text:style-name="a1455" text:class-names="" text:cond-style-name=""><text:span text:style-name="a1454" text:class-names="">SELECT * FROM foo, bar WHERE foo.x = bar.x<text:line-break/></text:span></text:p>
            <text:p text:style-name="a1457" text:class-names="" text:cond-style-name=""><text:span text:style-name="a1456" text:class-names="">Nested Loop</text:span></text:p>
            <text:p text:style-name="a1459" text:class-names="" text:cond-style-name=""><text:span text:style-name="a1458" text:class-names=""><text:s text:c="3"/>-&gt; <text:s text:c="1"/>Seq Scan on foo</text:span></text:p>
            <text:p text:style-name="a1461" text:class-names="" text:cond-style-name=""><text:span text:style-name="a1460" text:class-names=""><text:s text:c="3"/>-&gt; <text:s text:c="1"/>Index Scan using bar_pkey on bar</text:span></text:p>
            <text:p text:style-name="a1463" text:class-names="" text:cond-style-name=""><text:span text:style-name="a1462" text:class-names=""><text:s text:c="9"/>Index Cond: (bar.x = foo.x)</text:span></text:p>
            <text:p text:style-name="a1465" text:class-names="" text:cond-style-name=""><text:span text:style-name="a1464" text:class-names=""/></text:p>
            <text:p text:style-name="a1467" text:class-names="" text:cond-style-name=""><text:span text:style-name="a1466" text:class-names="">Nested loop with inner index-scan! <text:s text:c="1"/>Much better... though probably still not the best plan.</text:span></text:p>
            <text:p text:style-name="a1469" text:class-names="" text:cond-style-name=""><text:span text:style-name="a1468" text:class-names=""/></text:p>
          </draw:text-box>
          <svg:title/>
          <svg:desc/>
        </draw:frame>
        <presentation:notes draw:style-name="a1473">
          <draw:page-thumbnail draw:page-number="14" svg:x="1.73785in" svg:y="1.10069in" svg:width="5.02257in" svg:height="3.7691in" presentation:class="page" draw:id="id221" presentation:style-name="a1471" draw:name="Slide Image Placeholder 1">
            <svg:title/>
            <svg:desc/>
          </draw:page-thumbnail>
          <draw:frame draw:id="id222" presentation:style-name="a1472" draw:name="Notes Placeholder 2" svg:x="1.29606in" svg:y="5.23583in" svg:width="5.91339in" svg:height="4.18465in" presentation:class="notes" presentation:placeholder="true">
            <draw:text-box/>
            <svg:title/>
            <svg:desc/>
          </draw:frame>
        </presentation:notes>
      </draw:page>
      <draw:page draw:name="page15" draw:style-name="a1474" draw:master-page-name="Master1-Layout7-blank-Blank" presentation:presentation-page-layout-name="Master1-PPL7" draw:id="Slide-270">
        <draw:frame draw:id="id223" presentation:style-name="a1477" draw:name="Title 1" svg:x="0.80945in" svg:y="0.68622in" svg:width="9.41024in" svg:height="1.3811in" presentation:class="title" presentation:placeholder="false">
          <draw:text-box>
            <text:p text:style-name="a1476" text:class-names="" text:cond-style-name=""><text:span text:style-name="a1475" text:class-names="">Merge Join</text:span></text:p>
          </draw:text-box>
          <svg:title/>
          <svg:desc/>
        </draw:frame>
        <draw:frame draw:id="id224" presentation:style-name="a1490" draw:name="Text Placeholder 2" svg:x="0.80945in" svg:y="2.29882in" svg:width="9.41024in" svg:height="5.36969in" presentation:class="outline" presentation:placeholder="false">
          <draw:text-box>
            <text:list text:style-name="a1480">
              <text:list-item>
                <text:p text:style-name="a1479" text:class-names="" text:cond-style-name=""><text:span text:style-name="a1478" text:class-names="">Only handles equality joins – something like a.x = b.x.</text:span></text:p>
              </text:list-item>
            </text:list>
            <text:list text:style-name="a1483">
              <text:list-item>
                <text:p text:style-name="a1482" text:class-names="" text:cond-style-name=""><text:span text:style-name="a1481" text:class-names="">Put both input relations into sorted order (using sort or index scan) and scan through the two in parallel, matching up equal values.</text:span></text:p>
              </text:list-item>
            </text:list>
            <text:list text:style-name="a1486">
              <text:list-item>
                <text:p text:style-name="a1485" text:class-names="" text:cond-style-name=""><text:span text:style-name="a1484" text:class-names="">Normally visits each input tuple only once, but may need to “rescan” portions of the inner input if there are duplicate values in the outer input.</text:span></text:p>
              </text:list-item>
            </text:list>
            <text:list text:style-name="a1489">
              <text:list-item>
                <text:list text:style-name="a1489">
                  <text:list-item>
                    <text:p text:style-name="a1488" text:class-names="" text:cond-style-name=""><text:span text:style-name="a1487" text:class-names="">Take OUTER={1 2 2 3} and INNER={2 2 3 4}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493">
          <draw:page-thumbnail draw:page-number="15" svg:x="1.73785in" svg:y="1.10069in" svg:width="5.02257in" svg:height="3.7691in" presentation:class="page" draw:id="id225" presentation:style-name="a1491" draw:name="Slide Image Placeholder 1">
            <svg:title/>
            <svg:desc/>
          </draw:page-thumbnail>
          <draw:frame draw:id="id226" presentation:style-name="a1492" draw:name="Notes Placeholder 2" svg:x="1.29606in" svg:y="5.23583in" svg:width="5.91339in" svg:height="4.18465in" presentation:class="notes" presentation:placeholder="true">
            <draw:text-box/>
            <svg:title/>
            <svg:desc/>
          </draw:frame>
        </presentation:notes>
      </draw:page>
      <draw:page draw:name="page16" draw:style-name="a1494" draw:master-page-name="Master1-Layout7-blank-Blank" presentation:presentation-page-layout-name="Master1-PPL7" draw:id="Slide-271">
        <draw:frame draw:id="id227" presentation:style-name="a1497" draw:name="Title 1" svg:x="0.80945in" svg:y="0.68622in" svg:width="9.41024in" svg:height="1.3811in" presentation:class="title" presentation:placeholder="false">
          <draw:text-box>
            <text:p text:style-name="a1496" text:class-names="" text:cond-style-name=""><text:span text:style-name="a1495" text:class-names="">Merge Join Example</text:span></text:p>
          </draw:text-box>
          <svg:title/>
          <svg:desc/>
        </draw:frame>
        <draw:frame draw:id="id228" presentation:style-name="a1520" draw:name="Subtitle 2" svg:x="0.55079in" svg:y="1.93504in" svg:width="9.91772in" svg:height="5.45827in" presentation:class="subtitle" presentation:placeholder="false">
          <draw:text-box>
            <text:p text:style-name="a1499" text:class-names="" text:cond-style-name=""><text:span text:style-name="a1498" text:class-names="">SELECT * FROM foo, bar WHERE foo.x = bar.x<text:line-break/></text:span></text:p>
            <text:p text:style-name="a1501" text:class-names="" text:cond-style-name=""><text:span text:style-name="a1500" text:class-names=""><text:s text:c="1"/>Merge Join</text:span></text:p>
            <text:p text:style-name="a1503" text:class-names="" text:cond-style-name=""><text:span text:style-name="a1502" text:class-names=""><text:s text:c="3"/>Merge Cond: (foo.x = bar.x)</text:span></text:p>
            <text:p text:style-name="a1505" text:class-names="" text:cond-style-name=""><text:span text:style-name="a1504" text:class-names=""><text:s text:c="3"/>-&gt; <text:s text:c="1"/>Sort</text:span></text:p>
            <text:p text:style-name="a1507" text:class-names="" text:cond-style-name=""><text:span text:style-name="a1506" text:class-names=""><text:s text:c="9"/>Sort Key: foo.x</text:span></text:p>
            <text:p text:style-name="a1509" text:class-names="" text:cond-style-name=""><text:span text:style-name="a1508" text:class-names=""><text:s text:c="9"/>-&gt; <text:s text:c="1"/>Seq Scan on foo</text:span></text:p>
            <text:p text:style-name="a1511" text:class-names="" text:cond-style-name=""><text:span text:style-name="a1510" text:class-names=""><text:s text:c="3"/>-&gt; <text:s text:c="1"/>Materialize</text:span></text:p>
            <text:p text:style-name="a1513" text:class-names="" text:cond-style-name=""><text:span text:style-name="a1512" text:class-names=""><text:s text:c="9"/>-&gt; <text:s text:c="1"/>Sort</text:span></text:p>
            <text:p text:style-name="a1515" text:class-names="" text:cond-style-name=""><text:span text:style-name="a1514" text:class-names=""><text:s text:c="15"/>Sort Key: bar.x</text:span></text:p>
            <text:p text:style-name="a1517" text:class-names="" text:cond-style-name=""><text:span text:style-name="a1516" text:class-names=""><text:s text:c="15"/>-&gt; <text:s text:c="1"/>Seq Scan on bar</text:span></text:p>
            <text:p text:style-name="a1519" text:class-names="" text:cond-style-name=""><text:span text:style-name="a1518" text:class-names=""/></text:p>
          </draw:text-box>
          <svg:title/>
          <svg:desc/>
        </draw:frame>
        <presentation:notes draw:style-name="a1523">
          <draw:page-thumbnail draw:page-number="16" svg:x="1.73785in" svg:y="1.10069in" svg:width="5.02257in" svg:height="3.7691in" presentation:class="page" draw:id="id229" presentation:style-name="a1521" draw:name="Slide Image Placeholder 1">
            <svg:title/>
            <svg:desc/>
          </draw:page-thumbnail>
          <draw:frame draw:id="id230" presentation:style-name="a1522" draw:name="Notes Placeholder 2" svg:x="1.29606in" svg:y="5.23583in" svg:width="5.91339in" svg:height="4.18465in" presentation:class="notes" presentation:placeholder="true">
            <draw:text-box/>
            <svg:title/>
            <svg:desc/>
          </draw:frame>
        </presentation:notes>
      </draw:page>
      <draw:page draw:name="page17" draw:style-name="a1524" draw:master-page-name="Master1-Layout7-blank-Blank" presentation:presentation-page-layout-name="Master1-PPL7" draw:id="Slide-272">
        <draw:frame draw:id="id231" presentation:style-name="a1527" draw:name="Title 1" svg:x="0.80945in" svg:y="0.68622in" svg:width="9.41024in" svg:height="1.3811in" presentation:class="title" presentation:placeholder="false">
          <draw:text-box>
            <text:p text:style-name="a1526" text:class-names="" text:cond-style-name=""><text:span text:style-name="a1525" text:class-names="">Hash Join</text:span></text:p>
          </draw:text-box>
          <svg:title/>
          <svg:desc/>
        </draw:frame>
        <draw:frame draw:id="id232" presentation:style-name="a1540" draw:name="Text Placeholder 2" svg:x="0.80945in" svg:y="2.29882in" svg:width="9.41024in" svg:height="5.21024in" presentation:class="outline" presentation:placeholder="false">
          <draw:text-box>
            <text:list text:style-name="a1530">
              <text:list-item>
                <text:p text:style-name="a1529" text:class-names="" text:cond-style-name=""><text:span text:style-name="a1528" text:class-names="">Like merge join, only handles equality joins.</text:span></text:p>
              </text:list-item>
            </text:list>
            <text:list text:style-name="a1533">
              <text:list-item>
                <text:p text:style-name="a1532" text:class-names="" text:cond-style-name=""><text:span text:style-name="a1531" text:class-names="">Hash each row from the inner relation to create a hash table. <text:s text:c="1"/>Then, hash each row from the outer relation and probe the hash table for matches.</text:span></text:p>
              </text:list-item>
            </text:list>
            <text:list text:style-name="a1536">
              <text:list-item>
                <text:p text:style-name="a1535" text:class-names="" text:cond-style-name=""><text:span text:style-name="a1534" text:class-names="">Very fast – but requires enough memory to store inner tuples. <text:s text:c="1"/>Can get around this using multiple “batches”.</text:span></text:p>
              </text:list-item>
            </text:list>
            <text:list text:style-name="a1539">
              <text:list-item>
                <text:p text:style-name="a1538" text:class-names="" text:cond-style-name=""><text:span text:style-name="a1537" text:class-names="">Not guaranteed to retain input ordering.</text:span></text:p>
              </text:list-item>
            </text:list>
          </draw:text-box>
          <svg:title/>
          <svg:desc/>
        </draw:frame>
        <presentation:notes draw:style-name="a1543">
          <draw:page-thumbnail draw:page-number="17" svg:x="1.73785in" svg:y="1.10069in" svg:width="5.02257in" svg:height="3.7691in" presentation:class="page" draw:id="id233" presentation:style-name="a1541" draw:name="Slide Image Placeholder 1">
            <svg:title/>
            <svg:desc/>
          </draw:page-thumbnail>
          <draw:frame draw:id="id234" presentation:style-name="a1542" draw:name="Notes Placeholder 2" svg:x="1.29606in" svg:y="5.23583in" svg:width="5.91339in" svg:height="4.18465in" presentation:class="notes" presentation:placeholder="true">
            <draw:text-box/>
            <svg:title/>
            <svg:desc/>
          </draw:frame>
        </presentation:notes>
      </draw:page>
      <draw:page draw:name="page18" draw:style-name="a1544" draw:master-page-name="Master1-Layout7-blank-Blank" presentation:presentation-page-layout-name="Master1-PPL7" draw:id="Slide-273">
        <draw:frame draw:id="id235" presentation:style-name="a1547" draw:name="Title 1" svg:x="0.80945in" svg:y="0.68622in" svg:width="9.41024in" svg:height="1.3811in" presentation:class="title" presentation:placeholder="false">
          <draw:text-box>
            <text:p text:style-name="a1546" text:class-names="" text:cond-style-name=""><text:span text:style-name="a1545" text:class-names="">Hash Join Example</text:span></text:p>
          </draw:text-box>
          <svg:title/>
          <svg:desc/>
        </draw:frame>
        <draw:frame draw:id="id236" presentation:style-name="a1564" draw:name="Subtitle 2" svg:x="0.55079in" svg:y="1.93346in" svg:width="9.91772in" svg:height="5.45827in" presentation:class="subtitle" presentation:placeholder="false">
          <draw:text-box>
            <text:p text:style-name="a1549" text:class-names="" text:cond-style-name=""><text:span text:style-name="a1548" text:class-names="">SELECT * FROM foo, bar WHERE foo.x = bar.x</text:span></text:p>
            <text:p text:style-name="a1551" text:class-names="" text:cond-style-name=""><text:span text:style-name="a1550" text:class-names=""/></text:p>
            <text:p text:style-name="a1553" text:class-names="" text:cond-style-name=""><text:span text:style-name="a1552" text:class-names=""><text:s text:c="1"/>Hash Join</text:span></text:p>
            <text:p text:style-name="a1555" text:class-names="" text:cond-style-name=""><text:span text:style-name="a1554" text:class-names=""><text:s text:c="3"/>Hash Cond: (foo.x = bar.x)</text:span></text:p>
            <text:p text:style-name="a1557" text:class-names="" text:cond-style-name=""><text:span text:style-name="a1556" text:class-names=""><text:s text:c="3"/>-&gt; <text:s text:c="1"/>Seq Scan on foo</text:span></text:p>
            <text:p text:style-name="a1559" text:class-names="" text:cond-style-name=""><text:span text:style-name="a1558" text:class-names=""><text:s text:c="3"/>-&gt; <text:s text:c="1"/>Hash</text:span></text:p>
            <text:p text:style-name="a1561" text:class-names="" text:cond-style-name=""><text:span text:style-name="a1560" text:class-names=""><text:s text:c="9"/>-&gt; <text:s text:c="1"/>Seq Scan on bar</text:span></text:p>
            <text:p text:style-name="a1563" text:class-names="" text:cond-style-name=""><text:span text:style-name="a1562" text:class-names=""/></text:p>
          </draw:text-box>
          <svg:title/>
          <svg:desc/>
        </draw:frame>
        <presentation:notes draw:style-name="a1567">
          <draw:page-thumbnail draw:page-number="18" svg:x="1.73785in" svg:y="1.10069in" svg:width="5.02257in" svg:height="3.7691in" presentation:class="page" draw:id="id237" presentation:style-name="a1565" draw:name="Slide Image Placeholder 1">
            <svg:title/>
            <svg:desc/>
          </draw:page-thumbnail>
          <draw:frame draw:id="id238" presentation:style-name="a1566" draw:name="Notes Placeholder 2" svg:x="1.29606in" svg:y="5.23583in" svg:width="5.91339in" svg:height="4.18465in" presentation:class="notes" presentation:placeholder="true">
            <draw:text-box/>
            <svg:title/>
            <svg:desc/>
          </draw:frame>
        </presentation:notes>
      </draw:page>
      <draw:page draw:name="page19" draw:style-name="a1568" draw:master-page-name="Master1-Layout7-blank-Blank" presentation:presentation-page-layout-name="Master1-PPL7" draw:id="Slide-274">
        <draw:frame draw:id="id239" presentation:style-name="a1571" draw:name="Title 1" svg:x="0.80945in" svg:y="0.68622in" svg:width="9.41024in" svg:height="1.3811in" presentation:class="title" presentation:placeholder="false">
          <draw:text-box>
            <text:p text:style-name="a1570" text:class-names="" text:cond-style-name=""><text:span text:style-name="a1569" text:class-names="">Join Removal</text:span></text:p>
          </draw:text-box>
          <svg:title/>
          <svg:desc/>
        </draw:frame>
        <draw:frame draw:id="id240" presentation:style-name="a1587" draw:name="Text Placeholder 2" svg:x="0.80945in" svg:y="2.29882in" svg:width="9.41024in" svg:height="5.21024in" presentation:class="outline" presentation:placeholder="false">
          <draw:text-box>
            <text:list text:style-name="a1574">
              <text:list-item>
                <text:p text:style-name="a1573" text:class-names="" text:cond-style-name=""><text:span text:style-name="a1572" text:class-names="">Upcoming 9.0 feature.</text:span></text:p>
              </text:list-item>
            </text:list>
            <text:list text:style-name="a1577">
              <text:list-item>
                <text:p text:style-name="a1576" text:class-names="" text:cond-style-name=""><text:span text:style-name="a1575" text:class-names="">Consider this query:</text:span></text:p>
              </text:list-item>
            </text:list>
            <text:list text:style-name="a1580">
              <text:list-item>
                <text:p text:style-name="a1579" text:class-names="" text:cond-style-name=""><text:span text:style-name="a1578" text:class-names="">SELECT p.id, p.name FROM projects p<text:line-break/><text:tab/>LEFT JOIN person pm<text:line-break/><text:tab/><text:tab/>ON p.project_manager_id = pm.id;</text:span></text:p>
              </text:list-item>
            </text:list>
            <text:list text:style-name="a1583">
              <text:list-item>
                <text:p text:style-name="a1582" text:class-names="" text:cond-style-name=""><text:span text:style-name="a1581" text:class-names="">If there is a unique index on person (id), then the join need not be performed at all.</text:span></text:p>
              </text:list-item>
            </text:list>
            <text:list text:style-name="a1586">
              <text:list-item>
                <text:p text:style-name="a1585" text:class-names="" text:cond-style-name=""><text:span text:style-name="a1584" text:class-names="">Common scenario when using views.</text:span></text:p>
              </text:list-item>
            </text:list>
          </draw:text-box>
          <svg:title/>
          <svg:desc/>
        </draw:frame>
        <presentation:notes draw:style-name="a1590">
          <draw:page-thumbnail draw:page-number="19" svg:x="1.73785in" svg:y="1.10069in" svg:width="5.02257in" svg:height="3.7691in" presentation:class="page" draw:id="id241" presentation:style-name="a1588" draw:name="Slide Image Placeholder 1">
            <svg:title/>
            <svg:desc/>
          </draw:page-thumbnail>
          <draw:frame draw:id="id242" presentation:style-name="a1589" draw:name="Notes Placeholder 2" svg:x="1.29606in" svg:y="5.23583in" svg:width="5.91339in" svg:height="4.18465in" presentation:class="notes" presentation:placeholder="true">
            <draw:text-box/>
            <svg:title/>
            <svg:desc/>
          </draw:frame>
        </presentation:notes>
      </draw:page>
      <draw:page draw:name="page20" draw:style-name="a1591" draw:master-page-name="Master1-Layout7-blank-Blank" presentation:presentation-page-layout-name="Master1-PPL7" draw:id="Slide-275">
        <draw:frame draw:id="id243" presentation:style-name="a1594" draw:name="Title 1" svg:x="0.80945in" svg:y="0.68622in" svg:width="9.41024in" svg:height="1.3811in" presentation:class="title" presentation:placeholder="false">
          <draw:text-box>
            <text:p text:style-name="a1593" text:class-names="" text:cond-style-name=""><text:span text:style-name="a1592" text:class-names="">Join Reordering</text:span></text:p>
          </draw:text-box>
          <svg:title/>
          <svg:desc/>
        </draw:frame>
        <draw:frame draw:id="id244" presentation:style-name="a1604" draw:name="Text Placeholder 2" svg:x="0.80945in" svg:y="2.29882in" svg:width="9.41024in" svg:height="5.24134in" presentation:class="outline" presentation:placeholder="false">
          <draw:text-box>
            <text:list text:style-name="a1597">
              <text:list-item>
                <text:p text:style-name="a1596" text:class-names="" text:cond-style-name=""><text:span text:style-name="a1595" text:class-names="">SELECT * FROM foo<text:line-break/><text:tab/>JOIN bar ON foo.x = bar.x<text:line-break/><text:tab/>JOIN baz ON foo.y = baz.y</text:span></text:p>
              </text:list-item>
            </text:list>
            <text:list text:style-name="a1600">
              <text:list-item>
                <text:p text:style-name="a1599" text:class-names="" text:cond-style-name=""><text:span text:style-name="a1598" text:class-names="">SELECT * FROM foo<text:line-break/><text:tab/>JOIN baz ON foo.y = baz.y<text:line-break/><text:tab/>JOIN bar ON foo.x = bar.x</text:span></text:p>
              </text:list-item>
            </text:list>
            <text:list text:style-name="a1603">
              <text:list-item>
                <text:p text:style-name="a1602" text:class-names="" text:cond-style-name=""><text:span text:style-name="a1601" text:class-names="">SELECT * FROM foo<text:line-break/><text:tab/>JOIN (bar JOIN baz ON true)<text:line-break/><text:tab/><text:tab/>ON foo.x = bar.x AND foo.y = baz.y</text:span></text:p>
              </text:list-item>
            </text:list>
          </draw:text-box>
          <svg:title/>
          <svg:desc/>
        </draw:frame>
        <presentation:notes draw:style-name="a1607">
          <draw:page-thumbnail draw:page-number="20" svg:x="1.73785in" svg:y="1.10069in" svg:width="5.02257in" svg:height="3.7691in" presentation:class="page" draw:id="id245" presentation:style-name="a1605" draw:name="Slide Image Placeholder 1">
            <svg:title/>
            <svg:desc/>
          </draw:page-thumbnail>
          <draw:frame draw:id="id246" presentation:style-name="a1606" draw:name="Notes Placeholder 2" svg:x="1.29606in" svg:y="5.23583in" svg:width="5.91339in" svg:height="4.18465in" presentation:class="notes" presentation:placeholder="true">
            <draw:text-box/>
            <svg:title/>
            <svg:desc/>
          </draw:frame>
        </presentation:notes>
      </draw:page>
      <draw:page draw:name="page21" draw:style-name="a1608" draw:master-page-name="Master1-Layout7-blank-Blank" presentation:presentation-page-layout-name="Master1-PPL7" draw:id="Slide-276">
        <draw:frame draw:id="id247" presentation:style-name="a1611" draw:name="Title 1" svg:x="0.80945in" svg:y="0.68622in" svg:width="9.41024in" svg:height="1.3811in" presentation:class="title" presentation:placeholder="false">
          <draw:text-box>
            <text:p text:style-name="a1610" text:class-names="" text:cond-style-name=""><text:span text:style-name="a1609" text:class-names="">EXPLAIN Estimates</text:span></text:p>
          </draw:text-box>
          <svg:title/>
          <svg:desc/>
        </draw:frame>
        <draw:frame draw:id="id248" presentation:style-name="a1632" draw:name="Subtitle 2" svg:x="0.80945in" svg:y="2.29843in" svg:width="9.41024in" svg:height="5.21024in" presentation:class="subtitle" presentation:placeholder="false">
          <draw:text-box>
            <text:p text:style-name="a1613" text:class-names="" text:cond-style-name=""><text:span text:style-name="a1612" text:class-names=""><text:s text:c="1"/>Hash Join <text:s text:c="1"/>(cost=8.28..404.52 rows=9000 width=118)</text:span></text:p>
            <text:p text:style-name="a1615" text:class-names="" text:cond-style-name=""><text:span text:style-name="a1614" text:class-names=""><text:s text:c="3"/>Hash Cond: (foo.x = bar.x)</text:span></text:p>
            <text:p text:style-name="a1617" text:class-names="" text:cond-style-name=""><text:span text:style-name="a1616" text:class-names=""><text:s text:c="3"/>-&gt; <text:s text:c="1"/>Hash Join <text:s text:c="1"/>(cost=3.02..275.52 rows=9000 width=12)</text:span></text:p>
            <text:p text:style-name="a1619" text:class-names="" text:cond-style-name=""><text:span text:style-name="a1618" text:class-names=""><text:s text:c="9"/>Hash Cond: (foo.y = baz.y)</text:span></text:p>
            <text:p text:style-name="a1621" text:class-names="" text:cond-style-name=""><text:span text:style-name="a1620" text:class-names=""><text:s text:c="9"/>-&gt; <text:s text:c="1"/>Seq Scan on foo <text:s text:c="1"/>(cost=0.00..145.00 rows=10000 width=8)</text:span></text:p>
            <text:p text:style-name="a1623" text:class-names="" text:cond-style-name=""><text:span text:style-name="a1622" text:class-names=""><text:s text:c="9"/>-&gt; <text:s text:c="1"/>Hash <text:s text:c="1"/>(cost=1.90..1.90 rows=90 width=4)</text:span></text:p>
            <text:p text:style-name="a1625" text:class-names="" text:cond-style-name=""><text:span text:style-name="a1624" text:class-names=""><text:s text:c="15"/>-&gt; <text:s text:c="1"/>Seq Scan on baz <text:s text:c="1"/>(cost=0.00..1.90 rows=90 width=4)</text:span></text:p>
            <text:p text:style-name="a1627" text:class-names="" text:cond-style-name=""><text:span text:style-name="a1626" text:class-names=""><text:s text:c="3"/>-&gt; <text:s text:c="1"/>Hash <text:s text:c="1"/>(cost=4.00..4.00 rows=100 width=106)</text:span></text:p>
            <text:p text:style-name="a1629" text:class-names="" text:cond-style-name=""><text:span text:style-name="a1628" text:class-names=""><text:s text:c="9"/>-&gt; <text:s text:c="1"/>Seq Scan on bar <text:s text:c="1"/>(cost=0.00..4.00 rows=100 width=106)</text:span></text:p>
            <text:p text:style-name="a1631" text:class-names="" text:cond-style-name=""><text:span text:style-name="a1630" text:class-names=""/></text:p>
          </draw:text-box>
          <svg:title/>
          <svg:desc/>
        </draw:frame>
        <presentation:notes draw:style-name="a1635">
          <draw:page-thumbnail draw:page-number="21" svg:x="1.73785in" svg:y="1.10069in" svg:width="5.02257in" svg:height="3.7691in" presentation:class="page" draw:id="id249" presentation:style-name="a1633" draw:name="Slide Image Placeholder 1">
            <svg:title/>
            <svg:desc/>
          </draw:page-thumbnail>
          <draw:frame draw:id="id250" presentation:style-name="a1634" draw:name="Notes Placeholder 2" svg:x="1.29606in" svg:y="5.23583in" svg:width="5.91339in" svg:height="4.18465in" presentation:class="notes" presentation:placeholder="true">
            <draw:text-box/>
            <svg:title/>
            <svg:desc/>
          </draw:frame>
        </presentation:notes>
      </draw:page>
      <draw:page draw:name="page22" draw:style-name="a1636" draw:master-page-name="Master1-Layout7-blank-Blank" presentation:presentation-page-layout-name="Master1-PPL7" draw:id="Slide-277">
        <draw:frame draw:id="id251" presentation:style-name="a1639" draw:name="Title 1" svg:x="0.80945in" svg:y="0.68622in" svg:width="9.41024in" svg:height="1.3811in" presentation:class="title" presentation:placeholder="false">
          <draw:text-box>
            <text:p text:style-name="a1638" text:class-names="" text:cond-style-name=""><text:span text:style-name="a1637" text:class-names="">EXPLAIN ANALYZE</text:span></text:p>
          </draw:text-box>
          <svg:title/>
          <svg:desc/>
        </draw:frame>
        <draw:frame draw:id="id252" presentation:style-name="a1674" draw:name="Subtitle 2" svg:x="0.80945in" svg:y="2.29882in" svg:width="9.41024in" svg:height="5.21024in" presentation:class="subtitle" presentation:placeholder="false">
          <draw:text-box>
            <text:p text:style-name="a1641" text:class-names="" text:cond-style-name=""><text:span text:style-name="a1640" text:class-names=""><text:s text:c="1"/>Hash Join <text:s text:c="1"/>(cost=8.28..404.52 rows=9000 width=118)</text:span></text:p>
            <text:p text:style-name="a1643" text:class-names="" text:cond-style-name=""><text:span text:style-name="a1642" text:class-names=""><text:tab/>(actual time=0.743..51.582 rows=9000 loops=1)</text:span></text:p>
            <text:p text:style-name="a1645" text:class-names="" text:cond-style-name=""><text:span text:style-name="a1644" text:class-names=""><text:s text:c="3"/>Hash Cond: (foo.x = bar.x)</text:span></text:p>
            <text:p text:style-name="a1647" text:class-names="" text:cond-style-name=""><text:span text:style-name="a1646" text:class-names=""><text:s text:c="3"/>-&gt; <text:s text:c="1"/>Hash Join <text:s text:c="1"/>(cost=3.02..275.52 rows=9000 width=12)</text:span></text:p>
            <text:p text:style-name="a1649" text:class-names="" text:cond-style-name=""><text:span text:style-name="a1648" text:class-names=""><text:tab/><text:tab/>(actual time=0.368..30.964 rows=9000 loops=1)</text:span></text:p>
            <text:p text:style-name="a1651" text:class-names="" text:cond-style-name=""><text:span text:style-name="a1650" text:class-names=""><text:s text:c="9"/>Hash Cond: (foo.y = baz.y)</text:span></text:p>
            <text:p text:style-name="a1653" text:class-names="" text:cond-style-name=""><text:span text:style-name="a1652" text:class-names=""><text:s text:c="9"/>-&gt; <text:s text:c="1"/>Seq Scan on foo <text:s text:c="1"/>(cost=0.00..145.00 rows=10000 width=8) <text:tab/><text:tab/><text:tab/><text:tab/>(actual time=0.021..9.908 rows=10000 loops=1)</text:span></text:p>
            <text:p text:style-name="a1655" text:class-names="" text:cond-style-name=""><text:span text:style-name="a1654" text:class-names=""><text:s text:c="9"/>-&gt; <text:s text:c="1"/>Hash <text:s text:c="1"/>(cost=1.90..1.90 rows=90 width=4)</text:span></text:p>
            <text:p text:style-name="a1657" text:class-names="" text:cond-style-name=""><text:span text:style-name="a1656" text:class-names=""><text:tab/><text:tab/><text:tab/><text:tab/>(actual time=0.280..0.280 rows=90 loops=1)</text:span></text:p>
            <text:p text:style-name="a1659" text:class-names="" text:cond-style-name=""><text:span text:style-name="a1658" text:class-names=""><text:s text:c="15"/>Buckets: 1024 <text:s text:c="1"/>Batches: 1 <text:s text:c="1"/>Memory Usage: 4kB</text:span></text:p>
            <text:p text:style-name="a1661" text:class-names="" text:cond-style-name=""><text:span text:style-name="a1660" text:class-names=""><text:s text:c="15"/>-&gt; <text:s text:c="1"/>Seq Scan on baz <text:s text:c="1"/>(cost=0.00..1.90 rows=90 width=4) <text:tab/><text:tab/><text:tab/><text:tab/><text:tab/>(actual time=0.010..0.138 rows=90 loops=1)</text:span></text:p>
            <text:p text:style-name="a1663" text:class-names="" text:cond-style-name=""><text:span text:style-name="a1662" text:class-names=""><text:s text:c="3"/>-&gt; <text:s text:c="1"/>Hash <text:s text:c="1"/>(cost=4.00..4.00 rows=100 width=106)</text:span></text:p>
            <text:p text:style-name="a1665" text:class-names="" text:cond-style-name=""><text:span text:style-name="a1664" text:class-names=""><text:tab/><text:tab/><text:tab/>(actual time=0.354..0.354 rows=100 loops=1)</text:span></text:p>
            <text:p text:style-name="a1667" text:class-names="" text:cond-style-name=""><text:span text:style-name="a1666" text:class-names=""><text:s text:c="9"/>Buckets: 1024 <text:s text:c="1"/>Batches: 1 <text:s text:c="1"/>Memory Usage: 14kB</text:span></text:p>
            <text:p text:style-name="a1669" text:class-names="" text:cond-style-name=""><text:span text:style-name="a1668" text:class-names=""><text:s text:c="9"/>-&gt; <text:s text:c="1"/>Seq Scan on bar <text:s text:c="1"/>(cost=0.00..4.00 rows=100 width=106) <text:tab/><text:tab/><text:tab/><text:tab/>(actual time=0.007..0.167 rows=100 loops=1)</text:span></text:p>
            <text:p text:style-name="a1671" text:class-names="" text:cond-style-name=""><text:span text:style-name="a1670" text:class-names=""><text:s text:c="1"/>Total runtime: 59.376 ms</text:span></text:p>
            <text:p text:style-name="a1673" text:class-names="" text:cond-style-name=""><text:span text:style-name="a1672" text:class-names=""/></text:p>
          </draw:text-box>
          <svg:title/>
          <svg:desc/>
        </draw:frame>
        <presentation:notes draw:style-name="a1677">
          <draw:page-thumbnail draw:page-number="22" svg:x="1.73785in" svg:y="1.10069in" svg:width="5.02257in" svg:height="3.7691in" presentation:class="page" draw:id="id253" presentation:style-name="a1675" draw:name="Slide Image Placeholder 1">
            <svg:title/>
            <svg:desc/>
          </draw:page-thumbnail>
          <draw:frame draw:id="id254" presentation:style-name="a1676" draw:name="Notes Placeholder 2" svg:x="1.29606in" svg:y="5.23583in" svg:width="5.91339in" svg:height="4.18465in" presentation:class="notes" presentation:placeholder="true">
            <draw:text-box/>
            <svg:title/>
            <svg:desc/>
          </draw:frame>
        </presentation:notes>
      </draw:page>
      <draw:page draw:name="page23" draw:style-name="a1678" draw:master-page-name="Master1-Layout7-blank-Blank" presentation:presentation-page-layout-name="Master1-PPL7" draw:id="Slide-278">
        <draw:frame draw:id="id255" presentation:style-name="a1681" draw:name="Title 1" svg:x="0.80945in" svg:y="0.68622in" svg:width="9.41024in" svg:height="1.3811in" presentation:class="title" presentation:placeholder="false">
          <draw:text-box>
            <text:p text:style-name="a1680" text:class-names="" text:cond-style-name=""><text:span text:style-name="a1679" text:class-names="">Not The Same Thing!</text:span></text:p>
          </draw:text-box>
          <svg:title/>
          <svg:desc/>
        </draw:frame>
        <draw:frame draw:id="id256" presentation:style-name="a1688" draw:name="Text Placeholder 2" svg:x="0.80945in" svg:y="2.29882in" svg:width="9.41024in" svg:height="5.21024in" presentation:class="outline" presentation:placeholder="false">
          <draw:text-box>
            <text:list text:style-name="a1684">
              <text:list-item>
                <text:p text:style-name="a1683" text:class-names="" text:cond-style-name=""><text:span text:style-name="a1682" text:class-names="">SELECT * FROM<text:line-break/><text:tab/>(foo JOIN bar ON foo.x = bar.x)<text:line-break/><text:tab/>LEFT JOIN baz ON foo.y = baz.y</text:span></text:p>
              </text:list-item>
            </text:list>
            <text:list text:style-name="a1687">
              <text:list-item>
                <text:p text:style-name="a1686" text:class-names="" text:cond-style-name=""><text:span text:style-name="a1685" text:class-names="">SELECT * FROM<text:line-break/><text:tab/>(foo LEFT JOIN baz ON foo.y = baz.y)<text:line-break/><text:tab/>JOIN bar ON foo.x = bar.x</text:span></text:p>
              </text:list-item>
            </text:list>
          </draw:text-box>
          <svg:title/>
          <svg:desc/>
        </draw:frame>
        <presentation:notes draw:style-name="a1691">
          <draw:page-thumbnail draw:page-number="23" svg:x="1.73785in" svg:y="1.10069in" svg:width="5.02257in" svg:height="3.7691in" presentation:class="page" draw:id="id257" presentation:style-name="a1689" draw:name="Slide Image Placeholder 1">
            <svg:title/>
            <svg:desc/>
          </draw:page-thumbnail>
          <draw:frame draw:id="id258" presentation:style-name="a1690" draw:name="Notes Placeholder 2" svg:x="1.29606in" svg:y="5.23583in" svg:width="5.91339in" svg:height="4.18465in" presentation:class="notes" presentation:placeholder="true">
            <draw:text-box/>
            <svg:title/>
            <svg:desc/>
          </draw:frame>
        </presentation:notes>
      </draw:page>
      <draw:page draw:name="page24" draw:style-name="a1692" draw:master-page-name="Master1-Layout7-blank-Blank" presentation:presentation-page-layout-name="Master1-PPL7" draw:id="Slide-279">
        <draw:frame draw:id="id259" presentation:style-name="a1695" draw:name="Title 1" svg:x="0.80945in" svg:y="0.68622in" svg:width="9.41024in" svg:height="1.3811in" presentation:class="title" presentation:placeholder="false">
          <draw:text-box>
            <text:p text:style-name="a1694" text:class-names="" text:cond-style-name=""><text:span text:style-name="a1693" text:class-names="">Review of Join Planning</text:span></text:p>
          </draw:text-box>
          <svg:title/>
          <svg:desc/>
        </draw:frame>
        <draw:frame draw:id="id260" presentation:style-name="a1720" draw:name="Text Placeholder 2" svg:x="0.80945in" svg:y="2.29882in" svg:width="9.41024in" svg:height="5.21024in" presentation:class="outline" presentation:placeholder="false">
          <draw:text-box>
            <text:list text:style-name="a1698">
              <text:list-item>
                <text:p text:style-name="a1697" text:class-names="" text:cond-style-name=""><text:span text:style-name="a1696" text:class-names="">Join Order</text:span></text:p>
              </text:list-item>
            </text:list>
            <text:list text:style-name="a1701">
              <text:list-item>
                <text:p text:style-name="a1700" text:class-names="" text:cond-style-name=""><text:span text:style-name="a1699" text:class-names="">Join Strategy</text:span></text:p>
              </text:list-item>
            </text:list>
            <text:list text:style-name="a1704">
              <text:list-item>
                <text:list text:style-name="a1704">
                  <text:list-item>
                    <text:p text:style-name="a1703" text:class-names="" text:cond-style-name=""><text:span text:style-name="a1702" text:class-names="">Nested loop</text:span></text:p>
                  </text:list-item>
                </text:list>
              </text:list-item>
            </text:list>
            <text:list text:style-name="a1707">
              <text:list-item>
                <text:list text:style-name="a1707">
                  <text:list-item>
                    <text:p text:style-name="a1706" text:class-names="" text:cond-style-name=""><text:span text:style-name="a1705" text:class-names="">Nested loop with inner index-scan</text:span></text:p>
                  </text:list-item>
                </text:list>
              </text:list-item>
            </text:list>
            <text:list text:style-name="a1710">
              <text:list-item>
                <text:list text:style-name="a1710">
                  <text:list-item>
                    <text:p text:style-name="a1709" text:class-names="" text:cond-style-name=""><text:span text:style-name="a1708" text:class-names="">Merge join</text:span></text:p>
                  </text:list-item>
                </text:list>
              </text:list-item>
            </text:list>
            <text:list text:style-name="a1713">
              <text:list-item>
                <text:list text:style-name="a1713">
                  <text:list-item>
                    <text:p text:style-name="a1712" text:class-names="" text:cond-style-name=""><text:span text:style-name="a1711" text:class-names="">Hash join</text:span></text:p>
                  </text:list-item>
                </text:list>
              </text:list-item>
            </text:list>
            <text:list text:style-name="a1716">
              <text:list-item>
                <text:list text:style-name="a1716">
                  <text:list-item>
                    <text:p text:style-name="a1715" text:class-names="" text:cond-style-name=""><text:span text:style-name="a1714" text:class-names="">Join removal</text:span></text:p>
                  </text:list-item>
                </text:list>
              </text:list-item>
            </text:list>
            <text:list text:style-name="a1719">
              <text:list-item>
                <text:p text:style-name="a1718" text:class-names="" text:cond-style-name=""><text:span text:style-name="a1717" text:class-names="">Inner vs. outer</text:span></text:p>
              </text:list-item>
            </text:list>
          </draw:text-box>
          <svg:title/>
          <svg:desc/>
        </draw:frame>
        <presentation:notes draw:style-name="a1723">
          <draw:page-thumbnail draw:page-number="24" svg:x="1.73785in" svg:y="1.10069in" svg:width="5.02257in" svg:height="3.7691in" presentation:class="page" draw:id="id261" presentation:style-name="a1721" draw:name="Slide Image Placeholder 1">
            <svg:title/>
            <svg:desc/>
          </draw:page-thumbnail>
          <draw:frame draw:id="id262" presentation:style-name="a1722" draw:name="Notes Placeholder 2" svg:x="1.29606in" svg:y="5.23583in" svg:width="5.91339in" svg:height="4.18465in" presentation:class="notes" presentation:placeholder="true">
            <draw:text-box/>
            <svg:title/>
            <svg:desc/>
          </draw:frame>
        </presentation:notes>
      </draw:page>
      <draw:page draw:name="page25" draw:style-name="a1724" draw:master-page-name="Master1-Layout7-blank-Blank" presentation:presentation-page-layout-name="Master1-PPL7" draw:id="Slide-280">
        <draw:frame draw:id="id263" presentation:style-name="a1727" draw:name="Title 1" svg:x="0.80945in" svg:y="0.68622in" svg:width="9.41024in" svg:height="1.3811in" presentation:class="title" presentation:placeholder="false">
          <draw:text-box>
            <text:p text:style-name="a1726" text:class-names="" text:cond-style-name=""><text:span text:style-name="a1725" text:class-names="">Aggregates and DISTINCT</text:span></text:p>
          </draw:text-box>
          <svg:title/>
          <svg:desc/>
        </draw:frame>
        <draw:frame draw:id="id264" presentation:style-name="a1746" draw:name="Text Placeholder 2" svg:x="0.80945in" svg:y="2.29882in" svg:width="9.41024in" svg:height="5.34213in" presentation:class="outline" presentation:placeholder="false">
          <draw:text-box>
            <text:list text:style-name="a1730">
              <text:list-item>
                <text:p text:style-name="a1729" text:class-names="" text:cond-style-name=""><text:span text:style-name="a1728" text:class-names="">Plain aggregate.</text:span></text:p>
              </text:list-item>
            </text:list>
            <text:list text:style-name="a1733">
              <text:list-item>
                <text:list text:style-name="a1733">
                  <text:list-item>
                    <text:p text:style-name="a1732" text:class-names="" text:cond-style-name=""><text:span text:style-name="a1731" text:class-names="">e.g. SELECT count(*) FROM foo;</text:span></text:p>
                  </text:list-item>
                </text:list>
              </text:list-item>
            </text:list>
            <text:list text:style-name="a1736">
              <text:list-item>
                <text:p text:style-name="a1735" text:class-names="" text:cond-style-name=""><text:span text:style-name="a1734" text:class-names="">Sorted aggregate.</text:span></text:p>
              </text:list-item>
            </text:list>
            <text:list text:style-name="a1739">
              <text:list-item>
                <text:list text:style-name="a1739">
                  <text:list-item>
                    <text:p text:style-name="a1738" text:class-names="" text:cond-style-name=""><text:span text:style-name="a1737" text:class-names="">Sort the data (or use pre-sorted data); when you see a new value, aggregate the prior group.</text:span></text:p>
                  </text:list-item>
                </text:list>
              </text:list-item>
            </text:list>
            <text:list text:style-name="a1742">
              <text:list-item>
                <text:p text:style-name="a1741" text:class-names="" text:cond-style-name=""><text:span text:style-name="a1740" text:class-names="">Hashed aggregate.</text:span></text:p>
              </text:list-item>
            </text:list>
            <text:list text:style-name="a1745">
              <text:list-item>
                <text:list text:style-name="a1745">
                  <text:list-item>
                    <text:p text:style-name="a1744" text:class-names="" text:cond-style-name=""><text:span text:style-name="a1743" text:class-names="">Insert each input row into a hash table based on the grouping columns; at the end, aggregate all the groups.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749">
          <draw:page-thumbnail draw:page-number="25" svg:x="1.73785in" svg:y="1.10069in" svg:width="5.02257in" svg:height="3.7691in" presentation:class="page" draw:id="id265" presentation:style-name="a1747" draw:name="Slide Image Placeholder 1">
            <svg:title/>
            <svg:desc/>
          </draw:page-thumbnail>
          <draw:frame draw:id="id266" presentation:style-name="a1748" draw:name="Notes Placeholder 2" svg:x="1.29606in" svg:y="5.23583in" svg:width="5.91339in" svg:height="4.18465in" presentation:class="notes" presentation:placeholder="true">
            <draw:text-box/>
            <svg:title/>
            <svg:desc/>
          </draw:frame>
        </presentation:notes>
      </draw:page>
      <draw:page draw:name="page26" draw:style-name="a1750" draw:master-page-name="Master1-Layout7-blank-Blank" presentation:presentation-page-layout-name="Master1-PPL7" draw:id="Slide-281">
        <draw:frame draw:id="id267" presentation:style-name="a1753" draw:name="Title 1" svg:x="0.80945in" svg:y="0.68622in" svg:width="9.41024in" svg:height="1.3811in" presentation:class="title" presentation:placeholder="false">
          <draw:text-box>
            <text:p text:style-name="a1752" text:class-names="" text:cond-style-name=""><text:span text:style-name="a1751" text:class-names="">Statistics</text:span></text:p>
          </draw:text-box>
          <svg:title/>
          <svg:desc/>
        </draw:frame>
        <draw:frame draw:id="id268" presentation:style-name="a1769" draw:name="Text Placeholder 2" svg:x="0.80945in" svg:y="2.29882in" svg:width="9.41024in" svg:height="5.21024in" presentation:class="outline" presentation:placeholder="false">
          <draw:text-box>
            <text:list text:style-name="a1756">
              <text:list-item>
                <text:p text:style-name="a1755" text:class-names="" text:cond-style-name=""><text:span text:style-name="a1754" text:class-names="">All of the decisions discussed earlier in this talk are made using statistics.</text:span></text:p>
              </text:list-item>
            </text:list>
            <text:list text:style-name="a1759">
              <text:list-item>
                <text:list text:style-name="a1759">
                  <text:list-item>
                    <text:p text:style-name="a1758" text:class-names="" text:cond-style-name=""><text:span text:style-name="a1757" text:class-names="">Seq scan vs. index scan vs. bitmap index scan</text:span></text:p>
                  </text:list-item>
                </text:list>
              </text:list-item>
            </text:list>
            <text:list text:style-name="a1762">
              <text:list-item>
                <text:list text:style-name="a1762">
                  <text:list-item>
                    <text:p text:style-name="a1761" text:class-names="" text:cond-style-name=""><text:span text:style-name="a1760" text:class-names="">Nested loop vs. merge join vs. hash join</text:span></text:p>
                  </text:list-item>
                </text:list>
              </text:list-item>
            </text:list>
            <text:list text:style-name="a1765">
              <text:list-item>
                <text:p text:style-name="a1764" text:class-names="" text:cond-style-name=""><text:span text:style-name="a1763" text:class-names="">ANALYZE (manual or via autovacuum) gathers this information.</text:span></text:p>
              </text:list-item>
            </text:list>
            <text:list text:style-name="a1768">
              <text:list-item>
                <text:p text:style-name="a1767" text:class-names="" text:cond-style-name=""><text:span text:style-name="a1766" text:class-names="">You must have good statistics or you will get bad plans!</text:span></text:p>
              </text:list-item>
            </text:list>
          </draw:text-box>
          <svg:title/>
          <svg:desc/>
        </draw:frame>
        <presentation:notes draw:style-name="a1772">
          <draw:page-thumbnail draw:page-number="26" svg:x="1.73785in" svg:y="1.10069in" svg:width="5.02257in" svg:height="3.7691in" presentation:class="page" draw:id="id269" presentation:style-name="a1770" draw:name="Slide Image Placeholder 1">
            <svg:title/>
            <svg:desc/>
          </draw:page-thumbnail>
          <draw:frame draw:id="id270" presentation:style-name="a1771" draw:name="Notes Placeholder 2" svg:x="1.29606in" svg:y="5.23583in" svg:width="5.91339in" svg:height="4.18465in" presentation:class="notes" presentation:placeholder="true">
            <draw:text-box/>
            <svg:title/>
            <svg:desc/>
          </draw:frame>
        </presentation:notes>
      </draw:page>
      <draw:page draw:name="page27" draw:style-name="a1773" draw:master-page-name="Master1-Layout7-blank-Blank" presentation:presentation-page-layout-name="Master1-PPL7" draw:id="Slide-282">
        <draw:frame draw:id="id271" presentation:style-name="a1776" draw:name="Title 1" svg:x="0.80945in" svg:y="0.68622in" svg:width="9.41024in" svg:height="1.3811in" presentation:class="title" presentation:placeholder="false">
          <draw:text-box>
            <text:p text:style-name="a1775" text:class-names="" text:cond-style-name=""><text:span text:style-name="a1774" text:class-names="">Confusing The Planner</text:span></text:p>
          </draw:text-box>
          <svg:title/>
          <svg:desc/>
        </draw:frame>
        <draw:frame draw:id="id272" presentation:style-name="a1792" draw:name="Text Placeholder 2" svg:x="0.80945in" svg:y="2.29882in" svg:width="9.41024in" svg:height="5.21024in" presentation:class="outline" presentation:placeholder="false">
          <draw:text-box>
            <text:list text:style-name="a1779">
              <text:list-item>
                <text:p text:style-name="a1778" text:class-names="" text:cond-style-name=""><text:span text:style-name="a1777" text:class-names="">SELECT * FROM foo WHERE a = 1 AND b = 1</text:span></text:p>
              </text:list-item>
            </text:list>
            <text:list text:style-name="a1782">
              <text:list-item>
                <text:p text:style-name="a1781" text:class-names="" text:cond-style-name=""><text:span text:style-name="a1780" text:class-names="">If 20% of the rows have a = 1 and 10% of the rows have b = 1, the planner will assume that 20% * 10% = 2% of the rows meet both criteria.</text:span></text:p>
              </text:list-item>
            </text:list>
            <text:list text:style-name="a1785">
              <text:list-item>
                <text:p text:style-name="a1784" text:class-names="" text:cond-style-name=""><text:span text:style-name="a1783" text:class-names=""/></text:p>
              </text:list-item>
            </text:list>
            <text:list text:style-name="a1788">
              <text:list-item>
                <text:p text:style-name="a1787" text:class-names="" text:cond-style-name=""><text:span text:style-name="a1786" text:class-names="">SELECT * FROM foo WHERE (a + 0) = a</text:span></text:p>
              </text:list-item>
            </text:list>
            <text:list text:style-name="a1791">
              <text:list-item>
                <text:p text:style-name="a1790" text:class-names="" text:cond-style-name=""><text:span text:style-name="a1789" text:class-names="">Planner doesn't have a clue, so will assume 0.5% of rows will match.</text:span></text:p>
              </text:list-item>
            </text:list>
          </draw:text-box>
          <svg:title/>
          <svg:desc/>
        </draw:frame>
        <presentation:notes draw:style-name="a1795">
          <draw:page-thumbnail draw:page-number="27" svg:x="1.73785in" svg:y="1.10069in" svg:width="5.02257in" svg:height="3.7691in" presentation:class="page" draw:id="id273" presentation:style-name="a1793" draw:name="Slide Image Placeholder 1">
            <svg:title/>
            <svg:desc/>
          </draw:page-thumbnail>
          <draw:frame draw:id="id274" presentation:style-name="a1794" draw:name="Notes Placeholder 2" svg:x="1.29606in" svg:y="5.23583in" svg:width="5.91339in" svg:height="4.18465in" presentation:class="notes" presentation:placeholder="true">
            <draw:text-box/>
            <svg:title/>
            <svg:desc/>
          </draw:frame>
        </presentation:notes>
      </draw:page>
      <draw:page draw:name="page28" draw:style-name="a1796" draw:master-page-name="Master1-Layout7-blank-Blank" presentation:presentation-page-layout-name="Master1-PPL7" draw:id="Slide-283">
        <draw:frame draw:id="id275" presentation:style-name="a1799" draw:name="Title 1" svg:x="0.80945in" svg:y="0.68622in" svg:width="9.41024in" svg:height="1.3811in" presentation:class="title" presentation:placeholder="false">
          <draw:text-box>
            <text:p text:style-name="a1798" text:class-names="" text:cond-style-name=""><text:span text:style-name="a1797" text:class-names="">What Could Go Wrong?</text:span></text:p>
          </draw:text-box>
          <svg:title/>
          <svg:desc/>
        </draw:frame>
        <draw:frame draw:id="id276" presentation:style-name="a1813" draw:name="Text Placeholder 2" svg:x="0.80945in" svg:y="2.29882in" svg:width="9.41024in" svg:height="5.77992in" presentation:class="outline" presentation:placeholder="false">
          <draw:text-box>
            <text:list text:style-name="a1804">
              <text:list-item>
                <text:p text:style-name="a1803" text:class-names="" text:cond-style-name=""><text:span text:style-name="a1800" text:class-names="">If the planner<text:s text:c="1"/></text:span><text:span text:style-name="a1801" text:class-names="">underestimates</text:span><text:span text:style-name="a1802" text:class-names=""><text:s text:c="1"/>the row count, it may choose an index scan instead of a sequential scan, or a nested loop instead of a hash or merge join.</text:span></text:p>
              </text:list-item>
            </text:list>
            <text:list text:style-name="a1809">
              <text:list-item>
                <text:p text:style-name="a1808" text:class-names="" text:cond-style-name=""><text:span text:style-name="a1805" text:class-names="">If the planner<text:s text:c="1"/></text:span><text:span text:style-name="a1806" text:class-names="">overestimates</text:span><text:span text:style-name="a1807" text:class-names=""><text:s text:c="1"/>the row count, it may choose a sequential scan instead of an index scan, or a merge or hash join instead of a nested loop.</text:span></text:p>
              </text:list-item>
            </text:list>
            <text:list text:style-name="a1812">
              <text:list-item>
                <text:p text:style-name="a1811" text:class-names="" text:cond-style-name=""><text:span text:style-name="a1810" text:class-names="">Small values for LIMIT tilt the planner toward fast-start plans and magnify the effect of bad estimates.</text:span></text:p>
              </text:list-item>
            </text:list>
          </draw:text-box>
          <svg:title/>
          <svg:desc/>
        </draw:frame>
        <presentation:notes draw:style-name="a1816">
          <draw:page-thumbnail draw:page-number="28" svg:x="1.73785in" svg:y="1.10069in" svg:width="5.02257in" svg:height="3.7691in" presentation:class="page" draw:id="id277" presentation:style-name="a1814" draw:name="Slide Image Placeholder 1">
            <svg:title/>
            <svg:desc/>
          </draw:page-thumbnail>
          <draw:frame draw:id="id278" presentation:style-name="a1815" draw:name="Notes Placeholder 2" svg:x="1.29606in" svg:y="5.23583in" svg:width="5.91339in" svg:height="4.18465in" presentation:class="notes" presentation:placeholder="true">
            <draw:text-box/>
            <svg:title/>
            <svg:desc/>
          </draw:frame>
        </presentation:notes>
      </draw:page>
      <draw:page draw:name="page29" draw:style-name="a1817" draw:master-page-name="Master1-Layout7-blank-Blank" presentation:presentation-page-layout-name="Master1-PPL7" draw:id="Slide-284">
        <draw:frame draw:id="id279" presentation:style-name="a1820" draw:name="Title 1" svg:x="0.80945in" svg:y="0.68622in" svg:width="9.41024in" svg:height="1.3811in" presentation:class="title" presentation:placeholder="false">
          <draw:text-box>
            <text:p text:style-name="a1819" text:class-names="" text:cond-style-name=""><text:span text:style-name="a1818" text:class-names="">Query Planner Parameters</text:span></text:p>
          </draw:text-box>
          <svg:title/>
          <svg:desc/>
        </draw:frame>
        <draw:frame draw:id="id280" presentation:style-name="a1836" draw:name="Text Placeholder 2" svg:x="0.80945in" svg:y="2.02323in" svg:width="9.41024in" svg:height="5.95866in" presentation:class="outline" presentation:placeholder="false">
          <draw:text-box>
            <text:list text:style-name="a1823">
              <text:list-item>
                <text:p text:style-name="a1822" text:class-names="" text:cond-style-name=""><text:span text:style-name="a1821" text:class-names="">seq_page_cost (1.0), random_page_cost (4.0) – Reduce these costs to account for caching effects. If database is fully cached, try 0.005.</text:span></text:p>
              </text:list-item>
            </text:list>
            <text:list text:style-name="a1826">
              <text:list-item>
                <text:p text:style-name="a1825" text:class-names="" text:cond-style-name=""><text:span text:style-name="a1824" text:class-names="">default_statistics_target (10 or 100) – Level of detail for statistics gathering. <text:s text:c="1"/>Can also be overridden on a per-column basis.</text:span></text:p>
              </text:list-item>
            </text:list>
            <text:list text:style-name="a1829">
              <text:list-item>
                <text:p text:style-name="a1828" text:class-names="" text:cond-style-name=""><text:span text:style-name="a1827" text:class-names="">enable_hashjoin, enable_sort, etc. - Just for testing.</text:span></text:p>
              </text:list-item>
            </text:list>
            <text:list text:style-name="a1832">
              <text:list-item>
                <text:p text:style-name="a1831" text:class-names="" text:cond-style-name=""><text:span text:style-name="a1830" text:class-names="">work_mem – Amount of memory per sort or hash.</text:span></text:p>
              </text:list-item>
            </text:list>
            <text:list text:style-name="a1835">
              <text:list-item>
                <text:p text:style-name="a1834" text:class-names="" text:cond-style-name=""><text:span text:style-name="a1833" text:class-names="">from_collapse_limit, join_collapse_limit, geqo_threshold – Sometimes need to be raised, but be careful!</text:span></text:p>
              </text:list-item>
            </text:list>
          </draw:text-box>
          <svg:title/>
          <svg:desc/>
        </draw:frame>
        <presentation:notes draw:style-name="a1839">
          <draw:page-thumbnail draw:page-number="29" svg:x="1.73785in" svg:y="1.10069in" svg:width="5.02257in" svg:height="3.7691in" presentation:class="page" draw:id="id281" presentation:style-name="a1837" draw:name="Slide Image Placeholder 1">
            <svg:title/>
            <svg:desc/>
          </draw:page-thumbnail>
          <draw:frame draw:id="id282" presentation:style-name="a1838" draw:name="Notes Placeholder 2" svg:x="1.29606in" svg:y="5.23583in" svg:width="5.91339in" svg:height="4.18465in" presentation:class="notes" presentation:placeholder="true">
            <draw:text-box/>
            <svg:title/>
            <svg:desc/>
          </draw:frame>
        </presentation:notes>
      </draw:page>
      <draw:page draw:name="page30" draw:style-name="a1840" draw:master-page-name="Master1-Layout7-blank-Blank" presentation:presentation-page-layout-name="Master1-PPL7" draw:id="Slide-285">
        <draw:frame draw:id="id283" presentation:style-name="a1843" draw:name="Title 1" svg:x="0.80945in" svg:y="0.68622in" svg:width="9.41024in" svg:height="1.3811in" presentation:class="title" presentation:placeholder="false">
          <draw:text-box>
            <text:p text:style-name="a1842" text:class-names="" text:cond-style-name=""><text:span text:style-name="a1841" text:class-names="">Things That Are Slow</text:span></text:p>
          </draw:text-box>
          <svg:title/>
          <svg:desc/>
        </draw:frame>
        <draw:frame draw:id="id284" presentation:style-name="a1856" draw:name="Text Placeholder 2" svg:x="0.80945in" svg:y="2.29882in" svg:width="9.41024in" svg:height="5.21024in" presentation:class="outline" presentation:placeholder="false">
          <draw:text-box>
            <text:list text:style-name="a1846">
              <text:list-item>
                <text:p text:style-name="a1845" text:class-names="" text:cond-style-name=""><text:span text:style-name="a1844" text:class-names="">DISTINCT.</text:span></text:p>
              </text:list-item>
            </text:list>
            <text:list text:style-name="a1850">
              <text:list-item>
                <text:p text:style-name="a1849" text:class-names="" text:cond-style-name=""><text:span text:style-name="a1847" text:class-names="">PL/pgsql loops.<text:line-break/><text:tab/></text:span><text:span text:style-name="a1848" text:class-names="">FOR x IN SELECT ... LOOP SELECT ... END LOOP</text:span></text:p>
              </text:list-item>
            </text:list>
            <text:list text:style-name="a1855">
              <text:list-item>
                <text:p text:style-name="a1854" text:class-names="" text:cond-style-name=""><text:span text:style-name="a1851" text:class-names="">Repeated calls to SQL or PL/pgsql functions.<text:line-break/><text:tab/></text:span><text:span text:style-name="a1852" text:class-names="">SELECT id, some_function(id) FROM table;</text:span><text:span text:style-name="a1853" text:class-names=""><text:line-break/></text:span></text:p>
              </text:list-item>
            </text:list>
          </draw:text-box>
          <svg:title/>
          <svg:desc/>
        </draw:frame>
        <presentation:notes draw:style-name="a1859">
          <draw:page-thumbnail draw:page-number="30" svg:x="1.73785in" svg:y="1.10069in" svg:width="5.02257in" svg:height="3.7691in" presentation:class="page" draw:id="id285" presentation:style-name="a1857" draw:name="Slide Image Placeholder 1">
            <svg:title/>
            <svg:desc/>
          </draw:page-thumbnail>
          <draw:frame draw:id="id286" presentation:style-name="a1858" draw:name="Notes Placeholder 2" svg:x="1.29606in" svg:y="5.23583in" svg:width="5.91339in" svg:height="4.18465in" presentation:class="notes" presentation:placeholder="true">
            <draw:text-box/>
            <svg:title/>
            <svg:desc/>
          </draw:frame>
        </presentation:notes>
      </draw:page>
      <draw:page draw:name="page31" draw:style-name="a1860" draw:master-page-name="Master1-Layout7-blank-Blank" presentation:presentation-page-layout-name="Master1-PPL7" draw:id="Slide-286">
        <draw:frame draw:id="id287" presentation:style-name="a1863" draw:name="Title 1" svg:x="0.80945in" svg:y="0.68622in" svg:width="9.41024in" svg:height="1.3811in" presentation:class="title" presentation:placeholder="false">
          <draw:text-box>
            <text:p text:style-name="a1862" text:class-names="" text:cond-style-name=""><text:span text:style-name="a1861" text:class-names="">Upcoming Features</text:span></text:p>
          </draw:text-box>
          <svg:title/>
          <svg:desc/>
        </draw:frame>
        <draw:frame draw:id="id288" presentation:style-name="a1879" draw:name="Text Placeholder 2" svg:x="0.80945in" svg:y="2.29882in" svg:width="9.41024in" svg:height="5.21024in" presentation:class="outline" presentation:placeholder="false">
          <draw:text-box>
            <text:list text:style-name="a1866">
              <text:list-item>
                <text:p text:style-name="a1865" text:class-names="" text:cond-style-name=""><text:span text:style-name="a1864" text:class-names="">Join removal (right now just for LEFT joins).</text:span></text:p>
              </text:list-item>
            </text:list>
            <text:list text:style-name="a1869">
              <text:list-item>
                <text:p text:style-name="a1868" text:class-names="" text:cond-style-name=""><text:span text:style-name="a1867" text:class-names="">Machine-readable EXPLAIN output.</text:span></text:p>
              </text:list-item>
            </text:list>
            <text:list text:style-name="a1872">
              <text:list-item>
                <text:p text:style-name="a1871" text:class-names="" text:cond-style-name=""><text:span text:style-name="a1870" text:class-names="">Hash statistics.</text:span></text:p>
              </text:list-item>
            </text:list>
            <text:list text:style-name="a1875">
              <text:list-item>
                <text:p text:style-name="a1874" text:class-names="" text:cond-style-name=""><text:span text:style-name="a1873" text:class-names="">Better model for Materialize costs.</text:span></text:p>
              </text:list-item>
            </text:list>
            <text:list text:style-name="a1878">
              <text:list-item>
                <text:p text:style-name="a1877" text:class-names="" text:cond-style-name=""><text:span text:style-name="a1876" text:class-names="">Improved use of indices to handle MIN(x), MAX(x), and x IS NOT NULL.</text:span></text:p>
              </text:list-item>
            </text:list>
          </draw:text-box>
          <svg:title/>
          <svg:desc/>
        </draw:frame>
        <presentation:notes draw:style-name="a1882">
          <draw:page-thumbnail draw:page-number="31" svg:x="1.73785in" svg:y="1.10069in" svg:width="5.02257in" svg:height="3.7691in" presentation:class="page" draw:id="id289" presentation:style-name="a1880" draw:name="Slide Image Placeholder 1">
            <svg:title/>
            <svg:desc/>
          </draw:page-thumbnail>
          <draw:frame draw:id="id290" presentation:style-name="a1881" draw:name="Notes Placeholder 2" svg:x="1.29606in" svg:y="5.23583in" svg:width="5.91339in" svg:height="4.18465in" presentation:class="notes" presentation:placeholder="true">
            <draw:text-box/>
            <svg:title/>
            <svg:desc/>
          </draw:frame>
        </presentation:notes>
      </draw:page>
      <draw:page draw:name="page32" draw:style-name="a1883" draw:master-page-name="Master1-Layout7-blank-Blank" presentation:presentation-page-layout-name="Master1-PPL7" draw:id="Slide-287">
        <draw:frame draw:id="id291" presentation:style-name="a1886" draw:name="Title 1" svg:x="0.80945in" svg:y="0.68622in" svg:width="9.41024in" svg:height="1.3811in" presentation:class="title" presentation:placeholder="false">
          <draw:text-box>
            <text:p text:style-name="a1885" text:class-names="" text:cond-style-name=""><text:span text:style-name="a1884" text:class-names="">Questions?</text:span></text:p>
          </draw:text-box>
          <svg:title/>
          <svg:desc/>
        </draw:frame>
        <draw:frame draw:id="id292" presentation:style-name="a1891" draw:name="Subtitle 2" svg:x="0.80945in" svg:y="2.29882in" svg:width="9.41024in" svg:height="5.21024in" presentation:class="subtitle" presentation:placeholder="false">
          <draw:text-box>
            <text:p text:style-name="a1888" text:class-names="" text:cond-style-name=""><text:span text:style-name="a1887" text:class-names="">Any questions?</text:span></text:p>
            <text:p text:style-name="a1890" text:class-names="" text:cond-style-name=""><text:span text:style-name="a1889" text:class-names=""/></text:p>
          </draw:text-box>
          <svg:title/>
          <svg:desc/>
        </draw:frame>
        <presentation:notes draw:style-name="a1894">
          <draw:page-thumbnail draw:page-number="32" svg:x="1.73785in" svg:y="1.10069in" svg:width="5.02257in" svg:height="3.7691in" presentation:class="page" draw:id="id293" presentation:style-name="a1892" draw:name="Slide Image Placeholder 1">
            <svg:title/>
            <svg:desc/>
          </draw:page-thumbnail>
          <draw:frame draw:id="id294" presentation:style-name="a1893" draw:name="Notes Placeholder 2" svg:x="1.29606in" svg:y="5.23583in" svg:width="5.91339in" svg:height="4.18465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417in" svg:width="8.26563in" svg:height="2.87847in"/>
      <presentation:placeholder presentation:object="subtitle" svg:x="1.37847in" svg:y="4.34375in" svg:width="8.26563in" svg:height="1.99653in"/>
    </style:presentation-page-layout>
    <style:presentation-page-layout style:name="Master1-PPL2" style:display-name="Title and Content">
      <presentation:placeholder presentation:object="title" svg:x="0.80945in" svg:y="0.68622in" svg:width="9.41024in" svg:height="1.38071in"/>
      <presentation:placeholder presentation:object="object" svg:x="0.80945in" svg:y="2.29882in" svg:width="9.41024in" svg:height="5.20984in"/>
    </style:presentation-page-layout>
    <style:presentation-page-layout style:name="Master1-PPL3" style:display-name="Section Header">
      <presentation:placeholder presentation:object="title" svg:x="0.75174in" svg:y="2.0625in" svg:width="9.50521in" svg:height="3.43924in"/>
      <presentation:placeholder presentation:object="outline" svg:x="0.75174in" svg:y="5.53472in" svg:width="9.50521in" svg:height="1.80903in"/>
    </style:presentation-page-layout>
    <style:presentation-page-layout style:name="Master1-PPL4" style:display-name="Two Content">
      <presentation:placeholder presentation:object="title" svg:x="0.80945in" svg:y="0.68622in" svg:width="9.41024in" svg:height="1.38071in"/>
      <presentation:placeholder presentation:object="object" svg:x="0.80903in" svg:y="2.29861in" svg:width="4.62153in" svg:height="5.21007in"/>
      <presentation:placeholder presentation:object="object" svg:x="5.59722in" svg:y="2.29861in" svg:width="4.62326in" svg:height="5.21007in"/>
    </style:presentation-page-layout>
    <style:presentation-page-layout style:name="Master1-PPL5" style:display-name="Comparison">
      <presentation:placeholder presentation:object="title" svg:x="0.75868in" svg:y="0.44097in" svg:width="9.50521in" svg:height="1.59722in"/>
      <presentation:placeholder presentation:object="outline" svg:x="0.75868in" svg:y="2.02778in" svg:width="4.66319in" svg:height="0.99306in"/>
      <presentation:placeholder presentation:object="object" svg:x="0.75868in" svg:y="3.02083in" svg:width="4.66319in" svg:height="4.44444in"/>
      <presentation:placeholder presentation:object="outline" svg:x="5.57986in" svg:y="2.02778in" svg:width="4.68403in" svg:height="0.99306in"/>
      <presentation:placeholder presentation:object="object" svg:x="5.57986in" svg:y="3.02083in" svg:width="4.68403in" svg:height="4.44444in"/>
    </style:presentation-page-layout>
    <style:presentation-page-layout style:name="Master1-PPL6" style:display-name="Title Only">
      <presentation:placeholder presentation:object="title" svg:x="0.80945in" svg:y="0.68622in" svg:width="9.41024in" svg:height="1.38071in"/>
    </style:presentation-page-layout>
    <style:presentation-page-layout style:name="Master1-PPL7" style:display-name="Blank"/>
    <style:presentation-page-layout style:name="Master1-PPL8" style:display-name="Content with Caption">
      <presentation:placeholder presentation:object="title" svg:x="0.75868in" svg:y="0.55208in" svg:width="3.55556in" svg:height="1.92882in"/>
      <presentation:placeholder presentation:object="object" svg:x="4.68576in" svg:y="1.19097in" svg:width="5.57812in" svg:height="5.87674in"/>
      <presentation:placeholder presentation:object="outline" svg:x="0.75868in" svg:y="2.4809in" svg:width="3.55556in" svg:height="4.59722in"/>
    </style:presentation-page-layout>
    <style:presentation-page-layout style:name="Master1-PPL9" style:display-name="Picture with Caption">
      <presentation:placeholder presentation:object="title" svg:x="0.75868in" svg:y="0.55208in" svg:width="3.55556in" svg:height="1.92882in"/>
      <presentation:placeholder presentation:object="graphic" svg:x="4.68576in" svg:y="1.19097in" svg:width="5.57812in" svg:height="5.87674in"/>
      <presentation:placeholder presentation:object="outline" svg:x="0.75868in" svg:y="2.4809in" svg:width="3.55556in" svg:height="4.59722in"/>
    </style:presentation-page-layout>
    <style:presentation-page-layout style:name="Master1-PPL10" style:display-name="Title and Vertical Text">
      <presentation:placeholder presentation:object="title" svg:x="0.80945in" svg:y="0.68622in" svg:width="9.41024in" svg:height="1.38071in"/>
      <presentation:placeholder presentation:object="outline" svg:x="0.80945in" svg:y="2.29882in" svg:width="9.41024in" svg:height="5.20984in"/>
    </style:presentation-page-layout>
    <style:presentation-page-layout style:name="Master1-PPL11" style:display-name="Vertical Title and Text">
      <presentation:placeholder presentation:object="title" svg:x="7.86806in" svg:y="0.68576in" svg:width="2.35243in" svg:height="6.82292in"/>
      <presentation:placeholder presentation:object="outline" svg:x="0.80903in" svg:y="0.68576in" svg:width="6.89236in" svg:height="6.82292in"/>
    </style:presentation-page-layout>
    <style:presentation-page-layout style:name="Master2-PPL1" style:display-name="Title Slide">
      <presentation:placeholder presentation:object="title" svg:x="1.37847in" svg:y="1.35417in" svg:width="8.26563in" svg:height="2.87847in"/>
      <presentation:placeholder presentation:object="subtitle" svg:x="1.37847in" svg:y="4.34375in" svg:width="8.26563in" svg:height="1.99653in"/>
      <presentation:placeholder presentation:object="date-time" svg:x="0.55079in" svg:y="7.53386in" svg:width="2.56732in" svg:height="0.57008in"/>
      <presentation:placeholder presentation:object="footer" svg:x="3.7685in" svg:y="7.53386in" svg:width="3.49291in" svg:height="0.57008in"/>
      <presentation:placeholder presentation:object="page-number" svg:x="7.90118in" svg:y="7.53386in" svg:width="2.56732in" svg:height="0.57008in"/>
    </style:presentation-page-layout>
    <style:presentation-page-layout style:name="Master2-PPL2" style:display-name="Title and Content">
      <presentation:placeholder presentation:object="title" svg:x="0.55079in" svg:y="0.32953in" svg:width="9.91772in" svg:height="1.38071in"/>
      <presentation:placeholder presentation:object="object" svg:x="0.55079in" svg:y="1.93504in" svg:width="9.91772in" svg:height="5.45787in"/>
      <presentation:placeholder presentation:object="date-time" svg:x="0.55079in" svg:y="7.53386in" svg:width="2.56732in" svg:height="0.57008in"/>
      <presentation:placeholder presentation:object="footer" svg:x="3.7685in" svg:y="7.53386in" svg:width="3.49291in" svg:height="0.57008in"/>
      <presentation:placeholder presentation:object="page-number" svg:x="7.90118in" svg:y="7.53386in" svg:width="2.56732in" svg:height="0.57008in"/>
    </style:presentation-page-layout>
    <style:presentation-page-layout style:name="Master2-PPL3" style:display-name="Section Header">
      <presentation:placeholder presentation:object="title" svg:x="0.75174in" svg:y="2.0625in" svg:width="9.50521in" svg:height="3.43924in"/>
      <presentation:placeholder presentation:object="outline" svg:x="0.75174in" svg:y="5.53472in" svg:width="9.50521in" svg:height="1.80903in"/>
      <presentation:placeholder presentation:object="date-time" svg:x="0.55079in" svg:y="7.53386in" svg:width="2.56732in" svg:height="0.57008in"/>
      <presentation:placeholder presentation:object="footer" svg:x="3.7685in" svg:y="7.53386in" svg:width="3.49291in" svg:height="0.57008in"/>
      <presentation:placeholder presentation:object="page-number" svg:x="7.90118in" svg:y="7.53386in" svg:width="2.56732in" svg:height="0.57008in"/>
    </style:presentation-page-layout>
    <style:presentation-page-layout style:name="Master2-PPL4" style:display-name="Two Content">
      <presentation:placeholder presentation:object="title" svg:x="0.55079in" svg:y="0.32953in" svg:width="9.91772in" svg:height="1.38071in"/>
      <presentation:placeholder presentation:object="object" svg:x="0.55035in" svg:y="1.93576in" svg:width="4.875in" svg:height="5.4566in"/>
      <presentation:placeholder presentation:object="object" svg:x="5.59201in" svg:y="1.93576in" svg:width="4.87674in" svg:height="5.4566in"/>
      <presentation:placeholder presentation:object="date-time" svg:x="0.55079in" svg:y="7.53386in" svg:width="2.56732in" svg:height="0.57008in"/>
      <presentation:placeholder presentation:object="footer" svg:x="3.7685in" svg:y="7.53386in" svg:width="3.49291in" svg:height="0.57008in"/>
      <presentation:placeholder presentation:object="page-number" svg:x="7.90118in" svg:y="7.53386in" svg:width="2.56732in" svg:height="0.57008in"/>
    </style:presentation-page-layout>
    <style:presentation-page-layout style:name="Master2-PPL5" style:display-name="Comparison">
      <presentation:placeholder presentation:object="title" svg:x="0.75868in" svg:y="0.44097in" svg:width="9.50521in" svg:height="1.59722in"/>
      <presentation:placeholder presentation:object="outline" svg:x="0.75868in" svg:y="2.02778in" svg:width="4.66319in" svg:height="0.99306in"/>
      <presentation:placeholder presentation:object="object" svg:x="0.75868in" svg:y="3.02083in" svg:width="4.66319in" svg:height="4.44444in"/>
      <presentation:placeholder presentation:object="outline" svg:x="5.57986in" svg:y="2.02778in" svg:width="4.68403in" svg:height="0.99306in"/>
      <presentation:placeholder presentation:object="object" svg:x="5.57986in" svg:y="3.02083in" svg:width="4.68403in" svg:height="4.44444in"/>
      <presentation:placeholder presentation:object="date-time" svg:x="0.55079in" svg:y="7.53386in" svg:width="2.56732in" svg:height="0.57008in"/>
      <presentation:placeholder presentation:object="footer" svg:x="3.7685in" svg:y="7.53386in" svg:width="3.49291in" svg:height="0.57008in"/>
      <presentation:placeholder presentation:object="page-number" svg:x="7.90118in" svg:y="7.53386in" svg:width="2.56732in" svg:height="0.57008in"/>
    </style:presentation-page-layout>
    <style:presentation-page-layout style:name="Master2-PPL6" style:display-name="Title Only">
      <presentation:placeholder presentation:object="title" svg:x="0.55079in" svg:y="0.32953in" svg:width="9.91772in" svg:height="1.38071in"/>
      <presentation:placeholder presentation:object="date-time" svg:x="0.55079in" svg:y="7.53386in" svg:width="2.56732in" svg:height="0.57008in"/>
      <presentation:placeholder presentation:object="footer" svg:x="3.7685in" svg:y="7.53386in" svg:width="3.49291in" svg:height="0.57008in"/>
      <presentation:placeholder presentation:object="page-number" svg:x="7.90118in" svg:y="7.53386in" svg:width="2.56732in" svg:height="0.57008in"/>
    </style:presentation-page-layout>
    <style:presentation-page-layout style:name="Master2-PPL7" style:display-name="Blank">
      <presentation:placeholder presentation:object="date-time" svg:x="0.55079in" svg:y="7.53386in" svg:width="2.56732in" svg:height="0.57008in"/>
      <presentation:placeholder presentation:object="footer" svg:x="3.7685in" svg:y="7.53386in" svg:width="3.49291in" svg:height="0.57008in"/>
      <presentation:placeholder presentation:object="page-number" svg:x="7.90118in" svg:y="7.53386in" svg:width="2.56732in" svg:height="0.57008in"/>
    </style:presentation-page-layout>
    <style:presentation-page-layout style:name="Master2-PPL8" style:display-name="Content with Caption">
      <presentation:placeholder presentation:object="title" svg:x="0.75868in" svg:y="0.55208in" svg:width="3.55556in" svg:height="1.92882in"/>
      <presentation:placeholder presentation:object="object" svg:x="4.68576in" svg:y="1.19097in" svg:width="5.57812in" svg:height="5.87674in"/>
      <presentation:placeholder presentation:object="outline" svg:x="0.75868in" svg:y="2.4809in" svg:width="3.55556in" svg:height="4.59722in"/>
      <presentation:placeholder presentation:object="date-time" svg:x="0.55079in" svg:y="7.53386in" svg:width="2.56732in" svg:height="0.57008in"/>
      <presentation:placeholder presentation:object="footer" svg:x="3.7685in" svg:y="7.53386in" svg:width="3.49291in" svg:height="0.57008in"/>
      <presentation:placeholder presentation:object="page-number" svg:x="7.90118in" svg:y="7.53386in" svg:width="2.56732in" svg:height="0.57008in"/>
    </style:presentation-page-layout>
    <style:presentation-page-layout style:name="Master2-PPL9" style:display-name="Picture with Caption">
      <presentation:placeholder presentation:object="title" svg:x="0.75868in" svg:y="0.55208in" svg:width="3.55556in" svg:height="1.92882in"/>
      <presentation:placeholder presentation:object="graphic" svg:x="4.68576in" svg:y="1.19097in" svg:width="5.57812in" svg:height="5.87674in"/>
      <presentation:placeholder presentation:object="outline" svg:x="0.75868in" svg:y="2.4809in" svg:width="3.55556in" svg:height="4.59722in"/>
      <presentation:placeholder presentation:object="date-time" svg:x="0.55079in" svg:y="7.53386in" svg:width="2.56732in" svg:height="0.57008in"/>
      <presentation:placeholder presentation:object="footer" svg:x="3.7685in" svg:y="7.53386in" svg:width="3.49291in" svg:height="0.57008in"/>
      <presentation:placeholder presentation:object="page-number" svg:x="7.90118in" svg:y="7.53386in" svg:width="2.56732in" svg:height="0.57008in"/>
    </style:presentation-page-layout>
    <style:presentation-page-layout style:name="Master2-PPL10" style:display-name="Title and Vertical Text">
      <presentation:placeholder presentation:object="title" svg:x="0.55079in" svg:y="0.32953in" svg:width="9.91772in" svg:height="1.38071in"/>
      <presentation:placeholder presentation:object="outline" svg:x="0.55079in" svg:y="1.93504in" svg:width="9.91772in" svg:height="5.45787in"/>
      <presentation:placeholder presentation:object="date-time" svg:x="0.55079in" svg:y="7.53386in" svg:width="2.56732in" svg:height="0.57008in"/>
      <presentation:placeholder presentation:object="footer" svg:x="3.7685in" svg:y="7.53386in" svg:width="3.49291in" svg:height="0.57008in"/>
      <presentation:placeholder presentation:object="page-number" svg:x="7.90118in" svg:y="7.53386in" svg:width="2.56732in" svg:height="0.57008in"/>
    </style:presentation-page-layout>
    <style:presentation-page-layout style:name="Master2-PPL11" style:display-name="Vertical Title and Text">
      <presentation:placeholder presentation:object="title" svg:x="7.98958in" svg:y="0.32986in" svg:width="2.47917in" svg:height="7.0625in"/>
      <presentation:placeholder presentation:object="outline" svg:x="0.55035in" svg:y="0.32986in" svg:width="7.27257in" svg:height="7.0625in"/>
      <presentation:placeholder presentation:object="date-time" svg:x="0.55079in" svg:y="7.53386in" svg:width="2.56732in" svg:height="0.57008in"/>
      <presentation:placeholder presentation:object="footer" svg:x="3.7685in" svg:y="7.53386in" svg:width="3.49291in" svg:height="0.57008in"/>
      <presentation:placeholder presentation:object="page-number" svg:x="7.90118in" svg:y="7.53386in" svg:width="2.56732in" svg:height="0.57008in"/>
    </style:presentation-page-layout>
    <style:presentation-page-layout style:name="Master3-PPL1" style:display-name="Title Slide">
      <presentation:placeholder presentation:object="title" svg:x="1.37847in" svg:y="1.35417in" svg:width="8.26563in" svg:height="2.87847in"/>
      <presentation:placeholder presentation:object="subtitle" svg:x="1.37847in" svg:y="4.34375in" svg:width="8.26563in" svg:height="1.99653in"/>
      <presentation:placeholder presentation:object="date-time" svg:x="0.55079in" svg:y="7.53386in" svg:width="2.56732in" svg:height="0.57008in"/>
      <presentation:placeholder presentation:object="footer" svg:x="3.7685in" svg:y="7.53386in" svg:width="3.49291in" svg:height="0.57008in"/>
      <presentation:placeholder presentation:object="page-number" svg:x="7.90118in" svg:y="7.53386in" svg:width="2.56732in" svg:height="0.57008in"/>
    </style:presentation-page-layout>
    <style:presentation-page-layout style:name="Master3-PPL2" style:display-name="Title and Content">
      <presentation:placeholder presentation:object="title" svg:x="0.55079in" svg:y="0.32953in" svg:width="9.91772in" svg:height="1.38071in"/>
      <presentation:placeholder presentation:object="object" svg:x="0.55079in" svg:y="1.93504in" svg:width="9.91772in" svg:height="5.45787in"/>
      <presentation:placeholder presentation:object="date-time" svg:x="0.55079in" svg:y="7.53386in" svg:width="2.56732in" svg:height="0.57008in"/>
      <presentation:placeholder presentation:object="footer" svg:x="3.7685in" svg:y="7.53386in" svg:width="3.49291in" svg:height="0.57008in"/>
      <presentation:placeholder presentation:object="page-number" svg:x="7.90118in" svg:y="7.53386in" svg:width="2.56732in" svg:height="0.57008in"/>
    </style:presentation-page-layout>
    <style:presentation-page-layout style:name="Master3-PPL3" style:display-name="Section Header">
      <presentation:placeholder presentation:object="title" svg:x="0.75174in" svg:y="2.0625in" svg:width="9.50521in" svg:height="3.43924in"/>
      <presentation:placeholder presentation:object="outline" svg:x="0.75174in" svg:y="5.53472in" svg:width="9.50521in" svg:height="1.80903in"/>
      <presentation:placeholder presentation:object="date-time" svg:x="0.55079in" svg:y="7.53386in" svg:width="2.56732in" svg:height="0.57008in"/>
      <presentation:placeholder presentation:object="footer" svg:x="3.7685in" svg:y="7.53386in" svg:width="3.49291in" svg:height="0.57008in"/>
      <presentation:placeholder presentation:object="page-number" svg:x="7.90118in" svg:y="7.53386in" svg:width="2.56732in" svg:height="0.57008in"/>
    </style:presentation-page-layout>
    <style:presentation-page-layout style:name="Master3-PPL4" style:display-name="Two Content">
      <presentation:placeholder presentation:object="title" svg:x="0.55079in" svg:y="0.32953in" svg:width="9.91772in" svg:height="1.38071in"/>
      <presentation:placeholder presentation:object="object" svg:x="0.55035in" svg:y="1.93576in" svg:width="4.875in" svg:height="5.4566in"/>
      <presentation:placeholder presentation:object="object" svg:x="5.59201in" svg:y="1.93576in" svg:width="4.87674in" svg:height="5.4566in"/>
      <presentation:placeholder presentation:object="date-time" svg:x="0.55079in" svg:y="7.53386in" svg:width="2.56732in" svg:height="0.57008in"/>
      <presentation:placeholder presentation:object="footer" svg:x="3.7685in" svg:y="7.53386in" svg:width="3.49291in" svg:height="0.57008in"/>
      <presentation:placeholder presentation:object="page-number" svg:x="7.90118in" svg:y="7.53386in" svg:width="2.56732in" svg:height="0.57008in"/>
    </style:presentation-page-layout>
    <style:presentation-page-layout style:name="Master3-PPL5" style:display-name="Comparison">
      <presentation:placeholder presentation:object="title" svg:x="0.75868in" svg:y="0.44097in" svg:width="9.50521in" svg:height="1.59722in"/>
      <presentation:placeholder presentation:object="outline" svg:x="0.75868in" svg:y="2.02778in" svg:width="4.66319in" svg:height="0.99306in"/>
      <presentation:placeholder presentation:object="object" svg:x="0.75868in" svg:y="3.02083in" svg:width="4.66319in" svg:height="4.44444in"/>
      <presentation:placeholder presentation:object="outline" svg:x="5.57986in" svg:y="2.02778in" svg:width="4.68403in" svg:height="0.99306in"/>
      <presentation:placeholder presentation:object="object" svg:x="5.57986in" svg:y="3.02083in" svg:width="4.68403in" svg:height="4.44444in"/>
      <presentation:placeholder presentation:object="date-time" svg:x="0.55079in" svg:y="7.53386in" svg:width="2.56732in" svg:height="0.57008in"/>
      <presentation:placeholder presentation:object="footer" svg:x="3.7685in" svg:y="7.53386in" svg:width="3.49291in" svg:height="0.57008in"/>
      <presentation:placeholder presentation:object="page-number" svg:x="7.90118in" svg:y="7.53386in" svg:width="2.56732in" svg:height="0.57008in"/>
    </style:presentation-page-layout>
    <style:presentation-page-layout style:name="Master3-PPL6" style:display-name="Title Only">
      <presentation:placeholder presentation:object="title" svg:x="0.55079in" svg:y="0.32953in" svg:width="9.91772in" svg:height="1.38071in"/>
      <presentation:placeholder presentation:object="date-time" svg:x="0.55079in" svg:y="7.53386in" svg:width="2.56732in" svg:height="0.57008in"/>
      <presentation:placeholder presentation:object="footer" svg:x="3.7685in" svg:y="7.53386in" svg:width="3.49291in" svg:height="0.57008in"/>
      <presentation:placeholder presentation:object="page-number" svg:x="7.90118in" svg:y="7.53386in" svg:width="2.56732in" svg:height="0.57008in"/>
    </style:presentation-page-layout>
    <style:presentation-page-layout style:name="Master3-PPL7" style:display-name="Blank">
      <presentation:placeholder presentation:object="date-time" svg:x="0.55079in" svg:y="7.53386in" svg:width="2.56732in" svg:height="0.57008in"/>
      <presentation:placeholder presentation:object="footer" svg:x="3.7685in" svg:y="7.53386in" svg:width="3.49291in" svg:height="0.57008in"/>
      <presentation:placeholder presentation:object="page-number" svg:x="7.90118in" svg:y="7.53386in" svg:width="2.56732in" svg:height="0.57008in"/>
    </style:presentation-page-layout>
    <style:presentation-page-layout style:name="Master3-PPL8" style:display-name="Content with Caption">
      <presentation:placeholder presentation:object="title" svg:x="0.75868in" svg:y="0.55208in" svg:width="3.55556in" svg:height="1.92882in"/>
      <presentation:placeholder presentation:object="object" svg:x="4.68576in" svg:y="1.19097in" svg:width="5.57812in" svg:height="5.87674in"/>
      <presentation:placeholder presentation:object="outline" svg:x="0.75868in" svg:y="2.4809in" svg:width="3.55556in" svg:height="4.59722in"/>
      <presentation:placeholder presentation:object="date-time" svg:x="0.55079in" svg:y="7.53386in" svg:width="2.56732in" svg:height="0.57008in"/>
      <presentation:placeholder presentation:object="footer" svg:x="3.7685in" svg:y="7.53386in" svg:width="3.49291in" svg:height="0.57008in"/>
      <presentation:placeholder presentation:object="page-number" svg:x="7.90118in" svg:y="7.53386in" svg:width="2.56732in" svg:height="0.57008in"/>
    </style:presentation-page-layout>
    <style:presentation-page-layout style:name="Master3-PPL9" style:display-name="Picture with Caption">
      <presentation:placeholder presentation:object="title" svg:x="0.75868in" svg:y="0.55208in" svg:width="3.55556in" svg:height="1.92882in"/>
      <presentation:placeholder presentation:object="graphic" svg:x="4.68576in" svg:y="1.19097in" svg:width="5.57812in" svg:height="5.87674in"/>
      <presentation:placeholder presentation:object="outline" svg:x="0.75868in" svg:y="2.4809in" svg:width="3.55556in" svg:height="4.59722in"/>
      <presentation:placeholder presentation:object="date-time" svg:x="0.55079in" svg:y="7.53386in" svg:width="2.56732in" svg:height="0.57008in"/>
      <presentation:placeholder presentation:object="footer" svg:x="3.7685in" svg:y="7.53386in" svg:width="3.49291in" svg:height="0.57008in"/>
      <presentation:placeholder presentation:object="page-number" svg:x="7.90118in" svg:y="7.53386in" svg:width="2.56732in" svg:height="0.57008in"/>
    </style:presentation-page-layout>
    <style:presentation-page-layout style:name="Master3-PPL10" style:display-name="Title and Vertical Text">
      <presentation:placeholder presentation:object="title" svg:x="0.55079in" svg:y="0.32953in" svg:width="9.91772in" svg:height="1.38071in"/>
      <presentation:placeholder presentation:object="outline" svg:x="0.55079in" svg:y="1.93504in" svg:width="9.91772in" svg:height="5.45787in"/>
      <presentation:placeholder presentation:object="date-time" svg:x="0.55079in" svg:y="7.53386in" svg:width="2.56732in" svg:height="0.57008in"/>
      <presentation:placeholder presentation:object="footer" svg:x="3.7685in" svg:y="7.53386in" svg:width="3.49291in" svg:height="0.57008in"/>
      <presentation:placeholder presentation:object="page-number" svg:x="7.90118in" svg:y="7.53386in" svg:width="2.56732in" svg:height="0.57008in"/>
    </style:presentation-page-layout>
    <style:presentation-page-layout style:name="Master3-PPL11" style:display-name="Vertical Title and Text">
      <presentation:placeholder presentation:object="title" svg:x="7.98958in" svg:y="0.32986in" svg:width="2.47917in" svg:height="7.0625in"/>
      <presentation:placeholder presentation:object="outline" svg:x="0.55035in" svg:y="0.32986in" svg:width="7.27257in" svg:height="7.0625in"/>
      <presentation:placeholder presentation:object="date-time" svg:x="0.55079in" svg:y="7.53386in" svg:width="2.56732in" svg:height="0.57008in"/>
      <presentation:placeholder presentation:object="footer" svg:x="3.7685in" svg:y="7.53386in" svg:width="3.49291in" svg:height="0.57008in"/>
      <presentation:placeholder presentation:object="page-number" svg:x="7.90118in" svg:y="7.53386in" svg:width="2.56732in" svg:height="0.57008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1049" xlink:href="media/image1.png" xlink:show="embed" xlink:actuate="onLoad"/>
    <draw:fill-image draw:name="a1115" xlink:href="media/image1.png" xlink:show="embed" xlink:actuate="onLoad"/>
    <draw:fill-image draw:name="a991" xlink:href="media/image1.png" xlink:show="embed" xlink:actuate="onLoad"/>
    <draw:fill-image draw:name="a794" xlink:href="media/image1.png" xlink:show="embed" xlink:actuate="onLoad"/>
    <draw:fill-image draw:name="a909" xlink:href="media/image1.png" xlink:show="embed" xlink:actuate="onLoad"/>
    <draw:fill-image draw:name="a856" xlink:href="media/image1.png" xlink:show="embed" xlink:actuate="onLoad"/>
    <draw:fill-image draw:name="a733" xlink:href="media/image1.png" xlink:show="embed" xlink:actuate="onLoad"/>
    <draw:fill-image draw:name="a1077" xlink:href="media/image1.png" xlink:show="embed" xlink:actuate="onLoad"/>
    <draw:fill-image draw:name="a1008" xlink:href="media/image1.png" xlink:show="embed" xlink:actuate="onLoad"/>
    <draw:fill-image draw:name="a1154" xlink:href="media/image1.png" xlink:show="embed" xlink:actuate="onLoad"/>
    <draw:fill-image draw:name="a831" xlink:href="media/image1.png" xlink:show="embed" xlink:actuate="onLoad"/>
    <draw:fill-image draw:name="a970" xlink:href="media/image1.png" xlink:show="embed" xlink:actuate="onLoad"/>
    <draw:fill-image draw:name="a769" xlink:href="media/image1.png" xlink:show="embed" xlink:actuate="onLoad"/>
  </office:styles>
  <office:automatic-styles>
    <style:page-layout style:name="pageLayout1">
      <style:page-layout-properties fo:page-width="11.02083in" fo:page-height="8.27083in" style:print-orientation="landscape" style:register-truth-ref-style-name=""/>
    </style:page-layout>
    <style:page-layout style:name="pageLayout2">
      <style:page-layout-properties fo:page-width="8.26389in" fo:page-height="11.69271in" style:print-orientation="portrait" style:register-truth-ref-style-name=""/>
    </style:page-layout>
    <style:page-layout style:name="pageLayout3">
      <style:page-layout-properties fo:page-width="8.26389in" fo:page-height="11.69271in" style:print-orientation="portrait" style:register-truth-ref-style-name=""/>
    </style:page-layout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draw:fill="none" draw:stroke="none"/>
    </style:style>
    <style:style style:family="presentation" style:name="a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4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0">
      <style:graphic-properties draw:fill="none" draw:stroke="none"/>
    </style:style>
    <style:style style:family="drawing-page" style:name="a24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HG Mincho Light J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8">
      <style:graphic-properties fo:wrap-option="wrap" fo:padding-top="0in" fo:padding-bottom="0in" fo:padding-left="0in" fo:padding-right="0in" draw:textarea-vertical-align="middle" draw:textarea-horizontal-align="center" draw:fill="solid" draw:fill-color="#0062b1" draw:opacity="100%" draw:stroke="solid" svg:stroke-width="0in" svg:stroke-color="#0062b1" svg:stroke-opacity="100%" draw:auto-grow-width="false" draw:auto-grow-height="false"/>
      <style:paragraph-properties style:font-independent-line-spacing="fals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5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draw:fill="none" draw:stroke="non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draw:fill="none" draw:stroke="none"/>
    </style:style>
    <style:style style:family="presentation" style:name="a1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draw:fill="none" draw:stroke="none"/>
    </style:style>
    <style:style style:family="paragraph" style:name="a26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HG Mincho Light J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8">
      <style:graphic-properties fo:wrap-option="wrap" fo:padding-top="0in" fo:padding-bottom="0in" fo:padding-left="0in" fo:padding-right="0in" draw:textarea-vertical-align="middle" draw:textarea-horizontal-align="center" draw:fill="solid" draw:fill-color="#0062b1" draw:opacity="100%" draw:stroke="solid" svg:stroke-width="0in" svg:stroke-color="#0062b1" svg:stroke-opacity="100%" draw:auto-grow-width="false" draw:auto-grow-height="false"/>
      <style:paragraph-properties style:font-independent-line-spacing="false" style:writing-mode="lr-tb"/>
    </style:style>
    <style:style style:family="drawing-page" style:name="a42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HG Mincho Light J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">
      <style:graphic-properties fo:wrap-option="wrap" fo:padding-top="0in" fo:padding-bottom="0in" fo:padding-left="0in" fo:padding-right="0in" draw:textarea-vertical-align="middle" draw:textarea-horizontal-align="center" draw:fill="solid" draw:fill-color="#0062b1" draw:opacity="100%" draw:stroke="solid" svg:stroke-width="0in" svg:stroke-color="#0062b1" svg:stroke-opacity="100%" draw:auto-grow-width="false" draw:auto-grow-height="false"/>
      <style:paragraph-properties style:font-independent-line-spacing="fals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draw:fill="none" draw:stroke="none"/>
    </style:style>
    <style:style style:family="paragraph" style:name="a3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5">
      <style:graphic-properties draw:fill="none" draw:stroke="non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9">
      <style:graphic-properties draw:fill="none" draw:stroke="non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67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0">
      <style:graphic-properties draw:fill="none" draw:stroke="non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HG Mincho Light J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98">
      <style:graphic-properties fo:wrap-option="wrap" fo:padding-top="0in" fo:padding-bottom="0in" fo:padding-left="0in" fo:padding-right="0in" draw:textarea-vertical-align="middle" draw:textarea-horizontal-align="center" draw:fill="solid" draw:fill-color="#0062b1" draw:opacity="100%" draw:stroke="solid" svg:stroke-width="0in" svg:stroke-color="#0062b1" svg:stroke-opacity="100%" draw:auto-grow-width="false" draw:auto-grow-height="false"/>
      <style:paragraph-properties style:font-independent-line-spacing="fals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draw:fill="none" draw:stroke="none"/>
    </style:style>
    <style:style style:family="paragraph" style:name="a5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7">
      <style:graphic-properties draw:fill="none" draw:stroke="non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1">
      <style:graphic-properties draw:fill="none" draw:stroke="non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HG Mincho Light J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">
      <style:graphic-properties fo:wrap-option="wrap" fo:padding-top="0in" fo:padding-bottom="0in" fo:padding-left="0in" fo:padding-right="0in" draw:textarea-vertical-align="middle" draw:textarea-horizontal-align="center" draw:fill="solid" draw:fill-color="#0062b1" draw:opacity="100%" draw:stroke="solid" svg:stroke-width="0in" svg:stroke-color="#0062b1" svg:stroke-opacity="100%" draw:auto-grow-width="false" draw:auto-grow-height="false"/>
      <style:paragraph-properties style:font-independent-line-spacing="fals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draw:fill="none" draw:stroke="none"/>
    </style:style>
    <style:style style:family="paragraph" style:name="a5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draw:fill="none" draw:stroke="non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1">
      <style:graphic-properties draw:fill="none" draw:stroke="non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HG Mincho Light J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draw:fill="none" draw:stroke="none"/>
    </style:style>
    <style:style style:family="drawing-page" style:name="a49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">
      <style:graphic-properties fo:wrap-option="wrap" fo:padding-top="0in" fo:padding-bottom="0in" fo:padding-left="0in" fo:padding-right="0in" draw:textarea-vertical-align="middle" draw:textarea-horizontal-align="center" draw:fill="solid" draw:fill-color="#0062b1" draw:opacity="100%" draw:stroke="solid" svg:stroke-width="0in" svg:stroke-color="#0062b1" svg:stroke-opacity="100%" draw:auto-grow-width="false" draw:auto-grow-height="false"/>
      <style:paragraph-properties style:font-independent-line-spacing="false" style:writing-mode="lr-tb"/>
    </style:style>
    <style:style style:family="paragraph" style:name="a57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draw:fill="none" draw:stroke="non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5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4">
      <style:drawing-page-properties draw:fill="bitmap" draw:fill-image-name="a733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">
      <style:graphic-properties draw:fill="none" draw:stroke="non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87">
      <style:graphic-properties draw:fill="none" draw:stroke="none"/>
    </style:style>
    <style:style style:family="presentation" style:name="a66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HG Mincho Light J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">
      <style:graphic-properties fo:wrap-option="wrap" fo:padding-top="0in" fo:padding-bottom="0in" fo:padding-left="0in" fo:padding-right="0in" draw:textarea-vertical-align="middle" draw:textarea-horizontal-align="center" draw:fill="solid" draw:fill-color="#0062b1" draw:opacity="100%" draw:stroke="solid" svg:stroke-width="0in" svg:stroke-color="#0062b1" svg:stroke-opacity="100%" draw:auto-grow-width="false" draw:auto-grow-height="false"/>
      <style:paragraph-properties style:font-independent-line-spacing="fals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draw:fill="none" draw:stroke="none"/>
    </style:style>
    <style:style style:family="presentation" style:name="a9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draw:fill="none" draw:stroke="none"/>
    </style:style>
    <style:style style:family="paragraph" style:name="a82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3">
      <style:graphic-properties draw:fill="none" draw:stroke="non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09">
      <style:drawing-page-properties draw:fill="bitmap" draw:fill-image-name="a100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2">
      <style:drawing-page-properties draw:fill="bitmap" draw:fill-image-name="a83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0">
      <style:drawing-page-properties draw:fill="bitmap" draw:fill-image-name="a90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1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6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4">
      <style:graphic-properties draw:fill="none" draw:stroke="none"/>
    </style:style>
    <style:style style:family="paragraph" style:name="a6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draw:fill="none" draw:stroke="none"/>
    </style:style>
    <style:style style:family="text" style:name="a1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91">
      <style:graphic-properties draw:fill="none" draw:stroke="none"/>
    </style:style>
    <style:style style:family="drawing-page" style:name="a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HG Mincho Light J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0">
      <style:drawing-page-properties draw:fill="bitmap" draw:fill-image-name="a76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">
      <style:graphic-properties fo:wrap-option="wrap" fo:padding-top="0in" fo:padding-bottom="0in" fo:padding-left="0in" fo:padding-right="0in" draw:textarea-vertical-align="middle" draw:textarea-horizontal-align="center" draw:fill="solid" draw:fill-color="#0062b1" draw:opacity="100%" draw:stroke="solid" svg:stroke-width="0in" svg:stroke-color="#0062b1" svg:stroke-opacity="100%" draw:auto-grow-width="false" draw:auto-grow-height="false"/>
      <style:paragraph-properties style:font-independent-line-spacing="false" style:writing-mode="lr-tb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draw:fill="none" draw:stroke="non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7">
      <style:drawing-page-properties draw:fill="bitmap" draw:fill-image-name="a85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0">
      <style:graphic-properties draw:fill="none" draw:stroke="none"/>
    </style:style>
    <style:style style:family="paragraph" style:name="a10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3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6">
      <style:drawing-page-properties draw:fill="bitmap" draw:fill-image-name="a111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">
      <style:graphic-properties draw:fill="none" draw:stroke="none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draw:fill="none" draw:stroke="none"/>
    </style:style>
    <style:style style:family="paragraph" style:name="a9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4">
      <style:graphic-properties draw:fill="none" draw:stroke="none"/>
    </style:style>
    <style:style style:family="presentation" style:name="a112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2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HG Mincho Light J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 fo:wrap-option="wrap" fo:padding-top="0in" fo:padding-bottom="0in" fo:padding-left="0in" fo:padding-right="0in" draw:textarea-vertical-align="middle" draw:textarea-horizontal-align="center" draw:fill="solid" draw:fill-color="#0062b1" draw:opacity="100%" draw:stroke="solid" svg:stroke-width="0in" svg:stroke-color="#0062b1" svg:stroke-opacity="100%" draw:auto-grow-width="false" draw:auto-grow-height="false"/>
      <style:paragraph-properties style:font-independent-line-spacing="fals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5">
      <style:drawing-page-properties draw:fill="bitmap" draw:fill-image-name="a79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0">
      <style:drawing-page-properties draw:fill="bitmap" draw:fill-image-name="a104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5">
      <style:graphic-properties draw:fill="none" draw:stroke="non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8">
      <style:graphic-properties draw:fill="none" draw:stroke="non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1">
      <style:drawing-page-properties draw:fill="bitmap" draw:fill-image-name="a9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2">
      <style:graphic-properties draw:fill="none" draw:stroke="non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3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8">
      <style:drawing-page-properties draw:fill="bitmap" draw:fill-image-name="a107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6">
      <style:graphic-properties draw:fill="none" draw:stroke="non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92">
      <style:drawing-page-properties draw:fill="bitmap" draw:fill-image-name="a99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HG Mincho Light J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">
      <style:graphic-properties fo:wrap-option="wrap" fo:padding-top="0in" fo:padding-bottom="0in" fo:padding-left="0in" fo:padding-right="0in" draw:textarea-vertical-align="middle" draw:textarea-horizontal-align="center" draw:fill="solid" draw:fill-color="#0062b1" draw:opacity="100%" draw:stroke="solid" svg:stroke-width="0in" svg:stroke-color="#0062b1" svg:stroke-opacity="100%" draw:auto-grow-width="false" draw:auto-grow-height="false"/>
      <style:paragraph-properties style:font-independent-line-spacing="false" style:writing-mode="lr-tb"/>
    </style:style>
    <style:style style:family="presentation" style:name="a207">
      <style:graphic-properties draw:fill="none" draw:stroke="non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">
      <style:graphic-properties draw:fill="none" draw:stroke="non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HG Mincho Light J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HG Mincho Light J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5">
      <style:graphic-properties fo:wrap-option="wrap" fo:padding-top="0in" fo:padding-bottom="0in" fo:padding-left="0in" fo:padding-right="0in" draw:textarea-vertical-align="middle" draw:textarea-horizontal-align="center" draw:fill="solid" draw:fill-color="#0062b1" draw:opacity="100%" draw:stroke="solid" svg:stroke-width="0in" svg:stroke-color="#0062b1" svg:stroke-opacity="100%" draw:auto-grow-width="false" draw:auto-grow-height="false"/>
      <style:paragraph-properties style:font-independent-line-spacing="false" style:writing-mode="lr-tb"/>
    </style:style>
    <style:style style:family="paragraph" style:name="a1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40">
      <style:graphic-properties fo:wrap-option="wrap" fo:padding-top="0in" fo:padding-bottom="0in" fo:padding-left="0in" fo:padding-right="0in" draw:textarea-vertical-align="middle" draw:textarea-horizontal-align="center" draw:fill="solid" draw:fill-color="#0062b1" draw:opacity="100%" draw:stroke="solid" svg:stroke-width="0in" svg:stroke-color="#0062b1" svg:stroke-opacity="100%" draw:auto-grow-width="false" draw:auto-grow-height="false"/>
      <style:paragraph-properties style:font-independent-line-spacing="fals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text:list-style style:name="a3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</draw:layer-set>
    <style:master-page style:name="Master1-prs-fedora" style:page-layout-name="pageLayout1" draw:style-name="a0">
      <draw:frame draw:id="id0" presentation:style-name="a3" draw:name="Title Placeholder 1" svg:x="0.80945in" svg:y="0.68622in" svg:width="9.41024in" svg:height="1.38071in" presentation:class="title" presentation:placeholder="false">
        <draw:text-box>
          <text:p text:style-name="a2" text:class-names="" text:cond-style-name=""><text:span text:style-name="a1" text:class-names="">Click to edit the title</text:span></text:p>
        </draw:text-box>
        <svg:title/>
        <svg:desc/>
      </draw:frame>
      <draw:frame draw:id="id1" presentation:style-name="a20" draw:name="Text Placeholder 2" svg:x="0.80945in" svg:y="2.29882in" svg:width="9.41024in" svg:height="5.20984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0.00039in" svg:y="8.18464in" svg:width="11.02008in" svg:height="0.08543in" draw:id="id2" draw:style-name="a23" draw:name="Rectangle 3">
        <svg:title/>
        <svg:desc/>
        <text:p text:style-name="a22" text:class-names="" text:cond-style-name=""><text:span text:style-name="a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28">
        <draw:page-thumbnail svg:x="1.73661in" svg:y="1.1in" svg:width="5.02638in" svg:height="3.76969in" presentation:class="page" draw:id="id3" presentation:style-name="a24" draw:name="Slide Image Placeholder 1">
          <svg:title/>
          <svg:desc/>
        </draw:page-thumbnail>
        <draw:frame draw:id="id4" presentation:style-name="a27" draw:name="Notes Placeholder 2" svg:x="1.29606in" svg:y="5.23583in" svg:width="5.91339in" svg:height="4.18425in" presentation:class="notes" presentation:placeholder="false">
          <draw:text-box>
            <text:p text:style-name="a26" text:class-names="" text:cond-style-name=""><text:span text:style-name="a25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29">
      <draw:custom-shape svg:x="0.00039in" svg:y="8.18464in" svg:width="11.02008in" svg:height="0.08543in" draw:id="id5" draw:layer="Master1-bg" draw:style-name="a32" draw:name="Rectangle 3">
        <svg:title/>
        <svg:desc/>
        <text:p text:style-name="a31" text:class-names="" text:cond-style-name=""><text:span text:style-name="a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" presentation:style-name="a36" draw:name="Title 1" svg:x="1.37847in" svg:y="1.35417in" svg:width="8.26563in" svg:height="2.87847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7" presentation:style-name="a40" draw:name="Subtitle 2" svg:x="1.37847in" svg:y="4.34375in" svg:width="8.26563in" svg:height="1.99653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presentation:notes style:page-layout-name="pageLayout2" draw:style-name="a45">
        <draw:page-thumbnail svg:x="1.73661in" svg:y="1.1in" svg:width="5.02638in" svg:height="3.76969in" presentation:class="page" draw:id="id3" presentation:style-name="a41" draw:name="Slide Image Placeholder 1">
          <svg:title/>
          <svg:desc/>
        </draw:page-thumbnail>
        <draw:frame draw:id="id4" presentation:style-name="a44" draw:name="Notes Placeholder 2" svg:x="1.29606in" svg:y="5.23583in" svg:width="5.91339in" svg:height="4.18425in" presentation:class="notes" presentation:placeholder="false">
          <draw:text-box>
            <text:p text:style-name="a43" text:class-names="" text:cond-style-name=""><text:span text:style-name="a42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46">
      <draw:custom-shape svg:x="0.00039in" svg:y="8.18464in" svg:width="11.02008in" svg:height="0.08543in" draw:id="id8" draw:layer="Master1-bg" draw:style-name="a49" draw:name="Rectangle 3">
        <svg:title/>
        <svg:desc/>
        <text:p text:style-name="a48" text:class-names="" text:cond-style-name=""><text:span text:style-name="a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" presentation:style-name="a53" draw:name="Title 1" svg:x="0.80945in" svg:y="0.68622in" svg:width="9.41024in" svg:height="1.38071in" presentation:class="title" presentation:placeholder="false">
        <draw:text-box>
          <text:p text:style-name="a52" text:class-names="" text:cond-style-name=""><text:span text:style-name="a50" text:class-names="">Click to edit Master title style</text:span><text:span text:style-name="a51" text:class-names=""/></text:p>
        </draw:text-box>
        <svg:title/>
        <svg:desc/>
      </draw:frame>
      <draw:frame draw:id="id10" presentation:style-name="a69" draw:name="Content Placeholder 2" svg:x="0.80945in" svg:y="2.29882in" svg:width="9.41024in" svg:height="5.20984in" presentation:class="object" presentation:placeholder="false">
        <draw:text-box>
          <text:p text:style-name="a55" text:class-names="" text:cond-style-name=""><text:span text:style-name="a54" text:class-names="">Click to edit Master text styles</text:span></text:p>
          <text:list text:style-name="a58">
            <text:list-item>
              <text:list text:style-name="a58">
                <text:list-item>
                  <text:p text:style-name="a57" text:class-names="" text:cond-style-name=""><text:span text:style-name="a56" text:class-names="">Second level</text:span></text:p>
                </text:list-item>
              </text:list>
            </text:list-item>
          </text:list>
          <text:list text:style-name="a61">
            <text:list-item>
              <text:list text:style-name="a61">
                <text:list-item>
                  <text:list text:style-name="a61">
                    <text:list-item>
                      <text:p text:style-name="a60" text:class-names="" text:cond-style-name=""><text:span text:style-name="a59" text:class-names="">Third level</text:span></text:p>
                    </text:list-item>
                  </text:list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list text:style-name="a64">
                        <text:list-item>
                          <text:p text:style-name="a63" text:class-names="" text:cond-style-name=""><text:span text:style-name="a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list text:style-name="a68">
                        <text:list-item>
                          <text:list text:style-name="a68">
                            <text:list-item>
                              <text:p text:style-name="a67" text:class-names="" text:cond-style-name=""><text:span text:style-name="a65" text:class-names="">Fifth level</text:span><text:span text:style-name="a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74">
        <draw:page-thumbnail svg:x="1.73661in" svg:y="1.1in" svg:width="5.02638in" svg:height="3.76969in" presentation:class="page" draw:id="id3" presentation:style-name="a70" draw:name="Slide Image Placeholder 1">
          <svg:title/>
          <svg:desc/>
        </draw:page-thumbnail>
        <draw:frame draw:id="id4" presentation:style-name="a73" draw:name="Notes Placeholder 2" svg:x="1.29606in" svg:y="5.23583in" svg:width="5.91339in" svg:height="4.18425in" presentation:class="notes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75">
      <draw:custom-shape svg:x="0.00039in" svg:y="8.18464in" svg:width="11.02008in" svg:height="0.08543in" draw:id="id11" draw:layer="Master1-bg" draw:style-name="a78" draw:name="Rectangle 3">
        <svg:title/>
        <svg:desc/>
        <text:p text:style-name="a77" text:class-names="" text:cond-style-name=""><text:span text:style-name="a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" presentation:style-name="a82" draw:name="Title 1" svg:x="0.75174in" svg:y="2.0625in" svg:width="9.50521in" svg:height="3.43924in" presentation:class="title" presentation:placeholder="false">
        <draw:text-box>
          <text:p text:style-name="a81" text:class-names="" text:cond-style-name=""><text:span text:style-name="a79" text:class-names="">Click to edit Master title style</text:span><text:span text:style-name="a80" text:class-names=""/></text:p>
        </draw:text-box>
        <svg:title/>
        <svg:desc/>
      </draw:frame>
      <draw:frame draw:id="id13" presentation:style-name="a86" draw:name="Text Placeholder 2" svg:x="0.75174in" svg:y="5.53472in" svg:width="9.50521in" svg:height="1.80903in" presentation:class="outline" presentation:placeholder="false">
        <draw:text-box>
          <text:list text:style-name="a85">
            <text:list-item>
              <text:p text:style-name="a84" text:class-names="" text:cond-style-name=""><text:span text:style-name="a83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91">
        <draw:page-thumbnail svg:x="1.73661in" svg:y="1.1in" svg:width="5.02638in" svg:height="3.76969in" presentation:class="page" draw:id="id3" presentation:style-name="a87" draw:name="Slide Image Placeholder 1">
          <svg:title/>
          <svg:desc/>
        </draw:page-thumbnail>
        <draw:frame draw:id="id4" presentation:style-name="a90" draw:name="Notes Placeholder 2" svg:x="1.29606in" svg:y="5.23583in" svg:width="5.91339in" svg:height="4.18425in" presentation:class="notes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92">
      <draw:custom-shape svg:x="0.00039in" svg:y="8.18464in" svg:width="11.02008in" svg:height="0.08543in" draw:id="id14" draw:layer="Master1-bg" draw:style-name="a95" draw:name="Rectangle 4">
        <svg:title/>
        <svg:desc/>
        <text:p text:style-name="a94" text:class-names="" text:cond-style-name=""><text:span text:style-name="a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" presentation:style-name="a99" draw:name="Title 1" svg:x="0.80945in" svg:y="0.68622in" svg:width="9.41024in" svg:height="1.38071in" presentation:class="title" presentation:placeholder="false">
        <draw:text-box>
          <text:p text:style-name="a98" text:class-names="" text:cond-style-name=""><text:span text:style-name="a96" text:class-names="">Click to edit Master title style</text:span><text:span text:style-name="a97" text:class-names=""/></text:p>
        </draw:text-box>
        <svg:title/>
        <svg:desc/>
      </draw:frame>
      <draw:frame draw:id="id16" presentation:style-name="a115" draw:name="Content Placeholder 2" svg:x="0.80903in" svg:y="2.29861in" svg:width="4.62153in" svg:height="5.21007in" presentation:class="object" presentation:placeholder="false">
        <draw:text-box>
          <text:p text:style-name="a101" text:class-names="" text:cond-style-name=""><text:span text:style-name="a100" text:class-names="">Click to edit Master text styles</text:span></text:p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 le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4">
            <text:list-item>
              <text:list text:style-name="a114">
                <text:list-item>
                  <text:list text:style-name="a114">
                    <text:list-item>
                      <text:list text:style-name="a114">
                        <text:list-item>
                          <text:list text:style-name="a114">
                            <text:list-item>
                              <text:p text:style-name="a113" text:class-names="" text:cond-style-name=""><text:span text:style-name="a111" text:class-names="">Fifth level</text:span><text:span text:style-name="a1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131" draw:name="Content Placeholder 3" svg:x="5.59722in" svg:y="2.29861in" svg:width="4.62326in" svg:height="5.21007in" presentation:class="object" presentation:placeholder="false">
        <draw:text-box>
          <text:p text:style-name="a117" text:class-names="" text:cond-style-name=""><text:span text:style-name="a116" text:class-names="">Click to edit Master text styles</text:span></text:p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36">
        <draw:page-thumbnail svg:x="1.73661in" svg:y="1.1in" svg:width="5.02638in" svg:height="3.76969in" presentation:class="page" draw:id="id3" presentation:style-name="a132" draw:name="Slide Image Placeholder 1">
          <svg:title/>
          <svg:desc/>
        </draw:page-thumbnail>
        <draw:frame draw:id="id4" presentation:style-name="a135" draw:name="Notes Placeholder 2" svg:x="1.29606in" svg:y="5.23583in" svg:width="5.91339in" svg:height="4.18425in" presentation:class="notes" presentation:placeholder="false">
          <draw:text-box>
            <text:p text:style-name="a134" text:class-names="" text:cond-style-name=""><text:span text:style-name="a133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137">
      <draw:custom-shape svg:x="0.00039in" svg:y="8.18464in" svg:width="11.02008in" svg:height="0.08543in" draw:id="id18" draw:layer="Master1-bg" draw:style-name="a140" draw:name="Rectangle 6">
        <svg:title/>
        <svg:desc/>
        <text:p text:style-name="a139" text:class-names="" text:cond-style-name=""><text:span text:style-name="a1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144" draw:name="Title 1" svg:x="0.75868in" svg:y="0.44097in" svg:width="9.50521in" svg:height="1.59722in" presentation:class="title" presentation:placeholder="false">
        <draw:text-box>
          <text:p text:style-name="a143" text:class-names="" text:cond-style-name=""><text:span text:style-name="a141" text:class-names="">Click to edit Master title style</text:span><text:span text:style-name="a142" text:class-names=""/></text:p>
        </draw:text-box>
        <svg:title/>
        <svg:desc/>
      </draw:frame>
      <draw:frame draw:id="id20" presentation:style-name="a148" draw:name="Text Placeholder 2" svg:x="0.75868in" svg:y="2.02778in" svg:width="4.66319in" svg:height="0.99306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ck to edit Master text styles</text:span></text:p>
            </text:list-item>
          </text:list>
        </draw:text-box>
        <svg:title/>
        <svg:desc/>
      </draw:frame>
      <draw:frame draw:id="id21" presentation:style-name="a164" draw:name="Content Placeholder 3" svg:x="0.75868in" svg:y="3.02083in" svg:width="4.66319in" svg:height="4.44444in" presentation:class="object" presentation:placeholder="false">
        <draw:text-box>
          <text:p text:style-name="a150" text:class-names="" text:cond-style-name=""><text:span text:style-name="a149" text:class-names="">Click to edit Master text styles</text:span></text:p>
          <text:list text:style-name="a153">
            <text:list-item>
              <text:list text:style-name="a153">
                <text:list-item>
                  <text:p text:style-name="a152" text:class-names="" text:cond-style-name=""><text:span text:style-name="a151" text:class-names="">Second level</text:span></text:p>
                </text:list-item>
              </text:list>
            </text:list-item>
          </text:list>
          <text:list text:style-name="a156">
            <text:list-item>
              <text:list text:style-name="a156">
                <text:list-item>
                  <text:list text:style-name="a156">
                    <text:list-item>
                      <text:p text:style-name="a155" text:class-names="" text:cond-style-name=""><text:span text:style-name="a154" text:class-names="">Third level</text:span></text:p>
                    </text:list-item>
                  </text:list>
                </text:list-item>
              </text:list>
            </text:list-item>
          </text:list>
          <text:list text:style-name="a159">
            <text:list-item>
              <text:list text:style-name="a159">
                <text:list-item>
                  <text:list text:style-name="a159">
                    <text:list-item>
                      <text:list text:style-name="a159">
                        <text:list-item>
                          <text:p text:style-name="a158" text:class-names="" text:cond-style-name=""><text:span text:style-name="a1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0" text:class-names="">Fifth level</text:span><text:span text:style-name="a1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68" draw:name="Text Placeholder 4" svg:x="5.57986in" svg:y="2.02778in" svg:width="4.68403in" svg:height="0.99306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ck to edit Master text styles</text:span></text:p>
            </text:list-item>
          </text:list>
        </draw:text-box>
        <svg:title/>
        <svg:desc/>
      </draw:frame>
      <draw:frame draw:id="id23" presentation:style-name="a184" draw:name="Content Placeholder 5" svg:x="5.57986in" svg:y="3.02083in" svg:width="4.68403in" svg:height="4.44444in" presentation:class="object" presentation:placeholder="false">
        <draw:text-box>
          <text:p text:style-name="a170" text:class-names="" text:cond-style-name=""><text:span text:style-name="a169" text:class-names="">Click to edit Master text styles</text:span></text:p>
          <text:list text:style-name="a173">
            <text:list-item>
              <text:list text:style-name="a173">
                <text:list-item>
                  <text:p text:style-name="a172" text:class-names="" text:cond-style-name=""><text:span text:style-name="a171" text:class-names="">Second level</text:span></text:p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p text:style-name="a175" text:class-names="" text:cond-style-name=""><text:span text:style-name="a174" text:class-names="">Third level</text:span></text:p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p text:style-name="a178" text:class-names="" text:cond-style-name=""><text:span text:style-name="a1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0" text:class-names="">Fifth level</text:span><text:span text:style-name="a1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89">
        <draw:page-thumbnail svg:x="1.73661in" svg:y="1.1in" svg:width="5.02638in" svg:height="3.76969in" presentation:class="page" draw:id="id3" presentation:style-name="a185" draw:name="Slide Image Placeholder 1">
          <svg:title/>
          <svg:desc/>
        </draw:page-thumbnail>
        <draw:frame draw:id="id4" presentation:style-name="a188" draw:name="Notes Placeholder 2" svg:x="1.29606in" svg:y="5.23583in" svg:width="5.91339in" svg:height="4.18425in" presentation:class="notes" presentation:placeholder="false">
          <draw:text-box>
            <text:p text:style-name="a187" text:class-names="" text:cond-style-name=""><text:span text:style-name="a186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190">
      <draw:custom-shape svg:x="0.00039in" svg:y="8.18464in" svg:width="11.02008in" svg:height="0.08543in" draw:id="id24" draw:layer="Master1-bg" draw:style-name="a193" draw:name="Rectangle 2">
        <svg:title/>
        <svg:desc/>
        <text:p text:style-name="a192" text:class-names="" text:cond-style-name=""><text:span text:style-name="a19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5" presentation:style-name="a197" draw:name="Title 1" svg:x="0.80945in" svg:y="0.68622in" svg:width="9.41024in" svg:height="1.38071in" presentation:class="title" presentation:placeholder="false">
        <draw:text-box>
          <text:p text:style-name="a196" text:class-names="" text:cond-style-name=""><text:span text:style-name="a194" text:class-names="">Click to edit Master title style</text:span><text:span text:style-name="a195" text:class-names=""/></text:p>
        </draw:text-box>
        <svg:title/>
        <svg:desc/>
      </draw:frame>
      <presentation:notes style:page-layout-name="pageLayout2" draw:style-name="a202">
        <draw:page-thumbnail svg:x="1.73661in" svg:y="1.1in" svg:width="5.02638in" svg:height="3.76969in" presentation:class="page" draw:id="id3" presentation:style-name="a198" draw:name="Slide Image Placeholder 1">
          <svg:title/>
          <svg:desc/>
        </draw:page-thumbnail>
        <draw:frame draw:id="id4" presentation:style-name="a201" draw:name="Notes Placeholder 2" svg:x="1.29606in" svg:y="5.23583in" svg:width="5.91339in" svg:height="4.18425in" presentation:class="notes" presentation:placeholder="false">
          <draw:text-box>
            <text:p text:style-name="a200" text:class-names="" text:cond-style-name=""><text:span text:style-name="a199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203">
      <draw:custom-shape svg:x="0.00039in" svg:y="8.18464in" svg:width="11.02008in" svg:height="0.08543in" draw:id="id26" draw:layer="Master1-bg" draw:style-name="a206" draw:name="Rectangle 1">
        <svg:title/>
        <svg:desc/>
        <text:p text:style-name="a205" text:class-names="" text:cond-style-name=""><text:span text:style-name="a204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211">
        <draw:page-thumbnail svg:x="1.73661in" svg:y="1.1in" svg:width="5.02638in" svg:height="3.76969in" presentation:class="page" draw:id="id3" presentation:style-name="a207" draw:name="Slide Image Placeholder 1">
          <svg:title/>
          <svg:desc/>
        </draw:page-thumbnail>
        <draw:frame draw:id="id4" presentation:style-name="a210" draw:name="Notes Placeholder 2" svg:x="1.29606in" svg:y="5.23583in" svg:width="5.91339in" svg:height="4.18425in" presentation:class="notes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212">
      <draw:custom-shape svg:x="0.00039in" svg:y="8.18464in" svg:width="11.02008in" svg:height="0.08543in" draw:id="id27" draw:layer="Master1-bg" draw:style-name="a215" draw:name="Rectangle 4">
        <svg:title/>
        <svg:desc/>
        <text:p text:style-name="a214" text:class-names="" text:cond-style-name=""><text:span text:style-name="a21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219" draw:name="Title 1" svg:x="0.75868in" svg:y="0.55208in" svg:width="3.55556in" svg:height="1.92882in" presentation:class="title" presentation:placeholder="false">
        <draw:text-box>
          <text:p text:style-name="a218" text:class-names="" text:cond-style-name=""><text:span text:style-name="a216" text:class-names="">Click to edit Master title style</text:span><text:span text:style-name="a217" text:class-names=""/></text:p>
        </draw:text-box>
        <svg:title/>
        <svg:desc/>
      </draw:frame>
      <draw:frame draw:id="id29" presentation:style-name="a235" draw:name="Content Placeholder 2" svg:x="4.68576in" svg:y="1.19097in" svg:width="5.57812in" svg:height="5.87674in" presentation:class="object" presentation:placeholder="false">
        <draw:text-box>
          <text:p text:style-name="a221" text:class-names="" text:cond-style-name=""><text:span text:style-name="a220" text:class-names="">Click to edit Master text styles</text:span></text:p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Second level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Third level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4">
            <text:list-item>
              <text:list text:style-name="a234">
                <text:list-item>
                  <text:list text:style-name="a234">
                    <text:list-item>
                      <text:list text:style-name="a234">
                        <text:list-item>
                          <text:list text:style-name="a234">
                            <text:list-item>
                              <text:p text:style-name="a233" text:class-names="" text:cond-style-name=""><text:span text:style-name="a231" text:class-names="">Fifth level</text:span><text:span text:style-name="a2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39" draw:name="Text Placeholder 3" svg:x="0.75868in" svg:y="2.4809in" svg:width="3.55556in" svg:height="4.59722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244">
        <draw:page-thumbnail svg:x="1.73661in" svg:y="1.1in" svg:width="5.02638in" svg:height="3.76969in" presentation:class="page" draw:id="id3" presentation:style-name="a240" draw:name="Slide Image Placeholder 1">
          <svg:title/>
          <svg:desc/>
        </draw:page-thumbnail>
        <draw:frame draw:id="id4" presentation:style-name="a243" draw:name="Notes Placeholder 2" svg:x="1.29606in" svg:y="5.23583in" svg:width="5.91339in" svg:height="4.18425in" presentation:class="notes" presentation:placeholder="false">
          <draw:text-box>
            <text:p text:style-name="a242" text:class-names="" text:cond-style-name=""><text:span text:style-name="a241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245">
      <draw:custom-shape svg:x="0.00039in" svg:y="8.18464in" svg:width="11.02008in" svg:height="0.08543in" draw:id="id31" draw:layer="Master1-bg" draw:style-name="a248" draw:name="Rectangle 4">
        <svg:title/>
        <svg:desc/>
        <text:p text:style-name="a247" text:class-names="" text:cond-style-name=""><text:span text:style-name="a24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252" draw:name="Title 1" svg:x="0.75868in" svg:y="0.55208in" svg:width="3.55556in" svg:height="1.92882in" presentation:class="title" presentation:placeholder="false">
        <draw:text-box>
          <text:p text:style-name="a251" text:class-names="" text:cond-style-name=""><text:span text:style-name="a249" text:class-names="">Click to edit Master title style</text:span><text:span text:style-name="a250" text:class-names=""/></text:p>
        </draw:text-box>
        <svg:title/>
        <svg:desc/>
      </draw:frame>
      <draw:frame draw:id="id33" presentation:style-name="a255" draw:name="Picture Placeholder 2" svg:x="4.68576in" svg:y="1.19097in" svg:width="5.57812in" svg:height="5.87674in" presentation:class="graphic" presentation:placeholder="false">
        <draw:text-box>
          <text:p text:style-name="a254" text:class-names="" text:cond-style-name=""><text:span text:style-name="a253" text:class-names=""/></text:p>
        </draw:text-box>
        <svg:title/>
        <svg:desc/>
      </draw:frame>
      <draw:frame draw:id="id34" presentation:style-name="a259" draw:name="Text Placeholder 3" svg:x="0.75868in" svg:y="2.4809in" svg:width="3.55556in" svg:height="4.59722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264">
        <draw:page-thumbnail svg:x="1.73661in" svg:y="1.1in" svg:width="5.02638in" svg:height="3.76969in" presentation:class="page" draw:id="id3" presentation:style-name="a260" draw:name="Slide Image Placeholder 1">
          <svg:title/>
          <svg:desc/>
        </draw:page-thumbnail>
        <draw:frame draw:id="id4" presentation:style-name="a263" draw:name="Notes Placeholder 2" svg:x="1.29606in" svg:y="5.23583in" svg:width="5.91339in" svg:height="4.18425in" presentation:class="notes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265">
      <draw:custom-shape svg:x="0.00039in" svg:y="8.18464in" svg:width="11.02008in" svg:height="0.08543in" draw:id="id35" draw:layer="Master1-bg" draw:style-name="a268" draw:name="Rectangle 3">
        <svg:title/>
        <svg:desc/>
        <text:p text:style-name="a267" text:class-names="" text:cond-style-name=""><text:span text:style-name="a2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6" presentation:style-name="a272" draw:name="Title 1" svg:x="0.80945in" svg:y="0.68622in" svg:width="9.41024in" svg:height="1.38071in" presentation:class="title" presentation:placeholder="false">
        <draw:text-box>
          <text:p text:style-name="a271" text:class-names="" text:cond-style-name=""><text:span text:style-name="a269" text:class-names="">Click to edit Master title style</text:span><text:span text:style-name="a270" text:class-names=""/></text:p>
        </draw:text-box>
        <svg:title/>
        <svg:desc/>
      </draw:frame>
      <draw:frame draw:id="id37" presentation:style-name="a289" draw:name="Vertical Text Placeholder 2" svg:x="0.80945in" svg:y="2.29882in" svg:width="9.41024in" svg:height="5.20984in" presentation:class="outline" presentation:placeholder="false">
        <draw:text-box>
          <text:list text:style-name="a275">
            <text:list-item>
              <text:p text:style-name="a274" text:class-names="" text:cond-style-name=""><text:span text:style-name="a273" text:class-names="">Click to edit Master text styles</text:span></text:p>
            </text:list-item>
          </text:list>
          <text:list text:style-name="a278">
            <text:list-item>
              <text:list text:style-name="a278">
                <text:list-item>
                  <text:p text:style-name="a277" text:class-names="" text:cond-style-name=""><text:span text:style-name="a276" text:class-names="">Second level</text:span></text:p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p text:style-name="a280" text:class-names="" text:cond-style-name=""><text:span text:style-name="a279" text:class-names="">Third level</text:span></text:p>
                    </text:list-item>
                  </text:list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list text:style-name="a284">
                        <text:list-item>
                          <text:p text:style-name="a283" text:class-names="" text:cond-style-name=""><text:span text:style-name="a2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8">
            <text:list-item>
              <text:list text:style-name="a288">
                <text:list-item>
                  <text:list text:style-name="a288">
                    <text:list-item>
                      <text:list text:style-name="a288">
                        <text:list-item>
                          <text:list text:style-name="a288">
                            <text:list-item>
                              <text:p text:style-name="a287" text:class-names="" text:cond-style-name=""><text:span text:style-name="a285" text:class-names="">Fifth level</text:span><text:span text:style-name="a2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94">
        <draw:page-thumbnail svg:x="1.73661in" svg:y="1.1in" svg:width="5.02638in" svg:height="3.76969in" presentation:class="page" draw:id="id3" presentation:style-name="a290" draw:name="Slide Image Placeholder 1">
          <svg:title/>
          <svg:desc/>
        </draw:page-thumbnail>
        <draw:frame draw:id="id4" presentation:style-name="a293" draw:name="Notes Placeholder 2" svg:x="1.29606in" svg:y="5.23583in" svg:width="5.91339in" svg:height="4.18425in" presentation:class="notes" presentation:placeholder="false">
          <draw:text-box>
            <text:p text:style-name="a292" text:class-names="" text:cond-style-name=""><text:span text:style-name="a291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295">
      <draw:custom-shape svg:x="0.00039in" svg:y="8.18464in" svg:width="11.02008in" svg:height="0.08543in" draw:id="id38" draw:layer="Master1-bg" draw:style-name="a298" draw:name="Rectangle 3">
        <svg:title/>
        <svg:desc/>
        <text:p text:style-name="a297" text:class-names="" text:cond-style-name=""><text:span text:style-name="a2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302" draw:name="Vertical Title 1" svg:x="7.86806in" svg:y="0.68576in" svg:width="2.35243in" svg:height="6.82292in" presentation:class="title" presentation:placeholder="false">
        <draw:text-box>
          <text:p text:style-name="a301" text:class-names="" text:cond-style-name=""><text:span text:style-name="a299" text:class-names="">Click to edit Master title style</text:span><text:span text:style-name="a300" text:class-names=""/></text:p>
        </draw:text-box>
        <svg:title/>
        <svg:desc/>
      </draw:frame>
      <draw:frame draw:id="id40" presentation:style-name="a319" draw:name="Vertical Text Placeholder 2" svg:x="0.80903in" svg:y="0.68576in" svg:width="6.89236in" svg:height="6.82292in" presentation:class="outline" presentation:placeholder="false">
        <draw:text-box>
          <text:list text:style-name="a305">
            <text:list-item>
              <text:p text:style-name="a304" text:class-names="" text:cond-style-name=""><text:span text:style-name="a303" text:class-names="">Click to edit Master text styles</text:span></text:p>
            </text:list-item>
          </text:list>
          <text:list text:style-name="a308">
            <text:list-item>
              <text:list text:style-name="a308">
                <text:list-item>
                  <text:p text:style-name="a307" text:class-names="" text:cond-style-name=""><text:span text:style-name="a306" text:class-names="">Second level</text:span></text:p>
                </text:list-item>
              </text:list>
            </text:list-item>
          </text:list>
          <text:list text:style-name="a311">
            <text:list-item>
              <text:list text:style-name="a311">
                <text:list-item>
                  <text:list text:style-name="a311">
                    <text:list-item>
                      <text:p text:style-name="a310" text:class-names="" text:cond-style-name=""><text:span text:style-name="a309" text:class-names="">Third level</text:span></text:p>
                    </text:list-item>
                  </text:list>
                </text:list-item>
              </text:list>
            </text:list-item>
          </text:list>
          <text:list text:style-name="a314">
            <text:list-item>
              <text:list text:style-name="a314">
                <text:list-item>
                  <text:list text:style-name="a314">
                    <text:list-item>
                      <text:list text:style-name="a314">
                        <text:list-item>
                          <text:p text:style-name="a313" text:class-names="" text:cond-style-name=""><text:span text:style-name="a3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8">
            <text:list-item>
              <text:list text:style-name="a318">
                <text:list-item>
                  <text:list text:style-name="a318">
                    <text:list-item>
                      <text:list text:style-name="a318">
                        <text:list-item>
                          <text:list text:style-name="a318">
                            <text:list-item>
                              <text:p text:style-name="a317" text:class-names="" text:cond-style-name=""><text:span text:style-name="a315" text:class-names="">Fifth level</text:span><text:span text:style-name="a3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324">
        <draw:page-thumbnail svg:x="1.73661in" svg:y="1.1in" svg:width="5.02638in" svg:height="3.76969in" presentation:class="page" draw:id="id3" presentation:style-name="a320" draw:name="Slide Image Placeholder 1">
          <svg:title/>
          <svg:desc/>
        </draw:page-thumbnail>
        <draw:frame draw:id="id4" presentation:style-name="a323" draw:name="Notes Placeholder 2" svg:x="1.29606in" svg:y="5.23583in" svg:width="5.91339in" svg:height="4.18425in" presentation:class="notes" presentation:placeholder="false">
          <draw:text-box>
            <text:p text:style-name="a322" text:class-names="" text:cond-style-name=""><text:span text:style-name="a321" text:class-names=""/></text:p>
          </draw:text-box>
          <svg:title/>
          <svg:desc/>
        </draw:frame>
      </presentation:notes>
    </style:master-page>
    <style:master-page style:name="Master2-Default" style:page-layout-name="pageLayout1" draw:style-name="a325">
      <draw:frame draw:id="id41" presentation:style-name="a328" draw:name="Title Placeholder 1" svg:x="0.55079in" svg:y="0.32953in" svg:width="9.91772in" svg:height="1.38071in" presentation:class="title" presentation:placeholder="false">
        <draw:text-box>
          <text:p text:style-name="a327" text:class-names="" text:cond-style-name=""><text:span text:style-name="a326" text:class-names=""/></text:p>
        </draw:text-box>
        <svg:title/>
        <svg:desc/>
      </draw:frame>
      <draw:frame draw:id="id42" presentation:style-name="a345" draw:name="Text Placeholder 2" svg:x="0.55079in" svg:y="1.93504in" svg:width="9.91772in" svg:height="5.45787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348" draw:name="Date Placeholder 3" svg:x="0.55079in" svg:y="7.53386in" svg:width="2.56732in" svg:height="0.57008in" presentation:class="date-time" presentation:placeholder="false">
        <draw:text-box>
          <text:p text:style-name="a347" text:class-names="" text:cond-style-name=""><text:span text:style-name="a346" text:class-names=""/></text:p>
        </draw:text-box>
        <svg:title/>
        <svg:desc/>
      </draw:frame>
      <draw:frame draw:id="id44" presentation:style-name="a351" draw:name="Footer Placeholder 4" svg:x="3.7685in" svg:y="7.53386in" svg:width="3.49291in" svg:height="0.57008in" presentation:class="footer" presentation:placeholder="false">
        <draw:text-box>
          <text:p text:style-name="a350" text:class-names="" text:cond-style-name=""><text:span text:style-name="a349" text:class-names=""/></text:p>
        </draw:text-box>
        <svg:title/>
        <svg:desc/>
      </draw:frame>
      <draw:frame draw:id="id45" presentation:style-name="a354" draw:name="Slide Number Placeholder 5" svg:x="7.90118in" svg:y="7.53386in" svg:width="2.56732in" svg:height="0.57008in" presentation:class="page-number" presentation:placeholder="false">
        <draw:text-box>
          <text:p text:style-name="a353" text:class-names="" text:cond-style-name=""><text:span text:style-name="a352" text:class-names=""><text:page-number style:num-format="1" text:fixed="false"/></text:span></text:p>
        </draw:text-box>
        <svg:title/>
        <svg:desc/>
      </draw:frame>
      <presentation:notes style:page-layout-name="pageLayout2" draw:style-name="a359">
        <draw:page-thumbnail svg:x="1.73661in" svg:y="1.1in" svg:width="5.02638in" svg:height="3.76969in" presentation:class="page" draw:id="id3" presentation:style-name="a355" draw:name="Slide Image Placeholder 1">
          <svg:title/>
          <svg:desc/>
        </draw:page-thumbnail>
        <draw:frame draw:id="id4" presentation:style-name="a358" draw:name="Notes Placeholder 2" svg:x="1.29606in" svg:y="5.23583in" svg:width="5.91339in" svg:height="4.18425in" presentation:class="notes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360">
      <draw:frame draw:id="id46" presentation:style-name="a364" draw:name="Title 1" svg:x="1.37847in" svg:y="1.35417in" svg:width="8.26563in" svg:height="2.87847in" presentation:class="title" presentation:placeholder="false">
        <draw:text-box>
          <text:p text:style-name="a363" text:class-names="" text:cond-style-name=""><text:span text:style-name="a361" text:class-names="">Click to edit Master title style</text:span><text:span text:style-name="a362" text:class-names=""/></text:p>
        </draw:text-box>
        <svg:title/>
        <svg:desc/>
      </draw:frame>
      <draw:frame draw:id="id47" presentation:style-name="a368" draw:name="Subtitle 2" svg:x="1.37847in" svg:y="4.34375in" svg:width="8.26563in" svg:height="1.99653in" presentation:class="subtitle" presentation:placeholder="false">
        <draw:text-box>
          <text:p text:style-name="a367" text:class-names="" text:cond-style-name=""><text:span text:style-name="a365" text:class-names="">Click to edit Master subtitle style</text:span><text:span text:style-name="a366" text:class-names=""/></text:p>
        </draw:text-box>
        <svg:title/>
        <svg:desc/>
      </draw:frame>
      <draw:frame draw:id="id48" presentation:style-name="a371" draw:name="Date Placeholder 3" svg:x="0.55079in" svg:y="7.53386in" svg:width="2.56732in" svg:height="0.57008in" presentation:class="date-time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49" presentation:style-name="a374" draw:name="Footer Placeholder 4" svg:x="3.7685in" svg:y="7.53386in" svg:width="3.49291in" svg:height="0.57008in" presentation:class="footer" presentation:placeholder="false">
        <draw:text-box>
          <text:p text:style-name="a373" text:class-names="" text:cond-style-name=""><text:span text:style-name="a372" text:class-names=""/></text:p>
        </draw:text-box>
        <svg:title/>
        <svg:desc/>
      </draw:frame>
      <draw:frame draw:id="id50" presentation:style-name="a378" draw:name="Slide Number Placeholder 5" svg:x="7.90118in" svg:y="7.53386in" svg:width="2.56732in" svg:height="0.57008in" presentation:class="page-number" presentation:placeholder="false">
        <draw:text-box>
          <text:p text:style-name="a377" text:class-names="" text:cond-style-name=""><text:span text:style-name="a375" text:class-names=""><text:page-number style:num-format="1" text:fixed="false"/></text:span><text:span text:style-name="a376" text:class-names=""/></text:p>
        </draw:text-box>
        <svg:title/>
        <svg:desc/>
      </draw:frame>
      <presentation:notes style:page-layout-name="pageLayout2" draw:style-name="a383">
        <draw:page-thumbnail svg:x="1.73661in" svg:y="1.1in" svg:width="5.02638in" svg:height="3.76969in" presentation:class="page" draw:id="id3" presentation:style-name="a379" draw:name="Slide Image Placeholder 1">
          <svg:title/>
          <svg:desc/>
        </draw:page-thumbnail>
        <draw:frame draw:id="id4" presentation:style-name="a382" draw:name="Notes Placeholder 2" svg:x="1.29606in" svg:y="5.23583in" svg:width="5.91339in" svg:height="4.18425in" presentation:class="notes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384">
      <draw:frame draw:id="id51" presentation:style-name="a388" draw:name="Title 1" svg:x="0.55079in" svg:y="0.32953in" svg:width="9.91772in" svg:height="1.38071in" presentation:class="title" presentation:placeholder="false">
        <draw:text-box>
          <text:p text:style-name="a387" text:class-names="" text:cond-style-name=""><text:span text:style-name="a385" text:class-names="">Click to edit Master title style</text:span><text:span text:style-name="a386" text:class-names=""/></text:p>
        </draw:text-box>
        <svg:title/>
        <svg:desc/>
      </draw:frame>
      <draw:frame draw:id="id52" presentation:style-name="a404" draw:name="Content Placeholder 2" svg:x="0.55079in" svg:y="1.93504in" svg:width="9.91772in" svg:height="5.45787in" presentation:class="object" presentation:placeholder="false">
        <draw:text-box>
          <text:p text:style-name="a390" text:class-names="" text:cond-style-name=""><text:span text:style-name="a389" text:class-names="">Click to edit Master text styles</text:span></text:p>
          <text:list text:style-name="a393">
            <text:list-item>
              <text:list text:style-name="a393">
                <text:list-item>
                  <text:p text:style-name="a392" text:class-names="" text:cond-style-name=""><text:span text:style-name="a391" text:class-names="">Second level</text:span></text:p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p text:style-name="a395" text:class-names="" text:cond-style-name=""><text:span text:style-name="a394" text:class-names="">Third level</text:span></text:p>
                    </text:list-item>
                  </text:list>
                </text:list-item>
              </text:list>
            </text:list-item>
          </text:list>
          <text:list text:style-name="a399">
            <text:list-item>
              <text:list text:style-name="a399">
                <text:list-item>
                  <text:list text:style-name="a399">
                    <text:list-item>
                      <text:list text:style-name="a399">
                        <text:list-item>
                          <text:p text:style-name="a398" text:class-names="" text:cond-style-name=""><text:span text:style-name="a39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3">
            <text:list-item>
              <text:list text:style-name="a403">
                <text:list-item>
                  <text:list text:style-name="a403">
                    <text:list-item>
                      <text:list text:style-name="a403">
                        <text:list-item>
                          <text:list text:style-name="a403">
                            <text:list-item>
                              <text:p text:style-name="a402" text:class-names="" text:cond-style-name=""><text:span text:style-name="a400" text:class-names="">Fifth level</text:span><text:span text:style-name="a4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407" draw:name="Date Placeholder 3" svg:x="0.55079in" svg:y="7.53386in" svg:width="2.56732in" svg:height="0.57008in" presentation:class="date-time" presentation:placeholder="false">
        <draw:text-box>
          <text:p text:style-name="a406" text:class-names="" text:cond-style-name=""><text:span text:style-name="a405" text:class-names=""/></text:p>
        </draw:text-box>
        <svg:title/>
        <svg:desc/>
      </draw:frame>
      <draw:frame draw:id="id54" presentation:style-name="a410" draw:name="Footer Placeholder 4" svg:x="3.7685in" svg:y="7.53386in" svg:width="3.49291in" svg:height="0.57008in" presentation:class="footer" presentation:placeholder="false">
        <draw:text-box>
          <text:p text:style-name="a409" text:class-names="" text:cond-style-name=""><text:span text:style-name="a408" text:class-names=""/></text:p>
        </draw:text-box>
        <svg:title/>
        <svg:desc/>
      </draw:frame>
      <draw:frame draw:id="id55" presentation:style-name="a414" draw:name="Slide Number Placeholder 5" svg:x="7.90118in" svg:y="7.53386in" svg:width="2.56732in" svg:height="0.57008in" presentation:class="page-number" presentation:placeholder="false">
        <draw:text-box>
          <text:p text:style-name="a413" text:class-names="" text:cond-style-name=""><text:span text:style-name="a411" text:class-names=""><text:page-number style:num-format="1" text:fixed="false"/></text:span><text:span text:style-name="a412" text:class-names=""/></text:p>
        </draw:text-box>
        <svg:title/>
        <svg:desc/>
      </draw:frame>
      <presentation:notes style:page-layout-name="pageLayout2" draw:style-name="a419">
        <draw:page-thumbnail svg:x="1.73661in" svg:y="1.1in" svg:width="5.02638in" svg:height="3.76969in" presentation:class="page" draw:id="id3" presentation:style-name="a415" draw:name="Slide Image Placeholder 1">
          <svg:title/>
          <svg:desc/>
        </draw:page-thumbnail>
        <draw:frame draw:id="id4" presentation:style-name="a418" draw:name="Notes Placeholder 2" svg:x="1.29606in" svg:y="5.23583in" svg:width="5.91339in" svg:height="4.18425in" presentation:class="notes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420">
      <draw:frame draw:id="id56" presentation:style-name="a424" draw:name="Title 1" svg:x="0.75174in" svg:y="2.0625in" svg:width="9.50521in" svg:height="3.43924in" presentation:class="title" presentation:placeholder="false">
        <draw:text-box>
          <text:p text:style-name="a423" text:class-names="" text:cond-style-name=""><text:span text:style-name="a421" text:class-names="">Click to edit Master title style</text:span><text:span text:style-name="a422" text:class-names=""/></text:p>
        </draw:text-box>
        <svg:title/>
        <svg:desc/>
      </draw:frame>
      <draw:frame draw:id="id57" presentation:style-name="a428" draw:name="Text Placeholder 2" svg:x="0.75174in" svg:y="5.53472in" svg:width="9.50521in" svg:height="1.80903in" presentation:class="outline" presentation:placeholder="false">
        <draw:text-box>
          <text:list text:style-name="a427">
            <text:list-item>
              <text:p text:style-name="a426" text:class-names="" text:cond-style-name=""><text:span text:style-name="a425" text:class-names="">Click to edit Master text styles</text:span></text:p>
            </text:list-item>
          </text:list>
        </draw:text-box>
        <svg:title/>
        <svg:desc/>
      </draw:frame>
      <draw:frame draw:id="id58" presentation:style-name="a431" draw:name="Date Placeholder 3" svg:x="0.55079in" svg:y="7.53386in" svg:width="2.56732in" svg:height="0.57008in" presentation:class="date-time" presentation:placeholder="false">
        <draw:text-box>
          <text:p text:style-name="a430" text:class-names="" text:cond-style-name=""><text:span text:style-name="a429" text:class-names=""/></text:p>
        </draw:text-box>
        <svg:title/>
        <svg:desc/>
      </draw:frame>
      <draw:frame draw:id="id59" presentation:style-name="a434" draw:name="Footer Placeholder 4" svg:x="3.7685in" svg:y="7.53386in" svg:width="3.49291in" svg:height="0.57008in" presentation:class="footer" presentation:placeholder="false">
        <draw:text-box>
          <text:p text:style-name="a433" text:class-names="" text:cond-style-name=""><text:span text:style-name="a432" text:class-names=""/></text:p>
        </draw:text-box>
        <svg:title/>
        <svg:desc/>
      </draw:frame>
      <draw:frame draw:id="id60" presentation:style-name="a438" draw:name="Slide Number Placeholder 5" svg:x="7.90118in" svg:y="7.53386in" svg:width="2.56732in" svg:height="0.57008in" presentation:class="page-number" presentation:placeholder="false">
        <draw:text-box>
          <text:p text:style-name="a437" text:class-names="" text:cond-style-name=""><text:span text:style-name="a435" text:class-names=""><text:page-number style:num-format="1" text:fixed="false"/></text:span><text:span text:style-name="a436" text:class-names=""/></text:p>
        </draw:text-box>
        <svg:title/>
        <svg:desc/>
      </draw:frame>
      <presentation:notes style:page-layout-name="pageLayout2" draw:style-name="a443">
        <draw:page-thumbnail svg:x="1.73661in" svg:y="1.1in" svg:width="5.02638in" svg:height="3.76969in" presentation:class="page" draw:id="id3" presentation:style-name="a439" draw:name="Slide Image Placeholder 1">
          <svg:title/>
          <svg:desc/>
        </draw:page-thumbnail>
        <draw:frame draw:id="id4" presentation:style-name="a442" draw:name="Notes Placeholder 2" svg:x="1.29606in" svg:y="5.23583in" svg:width="5.91339in" svg:height="4.18425in" presentation:class="notes" presentation:placeholder="false">
          <draw:text-box>
            <text:p text:style-name="a441" text:class-names="" text:cond-style-name=""><text:span text:style-name="a440" text:class-names=""/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444">
      <draw:frame draw:id="id61" presentation:style-name="a448" draw:name="Title 1" svg:x="0.55079in" svg:y="0.32953in" svg:width="9.91772in" svg:height="1.38071in" presentation:class="title" presentation:placeholder="false">
        <draw:text-box>
          <text:p text:style-name="a447" text:class-names="" text:cond-style-name=""><text:span text:style-name="a445" text:class-names="">Click to edit Master title style</text:span><text:span text:style-name="a446" text:class-names=""/></text:p>
        </draw:text-box>
        <svg:title/>
        <svg:desc/>
      </draw:frame>
      <draw:frame draw:id="id62" presentation:style-name="a464" draw:name="Content Placeholder 2" svg:x="0.55035in" svg:y="1.93576in" svg:width="4.875in" svg:height="5.4566in" presentation:class="object" presentation:placeholder="false">
        <draw:text-box>
          <text:p text:style-name="a450" text:class-names="" text:cond-style-name=""><text:span text:style-name="a449" text:class-names="">Click to edit Master text styles</text:span></text:p>
          <text:list text:style-name="a453">
            <text:list-item>
              <text:list text:style-name="a453">
                <text:list-item>
                  <text:p text:style-name="a452" text:class-names="" text:cond-style-name=""><text:span text:style-name="a451" text:class-names="">Second level</text:span></text:p>
                </text:list-item>
              </text:list>
            </text:list-item>
          </text:list>
          <text:list text:style-name="a456">
            <text:list-item>
              <text:list text:style-name="a456">
                <text:list-item>
                  <text:list text:style-name="a456">
                    <text:list-item>
                      <text:p text:style-name="a455" text:class-names="" text:cond-style-name=""><text:span text:style-name="a454" text:class-names="">Third level</text:span></text:p>
                    </text:list-item>
                  </text:list>
                </text:list-item>
              </text:list>
            </text:list-item>
          </text:list>
          <text:list text:style-name="a459">
            <text:list-item>
              <text:list text:style-name="a459">
                <text:list-item>
                  <text:list text:style-name="a459">
                    <text:list-item>
                      <text:list text:style-name="a459">
                        <text:list-item>
                          <text:p text:style-name="a458" text:class-names="" text:cond-style-name=""><text:span text:style-name="a4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3">
            <text:list-item>
              <text:list text:style-name="a463">
                <text:list-item>
                  <text:list text:style-name="a463">
                    <text:list-item>
                      <text:list text:style-name="a463">
                        <text:list-item>
                          <text:list text:style-name="a463">
                            <text:list-item>
                              <text:p text:style-name="a462" text:class-names="" text:cond-style-name=""><text:span text:style-name="a460" text:class-names="">Fifth level</text:span><text:span text:style-name="a4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480" draw:name="Content Placeholder 3" svg:x="5.59201in" svg:y="1.93576in" svg:width="4.87674in" svg:height="5.4566in" presentation:class="object" presentation:placeholder="false">
        <draw:text-box>
          <text:p text:style-name="a466" text:class-names="" text:cond-style-name=""><text:span text:style-name="a465" text:class-names="">Click to edit Master text styles</text:span></text:p>
          <text:list text:style-name="a469">
            <text:list-item>
              <text:list text:style-name="a469">
                <text:list-item>
                  <text:p text:style-name="a468" text:class-names="" text:cond-style-name=""><text:span text:style-name="a467" text:class-names="">Second level</text:span></text:p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p text:style-name="a471" text:class-names="" text:cond-style-name=""><text:span text:style-name="a470" text:class-names="">Third level</text:span></text:p>
                    </text:list-item>
                  </text:list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list text:style-name="a475">
                        <text:list-item>
                          <text:p text:style-name="a474" text:class-names="" text:cond-style-name=""><text:span text:style-name="a4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9">
            <text:list-item>
              <text:list text:style-name="a479">
                <text:list-item>
                  <text:list text:style-name="a479">
                    <text:list-item>
                      <text:list text:style-name="a479">
                        <text:list-item>
                          <text:list text:style-name="a479">
                            <text:list-item>
                              <text:p text:style-name="a478" text:class-names="" text:cond-style-name=""><text:span text:style-name="a476" text:class-names="">Fifth level</text:span><text:span text:style-name="a4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4" presentation:style-name="a483" draw:name="Date Placeholder 4" svg:x="0.55079in" svg:y="7.53386in" svg:width="2.56732in" svg:height="0.57008in" presentation:class="date-time" presentation:placeholder="false">
        <draw:text-box>
          <text:p text:style-name="a482" text:class-names="" text:cond-style-name=""><text:span text:style-name="a481" text:class-names=""/></text:p>
        </draw:text-box>
        <svg:title/>
        <svg:desc/>
      </draw:frame>
      <draw:frame draw:id="id65" presentation:style-name="a486" draw:name="Footer Placeholder 5" svg:x="3.7685in" svg:y="7.53386in" svg:width="3.49291in" svg:height="0.57008in" presentation:class="footer" presentation:placeholder="false">
        <draw:text-box>
          <text:p text:style-name="a485" text:class-names="" text:cond-style-name=""><text:span text:style-name="a484" text:class-names=""/></text:p>
        </draw:text-box>
        <svg:title/>
        <svg:desc/>
      </draw:frame>
      <draw:frame draw:id="id66" presentation:style-name="a490" draw:name="Slide Number Placeholder 6" svg:x="7.90118in" svg:y="7.53386in" svg:width="2.56732in" svg:height="0.57008in" presentation:class="page-number" presentation:placeholder="false">
        <draw:text-box>
          <text:p text:style-name="a489" text:class-names="" text:cond-style-name=""><text:span text:style-name="a487" text:class-names=""><text:page-number style:num-format="1" text:fixed="false"/></text:span><text:span text:style-name="a488" text:class-names=""/></text:p>
        </draw:text-box>
        <svg:title/>
        <svg:desc/>
      </draw:frame>
      <presentation:notes style:page-layout-name="pageLayout2" draw:style-name="a495">
        <draw:page-thumbnail svg:x="1.73661in" svg:y="1.1in" svg:width="5.02638in" svg:height="3.76969in" presentation:class="page" draw:id="id3" presentation:style-name="a491" draw:name="Slide Image Placeholder 1">
          <svg:title/>
          <svg:desc/>
        </draw:page-thumbnail>
        <draw:frame draw:id="id4" presentation:style-name="a494" draw:name="Notes Placeholder 2" svg:x="1.29606in" svg:y="5.23583in" svg:width="5.91339in" svg:height="4.18425in" presentation:class="notes" presentation:placeholder="false">
          <draw:text-box>
            <text:p text:style-name="a493" text:class-names="" text:cond-style-name=""><text:span text:style-name="a492" text:class-names=""/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496">
      <draw:frame draw:id="id67" presentation:style-name="a500" draw:name="Title 1" svg:x="0.75868in" svg:y="0.44097in" svg:width="9.50521in" svg:height="1.59722in" presentation:class="title" presentation:placeholder="false">
        <draw:text-box>
          <text:p text:style-name="a499" text:class-names="" text:cond-style-name=""><text:span text:style-name="a497" text:class-names="">Click to edit Master title style</text:span><text:span text:style-name="a498" text:class-names=""/></text:p>
        </draw:text-box>
        <svg:title/>
        <svg:desc/>
      </draw:frame>
      <draw:frame draw:id="id68" presentation:style-name="a504" draw:name="Text Placeholder 2" svg:x="0.75868in" svg:y="2.02778in" svg:width="4.66319in" svg:height="0.99306in" presentation:class="outline" presentation:placeholder="false">
        <draw:text-box>
          <text:list text:style-name="a503">
            <text:list-item>
              <text:p text:style-name="a502" text:class-names="" text:cond-style-name=""><text:span text:style-name="a501" text:class-names="">Click to edit Master text styles</text:span></text:p>
            </text:list-item>
          </text:list>
        </draw:text-box>
        <svg:title/>
        <svg:desc/>
      </draw:frame>
      <draw:frame draw:id="id69" presentation:style-name="a520" draw:name="Content Placeholder 3" svg:x="0.75868in" svg:y="3.02083in" svg:width="4.66319in" svg:height="4.44444in" presentation:class="object" presentation:placeholder="false">
        <draw:text-box>
          <text:p text:style-name="a506" text:class-names="" text:cond-style-name=""><text:span text:style-name="a505" text:class-names="">Click to edit Master text styles</text:span></text:p>
          <text:list text:style-name="a509">
            <text:list-item>
              <text:list text:style-name="a509">
                <text:list-item>
                  <text:p text:style-name="a508" text:class-names="" text:cond-style-name=""><text:span text:style-name="a507" text:class-names="">Second level</text:span></text:p>
                </text:list-item>
              </text:list>
            </text:list-item>
          </text:list>
          <text:list text:style-name="a512">
            <text:list-item>
              <text:list text:style-name="a512">
                <text:list-item>
                  <text:list text:style-name="a512">
                    <text:list-item>
                      <text:p text:style-name="a511" text:class-names="" text:cond-style-name=""><text:span text:style-name="a510" text:class-names="">Third level</text:span></text:p>
                    </text:list-item>
                  </text:list>
                </text:list-item>
              </text:list>
            </text:list-item>
          </text:list>
          <text:list text:style-name="a515">
            <text:list-item>
              <text:list text:style-name="a515">
                <text:list-item>
                  <text:list text:style-name="a515">
                    <text:list-item>
                      <text:list text:style-name="a515">
                        <text:list-item>
                          <text:p text:style-name="a514" text:class-names="" text:cond-style-name=""><text:span text:style-name="a5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list text:style-name="a519">
                            <text:list-item>
                              <text:p text:style-name="a518" text:class-names="" text:cond-style-name=""><text:span text:style-name="a516" text:class-names="">Fifth level</text:span><text:span text:style-name="a5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524" draw:name="Text Placeholder 4" svg:x="5.57986in" svg:y="2.02778in" svg:width="4.68403in" svg:height="0.99306in" presentation:class="outline" presentation:placeholder="false">
        <draw:text-box>
          <text:list text:style-name="a523">
            <text:list-item>
              <text:p text:style-name="a522" text:class-names="" text:cond-style-name=""><text:span text:style-name="a521" text:class-names="">Click to edit Master text styles</text:span></text:p>
            </text:list-item>
          </text:list>
        </draw:text-box>
        <svg:title/>
        <svg:desc/>
      </draw:frame>
      <draw:frame draw:id="id71" presentation:style-name="a540" draw:name="Content Placeholder 5" svg:x="5.57986in" svg:y="3.02083in" svg:width="4.68403in" svg:height="4.44444in" presentation:class="object" presentation:placeholder="false">
        <draw:text-box>
          <text:p text:style-name="a526" text:class-names="" text:cond-style-name=""><text:span text:style-name="a525" text:class-names="">Click to edit Master text styles</text:span></text:p>
          <text:list text:style-name="a529">
            <text:list-item>
              <text:list text:style-name="a529">
                <text:list-item>
                  <text:p text:style-name="a528" text:class-names="" text:cond-style-name=""><text:span text:style-name="a527" text:class-names="">Second level</text:span></text:p>
                </text:list-item>
              </text:list>
            </text:list-item>
          </text:list>
          <text:list text:style-name="a532">
            <text:list-item>
              <text:list text:style-name="a532">
                <text:list-item>
                  <text:list text:style-name="a532">
                    <text:list-item>
                      <text:p text:style-name="a531" text:class-names="" text:cond-style-name=""><text:span text:style-name="a530" text:class-names="">Third level</text:span></text:p>
                    </text:list-item>
                  </text:list>
                </text:list-item>
              </text:list>
            </text:list-item>
          </text:list>
          <text:list text:style-name="a535">
            <text:list-item>
              <text:list text:style-name="a535">
                <text:list-item>
                  <text:list text:style-name="a535">
                    <text:list-item>
                      <text:list text:style-name="a535">
                        <text:list-item>
                          <text:p text:style-name="a534" text:class-names="" text:cond-style-name=""><text:span text:style-name="a5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9">
            <text:list-item>
              <text:list text:style-name="a539">
                <text:list-item>
                  <text:list text:style-name="a539">
                    <text:list-item>
                      <text:list text:style-name="a539">
                        <text:list-item>
                          <text:list text:style-name="a539">
                            <text:list-item>
                              <text:p text:style-name="a538" text:class-names="" text:cond-style-name=""><text:span text:style-name="a536" text:class-names="">Fifth level</text:span><text:span text:style-name="a5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543" draw:name="Date Placeholder 6" svg:x="0.55079in" svg:y="7.53386in" svg:width="2.56732in" svg:height="0.57008in" presentation:class="date-time" presentation:placeholder="false">
        <draw:text-box>
          <text:p text:style-name="a542" text:class-names="" text:cond-style-name=""><text:span text:style-name="a541" text:class-names=""/></text:p>
        </draw:text-box>
        <svg:title/>
        <svg:desc/>
      </draw:frame>
      <draw:frame draw:id="id73" presentation:style-name="a546" draw:name="Footer Placeholder 7" svg:x="3.7685in" svg:y="7.53386in" svg:width="3.49291in" svg:height="0.57008in" presentation:class="footer" presentation:placeholder="false">
        <draw:text-box>
          <text:p text:style-name="a545" text:class-names="" text:cond-style-name=""><text:span text:style-name="a544" text:class-names=""/></text:p>
        </draw:text-box>
        <svg:title/>
        <svg:desc/>
      </draw:frame>
      <draw:frame draw:id="id74" presentation:style-name="a550" draw:name="Slide Number Placeholder 8" svg:x="7.90118in" svg:y="7.53386in" svg:width="2.56732in" svg:height="0.57008in" presentation:class="page-number" presentation:placeholder="false">
        <draw:text-box>
          <text:p text:style-name="a549" text:class-names="" text:cond-style-name=""><text:span text:style-name="a547" text:class-names=""><text:page-number style:num-format="1" text:fixed="false"/></text:span><text:span text:style-name="a548" text:class-names=""/></text:p>
        </draw:text-box>
        <svg:title/>
        <svg:desc/>
      </draw:frame>
      <presentation:notes style:page-layout-name="pageLayout2" draw:style-name="a555">
        <draw:page-thumbnail svg:x="1.73661in" svg:y="1.1in" svg:width="5.02638in" svg:height="3.76969in" presentation:class="page" draw:id="id3" presentation:style-name="a551" draw:name="Slide Image Placeholder 1">
          <svg:title/>
          <svg:desc/>
        </draw:page-thumbnail>
        <draw:frame draw:id="id4" presentation:style-name="a554" draw:name="Notes Placeholder 2" svg:x="1.29606in" svg:y="5.23583in" svg:width="5.91339in" svg:height="4.18425in" presentation:class="notes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556">
      <draw:frame draw:id="id75" presentation:style-name="a560" draw:name="Title 1" svg:x="0.55079in" svg:y="0.32953in" svg:width="9.91772in" svg:height="1.38071in" presentation:class="title" presentation:placeholder="false">
        <draw:text-box>
          <text:p text:style-name="a559" text:class-names="" text:cond-style-name=""><text:span text:style-name="a557" text:class-names="">Click to edit Master title style</text:span><text:span text:style-name="a558" text:class-names=""/></text:p>
        </draw:text-box>
        <svg:title/>
        <svg:desc/>
      </draw:frame>
      <draw:frame draw:id="id76" presentation:style-name="a563" draw:name="Date Placeholder 2" svg:x="0.55079in" svg:y="7.53386in" svg:width="2.56732in" svg:height="0.57008in" presentation:class="date-time" presentation:placeholder="false">
        <draw:text-box>
          <text:p text:style-name="a562" text:class-names="" text:cond-style-name=""><text:span text:style-name="a561" text:class-names=""/></text:p>
        </draw:text-box>
        <svg:title/>
        <svg:desc/>
      </draw:frame>
      <draw:frame draw:id="id77" presentation:style-name="a566" draw:name="Footer Placeholder 3" svg:x="3.7685in" svg:y="7.53386in" svg:width="3.49291in" svg:height="0.57008in" presentation:class="footer" presentation:placeholder="false">
        <draw:text-box>
          <text:p text:style-name="a565" text:class-names="" text:cond-style-name=""><text:span text:style-name="a564" text:class-names=""/></text:p>
        </draw:text-box>
        <svg:title/>
        <svg:desc/>
      </draw:frame>
      <draw:frame draw:id="id78" presentation:style-name="a570" draw:name="Slide Number Placeholder 4" svg:x="7.90118in" svg:y="7.53386in" svg:width="2.56732in" svg:height="0.57008in" presentation:class="page-number" presentation:placeholder="false">
        <draw:text-box>
          <text:p text:style-name="a569" text:class-names="" text:cond-style-name=""><text:span text:style-name="a567" text:class-names=""><text:page-number style:num-format="1" text:fixed="false"/></text:span><text:span text:style-name="a568" text:class-names=""/></text:p>
        </draw:text-box>
        <svg:title/>
        <svg:desc/>
      </draw:frame>
      <presentation:notes style:page-layout-name="pageLayout2" draw:style-name="a575">
        <draw:page-thumbnail svg:x="1.73661in" svg:y="1.1in" svg:width="5.02638in" svg:height="3.76969in" presentation:class="page" draw:id="id3" presentation:style-name="a571" draw:name="Slide Image Placeholder 1">
          <svg:title/>
          <svg:desc/>
        </draw:page-thumbnail>
        <draw:frame draw:id="id4" presentation:style-name="a574" draw:name="Notes Placeholder 2" svg:x="1.29606in" svg:y="5.23583in" svg:width="5.91339in" svg:height="4.18425in" presentation:class="notes" presentation:placeholder="false">
          <draw:text-box>
            <text:p text:style-name="a573" text:class-names="" text:cond-style-name=""><text:span text:style-name="a572" text:class-names=""/></text:p>
          </draw:text-box>
          <svg:title/>
          <svg:desc/>
        </draw:frame>
      </presentation:notes>
    </style:master-page>
    <style:master-page style:name="Master2-Layout7-blank-Blank" style:page-layout-name="pageLayout1" draw:style-name="a576">
      <draw:frame draw:id="id79" presentation:style-name="a579" draw:name="Date Placeholder 1" svg:x="0.55079in" svg:y="7.53386in" svg:width="2.56732in" svg:height="0.57008in" presentation:class="date-time" presentation:placeholder="false">
        <draw:text-box>
          <text:p text:style-name="a578" text:class-names="" text:cond-style-name=""><text:span text:style-name="a577" text:class-names=""/></text:p>
        </draw:text-box>
        <svg:title/>
        <svg:desc/>
      </draw:frame>
      <draw:frame draw:id="id80" presentation:style-name="a582" draw:name="Footer Placeholder 2" svg:x="3.7685in" svg:y="7.53386in" svg:width="3.49291in" svg:height="0.57008in" presentation:class="footer" presentation:placeholder="false">
        <draw:text-box>
          <text:p text:style-name="a581" text:class-names="" text:cond-style-name=""><text:span text:style-name="a580" text:class-names=""/></text:p>
        </draw:text-box>
        <svg:title/>
        <svg:desc/>
      </draw:frame>
      <draw:frame draw:id="id81" presentation:style-name="a586" draw:name="Slide Number Placeholder 3" svg:x="7.90118in" svg:y="7.53386in" svg:width="2.56732in" svg:height="0.57008in" presentation:class="page-number" presentation:placeholder="false">
        <draw:text-box>
          <text:p text:style-name="a585" text:class-names="" text:cond-style-name=""><text:span text:style-name="a583" text:class-names=""><text:page-number style:num-format="1" text:fixed="false"/></text:span><text:span text:style-name="a584" text:class-names=""/></text:p>
        </draw:text-box>
        <svg:title/>
        <svg:desc/>
      </draw:frame>
      <presentation:notes style:page-layout-name="pageLayout2" draw:style-name="a591">
        <draw:page-thumbnail svg:x="1.73661in" svg:y="1.1in" svg:width="5.02638in" svg:height="3.76969in" presentation:class="page" draw:id="id3" presentation:style-name="a587" draw:name="Slide Image Placeholder 1">
          <svg:title/>
          <svg:desc/>
        </draw:page-thumbnail>
        <draw:frame draw:id="id4" presentation:style-name="a590" draw:name="Notes Placeholder 2" svg:x="1.29606in" svg:y="5.23583in" svg:width="5.91339in" svg:height="4.18425in" presentation:class="notes" presentation:placeholder="false">
          <draw:text-box>
            <text:p text:style-name="a589" text:class-names="" text:cond-style-name=""><text:span text:style-name="a588" text:class-names=""/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592">
      <draw:frame draw:id="id82" presentation:style-name="a596" draw:name="Title 1" svg:x="0.75868in" svg:y="0.55208in" svg:width="3.55556in" svg:height="1.92882in" presentation:class="title" presentation:placeholder="false">
        <draw:text-box>
          <text:p text:style-name="a595" text:class-names="" text:cond-style-name=""><text:span text:style-name="a593" text:class-names="">Click to edit Master title style</text:span><text:span text:style-name="a594" text:class-names=""/></text:p>
        </draw:text-box>
        <svg:title/>
        <svg:desc/>
      </draw:frame>
      <draw:frame draw:id="id83" presentation:style-name="a612" draw:name="Content Placeholder 2" svg:x="4.68576in" svg:y="1.19097in" svg:width="5.57812in" svg:height="5.87674in" presentation:class="object" presentation:placeholder="false">
        <draw:text-box>
          <text:p text:style-name="a598" text:class-names="" text:cond-style-name=""><text:span text:style-name="a597" text:class-names="">Click to edit Master text styles</text:span></text:p>
          <text:list text:style-name="a601">
            <text:list-item>
              <text:list text:style-name="a601">
                <text:list-item>
                  <text:p text:style-name="a600" text:class-names="" text:cond-style-name=""><text:span text:style-name="a599" text:class-names="">Second level</text:span></text:p>
                </text:list-item>
              </text:list>
            </text:list-item>
          </text:list>
          <text:list text:style-name="a604">
            <text:list-item>
              <text:list text:style-name="a604">
                <text:list-item>
                  <text:list text:style-name="a604">
                    <text:list-item>
                      <text:p text:style-name="a603" text:class-names="" text:cond-style-name=""><text:span text:style-name="a602" text:class-names="">Third level</text:span></text:p>
                    </text:list-item>
                  </text:list>
                </text:list-item>
              </text:list>
            </text:list-item>
          </text:list>
          <text:list text:style-name="a607">
            <text:list-item>
              <text:list text:style-name="a607">
                <text:list-item>
                  <text:list text:style-name="a607">
                    <text:list-item>
                      <text:list text:style-name="a607">
                        <text:list-item>
                          <text:p text:style-name="a606" text:class-names="" text:cond-style-name=""><text:span text:style-name="a6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1">
            <text:list-item>
              <text:list text:style-name="a611">
                <text:list-item>
                  <text:list text:style-name="a611">
                    <text:list-item>
                      <text:list text:style-name="a611">
                        <text:list-item>
                          <text:list text:style-name="a611">
                            <text:list-item>
                              <text:p text:style-name="a610" text:class-names="" text:cond-style-name=""><text:span text:style-name="a608" text:class-names="">Fifth level</text:span><text:span text:style-name="a6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4" presentation:style-name="a616" draw:name="Text Placeholder 3" svg:x="0.75868in" svg:y="2.4809in" svg:width="3.55556in" svg:height="4.59722in" presentation:class="outline" presentation:placeholder="false">
        <draw:text-box>
          <text:list text:style-name="a615">
            <text:list-item>
              <text:p text:style-name="a614" text:class-names="" text:cond-style-name=""><text:span text:style-name="a613" text:class-names="">Click to edit Master text styles</text:span></text:p>
            </text:list-item>
          </text:list>
        </draw:text-box>
        <svg:title/>
        <svg:desc/>
      </draw:frame>
      <draw:frame draw:id="id85" presentation:style-name="a619" draw:name="Date Placeholder 4" svg:x="0.55079in" svg:y="7.53386in" svg:width="2.56732in" svg:height="0.57008in" presentation:class="date-time" presentation:placeholder="false">
        <draw:text-box>
          <text:p text:style-name="a618" text:class-names="" text:cond-style-name=""><text:span text:style-name="a617" text:class-names=""/></text:p>
        </draw:text-box>
        <svg:title/>
        <svg:desc/>
      </draw:frame>
      <draw:frame draw:id="id86" presentation:style-name="a622" draw:name="Footer Placeholder 5" svg:x="3.7685in" svg:y="7.53386in" svg:width="3.49291in" svg:height="0.57008in" presentation:class="footer" presentation:placeholder="false">
        <draw:text-box>
          <text:p text:style-name="a621" text:class-names="" text:cond-style-name=""><text:span text:style-name="a620" text:class-names=""/></text:p>
        </draw:text-box>
        <svg:title/>
        <svg:desc/>
      </draw:frame>
      <draw:frame draw:id="id87" presentation:style-name="a626" draw:name="Slide Number Placeholder 6" svg:x="7.90118in" svg:y="7.53386in" svg:width="2.56732in" svg:height="0.57008in" presentation:class="page-number" presentation:placeholder="false">
        <draw:text-box>
          <text:p text:style-name="a625" text:class-names="" text:cond-style-name=""><text:span text:style-name="a623" text:class-names=""><text:page-number style:num-format="1" text:fixed="false"/></text:span><text:span text:style-name="a624" text:class-names=""/></text:p>
        </draw:text-box>
        <svg:title/>
        <svg:desc/>
      </draw:frame>
      <presentation:notes style:page-layout-name="pageLayout2" draw:style-name="a631">
        <draw:page-thumbnail svg:x="1.73661in" svg:y="1.1in" svg:width="5.02638in" svg:height="3.76969in" presentation:class="page" draw:id="id3" presentation:style-name="a627" draw:name="Slide Image Placeholder 1">
          <svg:title/>
          <svg:desc/>
        </draw:page-thumbnail>
        <draw:frame draw:id="id4" presentation:style-name="a630" draw:name="Notes Placeholder 2" svg:x="1.29606in" svg:y="5.23583in" svg:width="5.91339in" svg:height="4.18425in" presentation:class="notes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632">
      <draw:frame draw:id="id88" presentation:style-name="a636" draw:name="Title 1" svg:x="0.75868in" svg:y="0.55208in" svg:width="3.55556in" svg:height="1.92882in" presentation:class="title" presentation:placeholder="false">
        <draw:text-box>
          <text:p text:style-name="a635" text:class-names="" text:cond-style-name=""><text:span text:style-name="a633" text:class-names="">Click to edit Master title style</text:span><text:span text:style-name="a634" text:class-names=""/></text:p>
        </draw:text-box>
        <svg:title/>
        <svg:desc/>
      </draw:frame>
      <draw:frame draw:id="id89" presentation:style-name="a639" draw:name="Picture Placeholder 2" svg:x="4.68576in" svg:y="1.19097in" svg:width="5.57812in" svg:height="5.87674in" presentation:class="graphic" presentation:placeholder="false">
        <draw:text-box>
          <text:p text:style-name="a638" text:class-names="" text:cond-style-name=""><text:span text:style-name="a637" text:class-names=""/></text:p>
        </draw:text-box>
        <svg:title/>
        <svg:desc/>
      </draw:frame>
      <draw:frame draw:id="id90" presentation:style-name="a643" draw:name="Text Placeholder 3" svg:x="0.75868in" svg:y="2.4809in" svg:width="3.55556in" svg:height="4.59722in" presentation:class="outline" presentation:placeholder="false">
        <draw:text-box>
          <text:list text:style-name="a642">
            <text:list-item>
              <text:p text:style-name="a641" text:class-names="" text:cond-style-name=""><text:span text:style-name="a640" text:class-names="">Click to edit Master text styles</text:span></text:p>
            </text:list-item>
          </text:list>
        </draw:text-box>
        <svg:title/>
        <svg:desc/>
      </draw:frame>
      <draw:frame draw:id="id91" presentation:style-name="a646" draw:name="Date Placeholder 4" svg:x="0.55079in" svg:y="7.53386in" svg:width="2.56732in" svg:height="0.57008in" presentation:class="date-time" presentation:placeholder="false">
        <draw:text-box>
          <text:p text:style-name="a645" text:class-names="" text:cond-style-name=""><text:span text:style-name="a644" text:class-names=""/></text:p>
        </draw:text-box>
        <svg:title/>
        <svg:desc/>
      </draw:frame>
      <draw:frame draw:id="id92" presentation:style-name="a649" draw:name="Footer Placeholder 5" svg:x="3.7685in" svg:y="7.53386in" svg:width="3.49291in" svg:height="0.57008in" presentation:class="footer" presentation:placeholder="false">
        <draw:text-box>
          <text:p text:style-name="a648" text:class-names="" text:cond-style-name=""><text:span text:style-name="a647" text:class-names=""/></text:p>
        </draw:text-box>
        <svg:title/>
        <svg:desc/>
      </draw:frame>
      <draw:frame draw:id="id93" presentation:style-name="a653" draw:name="Slide Number Placeholder 6" svg:x="7.90118in" svg:y="7.53386in" svg:width="2.56732in" svg:height="0.57008in" presentation:class="page-number" presentation:placeholder="false">
        <draw:text-box>
          <text:p text:style-name="a652" text:class-names="" text:cond-style-name=""><text:span text:style-name="a650" text:class-names=""><text:page-number style:num-format="1" text:fixed="false"/></text:span><text:span text:style-name="a651" text:class-names=""/></text:p>
        </draw:text-box>
        <svg:title/>
        <svg:desc/>
      </draw:frame>
      <presentation:notes style:page-layout-name="pageLayout2" draw:style-name="a658">
        <draw:page-thumbnail svg:x="1.73661in" svg:y="1.1in" svg:width="5.02638in" svg:height="3.76969in" presentation:class="page" draw:id="id3" presentation:style-name="a654" draw:name="Slide Image Placeholder 1">
          <svg:title/>
          <svg:desc/>
        </draw:page-thumbnail>
        <draw:frame draw:id="id4" presentation:style-name="a657" draw:name="Notes Placeholder 2" svg:x="1.29606in" svg:y="5.23583in" svg:width="5.91339in" svg:height="4.18425in" presentation:class="notes" presentation:placeholder="false">
          <draw:text-box>
            <text:p text:style-name="a656" text:class-names="" text:cond-style-name=""><text:span text:style-name="a655" text:class-names=""/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659">
      <draw:frame draw:id="id94" presentation:style-name="a663" draw:name="Title 1" svg:x="0.55079in" svg:y="0.32953in" svg:width="9.91772in" svg:height="1.38071in" presentation:class="title" presentation:placeholder="false">
        <draw:text-box>
          <text:p text:style-name="a662" text:class-names="" text:cond-style-name=""><text:span text:style-name="a660" text:class-names="">Click to edit Master title style</text:span><text:span text:style-name="a661" text:class-names=""/></text:p>
        </draw:text-box>
        <svg:title/>
        <svg:desc/>
      </draw:frame>
      <draw:frame draw:id="id95" presentation:style-name="a680" draw:name="Vertical Text Placeholder 2" svg:x="0.55079in" svg:y="1.93504in" svg:width="9.91772in" svg:height="5.45787in" presentation:class="outline" presentation:placeholder="false">
        <draw:text-box>
          <text:list text:style-name="a666">
            <text:list-item>
              <text:p text:style-name="a665" text:class-names="" text:cond-style-name=""><text:span text:style-name="a664" text:class-names="">Click to edit Master text styles</text:span></text:p>
            </text:list-item>
          </text:list>
          <text:list text:style-name="a669">
            <text:list-item>
              <text:list text:style-name="a669">
                <text:list-item>
                  <text:p text:style-name="a668" text:class-names="" text:cond-style-name=""><text:span text:style-name="a667" text:class-names="">Second level</text:span></text:p>
                </text:list-item>
              </text:list>
            </text:list-item>
          </text:list>
          <text:list text:style-name="a672">
            <text:list-item>
              <text:list text:style-name="a672">
                <text:list-item>
                  <text:list text:style-name="a672">
                    <text:list-item>
                      <text:p text:style-name="a671" text:class-names="" text:cond-style-name=""><text:span text:style-name="a670" text:class-names="">Third level</text:span></text:p>
                    </text:list-item>
                  </text:list>
                </text:list-item>
              </text:list>
            </text:list-item>
          </text:list>
          <text:list text:style-name="a675">
            <text:list-item>
              <text:list text:style-name="a675">
                <text:list-item>
                  <text:list text:style-name="a675">
                    <text:list-item>
                      <text:list text:style-name="a675">
                        <text:list-item>
                          <text:p text:style-name="a674" text:class-names="" text:cond-style-name=""><text:span text:style-name="a6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9">
            <text:list-item>
              <text:list text:style-name="a679">
                <text:list-item>
                  <text:list text:style-name="a679">
                    <text:list-item>
                      <text:list text:style-name="a679">
                        <text:list-item>
                          <text:list text:style-name="a679">
                            <text:list-item>
                              <text:p text:style-name="a678" text:class-names="" text:cond-style-name=""><text:span text:style-name="a676" text:class-names="">Fifth level</text:span><text:span text:style-name="a6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6" presentation:style-name="a683" draw:name="Date Placeholder 3" svg:x="0.55079in" svg:y="7.53386in" svg:width="2.56732in" svg:height="0.57008in" presentation:class="date-time" presentation:placeholder="false">
        <draw:text-box>
          <text:p text:style-name="a682" text:class-names="" text:cond-style-name=""><text:span text:style-name="a681" text:class-names=""/></text:p>
        </draw:text-box>
        <svg:title/>
        <svg:desc/>
      </draw:frame>
      <draw:frame draw:id="id97" presentation:style-name="a686" draw:name="Footer Placeholder 4" svg:x="3.7685in" svg:y="7.53386in" svg:width="3.49291in" svg:height="0.57008in" presentation:class="footer" presentation:placeholder="false">
        <draw:text-box>
          <text:p text:style-name="a685" text:class-names="" text:cond-style-name=""><text:span text:style-name="a684" text:class-names=""/></text:p>
        </draw:text-box>
        <svg:title/>
        <svg:desc/>
      </draw:frame>
      <draw:frame draw:id="id98" presentation:style-name="a690" draw:name="Slide Number Placeholder 5" svg:x="7.90118in" svg:y="7.53386in" svg:width="2.56732in" svg:height="0.57008in" presentation:class="page-number" presentation:placeholder="false">
        <draw:text-box>
          <text:p text:style-name="a689" text:class-names="" text:cond-style-name=""><text:span text:style-name="a687" text:class-names=""><text:page-number style:num-format="1" text:fixed="false"/></text:span><text:span text:style-name="a688" text:class-names=""/></text:p>
        </draw:text-box>
        <svg:title/>
        <svg:desc/>
      </draw:frame>
      <presentation:notes style:page-layout-name="pageLayout2" draw:style-name="a695">
        <draw:page-thumbnail svg:x="1.73661in" svg:y="1.1in" svg:width="5.02638in" svg:height="3.76969in" presentation:class="page" draw:id="id3" presentation:style-name="a691" draw:name="Slide Image Placeholder 1">
          <svg:title/>
          <svg:desc/>
        </draw:page-thumbnail>
        <draw:frame draw:id="id4" presentation:style-name="a694" draw:name="Notes Placeholder 2" svg:x="1.29606in" svg:y="5.23583in" svg:width="5.91339in" svg:height="4.18425in" presentation:class="notes" presentation:placeholder="false">
          <draw:text-box>
            <text:p text:style-name="a693" text:class-names="" text:cond-style-name=""><text:span text:style-name="a692" text:class-names=""/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696">
      <draw:frame draw:id="id99" presentation:style-name="a700" draw:name="Vertical Title 1" svg:x="7.98958in" svg:y="0.32986in" svg:width="2.47917in" svg:height="7.0625in" presentation:class="title" presentation:placeholder="false">
        <draw:text-box>
          <text:p text:style-name="a699" text:class-names="" text:cond-style-name=""><text:span text:style-name="a697" text:class-names="">Click to edit Master title style</text:span><text:span text:style-name="a698" text:class-names=""/></text:p>
        </draw:text-box>
        <svg:title/>
        <svg:desc/>
      </draw:frame>
      <draw:frame draw:id="id100" presentation:style-name="a717" draw:name="Vertical Text Placeholder 2" svg:x="0.55035in" svg:y="0.32986in" svg:width="7.27257in" svg:height="7.0625in" presentation:class="outline" presentation:placeholder="false">
        <draw:text-box>
          <text:list text:style-name="a703">
            <text:list-item>
              <text:p text:style-name="a702" text:class-names="" text:cond-style-name=""><text:span text:style-name="a701" text:class-names="">Click to edit Master text styles</text:span></text:p>
            </text:list-item>
          </text:list>
          <text:list text:style-name="a706">
            <text:list-item>
              <text:list text:style-name="a706">
                <text:list-item>
                  <text:p text:style-name="a705" text:class-names="" text:cond-style-name=""><text:span text:style-name="a704" text:class-names="">Second level</text:span></text:p>
                </text:list-item>
              </text:list>
            </text:list-item>
          </text:list>
          <text:list text:style-name="a709">
            <text:list-item>
              <text:list text:style-name="a709">
                <text:list-item>
                  <text:list text:style-name="a709">
                    <text:list-item>
                      <text:p text:style-name="a708" text:class-names="" text:cond-style-name=""><text:span text:style-name="a707" text:class-names="">Third level</text:span></text:p>
                    </text:list-item>
                  </text:list>
                </text:list-item>
              </text:list>
            </text:list-item>
          </text:list>
          <text:list text:style-name="a712">
            <text:list-item>
              <text:list text:style-name="a712">
                <text:list-item>
                  <text:list text:style-name="a712">
                    <text:list-item>
                      <text:list text:style-name="a712">
                        <text:list-item>
                          <text:p text:style-name="a711" text:class-names="" text:cond-style-name=""><text:span text:style-name="a7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6">
            <text:list-item>
              <text:list text:style-name="a716">
                <text:list-item>
                  <text:list text:style-name="a716">
                    <text:list-item>
                      <text:list text:style-name="a716">
                        <text:list-item>
                          <text:list text:style-name="a716">
                            <text:list-item>
                              <text:p text:style-name="a715" text:class-names="" text:cond-style-name=""><text:span text:style-name="a713" text:class-names="">Fifth level</text:span><text:span text:style-name="a7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1" presentation:style-name="a720" draw:name="Date Placeholder 3" svg:x="0.55079in" svg:y="7.53386in" svg:width="2.56732in" svg:height="0.57008in" presentation:class="date-time" presentation:placeholder="false">
        <draw:text-box>
          <text:p text:style-name="a719" text:class-names="" text:cond-style-name=""><text:span text:style-name="a718" text:class-names=""/></text:p>
        </draw:text-box>
        <svg:title/>
        <svg:desc/>
      </draw:frame>
      <draw:frame draw:id="id102" presentation:style-name="a723" draw:name="Footer Placeholder 4" svg:x="3.7685in" svg:y="7.53386in" svg:width="3.49291in" svg:height="0.57008in" presentation:class="footer" presentation:placeholder="false">
        <draw:text-box>
          <text:p text:style-name="a722" text:class-names="" text:cond-style-name=""><text:span text:style-name="a721" text:class-names=""/></text:p>
        </draw:text-box>
        <svg:title/>
        <svg:desc/>
      </draw:frame>
      <draw:frame draw:id="id103" presentation:style-name="a727" draw:name="Slide Number Placeholder 5" svg:x="7.90118in" svg:y="7.53386in" svg:width="2.56732in" svg:height="0.57008in" presentation:class="page-number" presentation:placeholder="false">
        <draw:text-box>
          <text:p text:style-name="a726" text:class-names="" text:cond-style-name=""><text:span text:style-name="a724" text:class-names=""><text:page-number style:num-format="1" text:fixed="false"/></text:span><text:span text:style-name="a725" text:class-names=""/></text:p>
        </draw:text-box>
        <svg:title/>
        <svg:desc/>
      </draw:frame>
      <presentation:notes style:page-layout-name="pageLayout2" draw:style-name="a732">
        <draw:page-thumbnail svg:x="1.73661in" svg:y="1.1in" svg:width="5.02638in" svg:height="3.76969in" presentation:class="page" draw:id="id3" presentation:style-name="a728" draw:name="Slide Image Placeholder 1">
          <svg:title/>
          <svg:desc/>
        </draw:page-thumbnail>
        <draw:frame draw:id="id4" presentation:style-name="a731" draw:name="Notes Placeholder 2" svg:x="1.29606in" svg:y="5.23583in" svg:width="5.91339in" svg:height="4.18425in" presentation:class="notes" presentation:placeholder="false">
          <draw:text-box>
            <text:p text:style-name="a730" text:class-names="" text:cond-style-name=""><text:span text:style-name="a729" text:class-names=""/></text:p>
          </draw:text-box>
          <svg:title/>
          <svg:desc/>
        </draw:frame>
      </presentation:notes>
    </style:master-page>
    <style:master-page style:name="Master3-lyt-bluegrey" style:page-layout-name="pageLayout1" draw:style-name="a734">
      <draw:frame draw:id="id104" presentation:style-name="a737" draw:name="Title Placeholder 1" svg:x="0.55079in" svg:y="0.32953in" svg:width="9.91772in" svg:height="1.38071in" presentation:class="title" presentation:placeholder="false">
        <draw:text-box>
          <text:p text:style-name="a736" text:class-names="" text:cond-style-name=""><text:span text:style-name="a735" text:class-names=""/></text:p>
        </draw:text-box>
        <svg:title/>
        <svg:desc/>
      </draw:frame>
      <draw:frame draw:id="id105" presentation:style-name="a754" draw:name="Text Placeholder 2" svg:x="0.55079in" svg:y="1.93504in" svg:width="9.91772in" svg:height="5.45787in" presentation:class="outline" presentation:placeholder="false">
        <draw:text-box>
          <text:list text:style-name="a740">
            <text:list-item>
              <text:p text:style-name="a739" text:class-names="" text:cond-style-name=""><text:span text:style-name="a738" text:class-names="">Click to edit Master text styles</text:span></text:p>
            </text:list-item>
          </text:list>
          <text:list text:style-name="a743">
            <text:list-item>
              <text:list text:style-name="a743">
                <text:list-item>
                  <text:p text:style-name="a742" text:class-names="" text:cond-style-name=""><text:span text:style-name="a741" text:class-names="">Second level</text:span></text:p>
                </text:list-item>
              </text:list>
            </text:list-item>
          </text:list>
          <text:list text:style-name="a746">
            <text:list-item>
              <text:list text:style-name="a746">
                <text:list-item>
                  <text:list text:style-name="a746">
                    <text:list-item>
                      <text:p text:style-name="a745" text:class-names="" text:cond-style-name=""><text:span text:style-name="a744" text:class-names="">Third level</text:span></text:p>
                    </text:list-item>
                  </text:list>
                </text:list-item>
              </text:list>
            </text:list-item>
          </text:list>
          <text:list text:style-name="a749">
            <text:list-item>
              <text:list text:style-name="a749">
                <text:list-item>
                  <text:list text:style-name="a749">
                    <text:list-item>
                      <text:list text:style-name="a749">
                        <text:list-item>
                          <text:p text:style-name="a748" text:class-names="" text:cond-style-name=""><text:span text:style-name="a7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3">
            <text:list-item>
              <text:list text:style-name="a753">
                <text:list-item>
                  <text:list text:style-name="a753">
                    <text:list-item>
                      <text:list text:style-name="a753">
                        <text:list-item>
                          <text:list text:style-name="a753">
                            <text:list-item>
                              <text:p text:style-name="a752" text:class-names="" text:cond-style-name=""><text:span text:style-name="a750" text:class-names="">Fifth level</text:span><text:span text:style-name="a7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6" presentation:style-name="a757" draw:name="Date Placeholder 3" svg:x="0.55079in" svg:y="7.53386in" svg:width="2.56732in" svg:height="0.57008in" presentation:class="date-time" presentation:placeholder="false">
        <draw:text-box>
          <text:p text:style-name="a756" text:class-names="" text:cond-style-name=""><text:span text:style-name="a755" text:class-names=""/></text:p>
        </draw:text-box>
        <svg:title/>
        <svg:desc/>
      </draw:frame>
      <draw:frame draw:id="id107" presentation:style-name="a760" draw:name="Footer Placeholder 4" svg:x="3.7685in" svg:y="7.53386in" svg:width="3.49291in" svg:height="0.57008in" presentation:class="footer" presentation:placeholder="false">
        <draw:text-box>
          <text:p text:style-name="a759" text:class-names="" text:cond-style-name=""><text:span text:style-name="a758" text:class-names=""/></text:p>
        </draw:text-box>
        <svg:title/>
        <svg:desc/>
      </draw:frame>
      <draw:frame draw:id="id108" presentation:style-name="a763" draw:name="Slide Number Placeholder 5" svg:x="7.90118in" svg:y="7.53386in" svg:width="2.56732in" svg:height="0.57008in" presentation:class="page-number" presentation:placeholder="false">
        <draw:text-box>
          <text:p text:style-name="a762" text:class-names="" text:cond-style-name=""><text:span text:style-name="a761" text:class-names=""><text:page-number style:num-format="1" text:fixed="false"/></text:span></text:p>
        </draw:text-box>
        <svg:title/>
        <svg:desc/>
      </draw:frame>
      <presentation:notes style:page-layout-name="pageLayout2" draw:style-name="a768">
        <draw:page-thumbnail svg:x="1.73661in" svg:y="1.1in" svg:width="5.02638in" svg:height="3.76969in" presentation:class="page" draw:id="id3" presentation:style-name="a764" draw:name="Slide Image Placeholder 1">
          <svg:title/>
          <svg:desc/>
        </draw:page-thumbnail>
        <draw:frame draw:id="id4" presentation:style-name="a767" draw:name="Notes Placeholder 2" svg:x="1.29606in" svg:y="5.23583in" svg:width="5.91339in" svg:height="4.18425in" presentation:class="notes" presentation:placeholder="false">
          <draw:text-box>
            <text:p text:style-name="a766" text:class-names="" text:cond-style-name=""><text:span text:style-name="a765" text:class-names=""/></text:p>
          </draw:text-box>
          <svg:title/>
          <svg:desc/>
        </draw:frame>
      </presentation:notes>
    </style:master-page>
    <style:master-page style:name="Master3-Layout1-title-Title-Slide" style:page-layout-name="pageLayout1" draw:style-name="a770">
      <draw:frame draw:id="id109" presentation:style-name="a774" draw:name="Title 1" svg:x="1.37847in" svg:y="1.35417in" svg:width="8.26563in" svg:height="2.87847in" presentation:class="title" presentation:placeholder="false">
        <draw:text-box>
          <text:p text:style-name="a773" text:class-names="" text:cond-style-name=""><text:span text:style-name="a771" text:class-names="">Click to edit Master title style</text:span><text:span text:style-name="a772" text:class-names=""/></text:p>
        </draw:text-box>
        <svg:title/>
        <svg:desc/>
      </draw:frame>
      <draw:frame draw:id="id110" presentation:style-name="a778" draw:name="Subtitle 2" svg:x="1.37847in" svg:y="4.34375in" svg:width="8.26563in" svg:height="1.99653in" presentation:class="subtitle" presentation:placeholder="false">
        <draw:text-box>
          <text:p text:style-name="a777" text:class-names="" text:cond-style-name=""><text:span text:style-name="a775" text:class-names="">Click to edit Master subtitle style</text:span><text:span text:style-name="a776" text:class-names=""/></text:p>
        </draw:text-box>
        <svg:title/>
        <svg:desc/>
      </draw:frame>
      <draw:frame draw:id="id111" presentation:style-name="a781" draw:name="Date Placeholder 3" svg:x="0.55079in" svg:y="7.53386in" svg:width="2.56732in" svg:height="0.57008in" presentation:class="date-time" presentation:placeholder="false">
        <draw:text-box>
          <text:p text:style-name="a780" text:class-names="" text:cond-style-name=""><text:span text:style-name="a779" text:class-names=""/></text:p>
        </draw:text-box>
        <svg:title/>
        <svg:desc/>
      </draw:frame>
      <draw:frame draw:id="id112" presentation:style-name="a784" draw:name="Footer Placeholder 4" svg:x="3.7685in" svg:y="7.53386in" svg:width="3.49291in" svg:height="0.57008in" presentation:class="footer" presentation:placeholder="false">
        <draw:text-box>
          <text:p text:style-name="a783" text:class-names="" text:cond-style-name=""><text:span text:style-name="a782" text:class-names=""/></text:p>
        </draw:text-box>
        <svg:title/>
        <svg:desc/>
      </draw:frame>
      <draw:frame draw:id="id113" presentation:style-name="a788" draw:name="Slide Number Placeholder 5" svg:x="7.90118in" svg:y="7.53386in" svg:width="2.56732in" svg:height="0.57008in" presentation:class="page-number" presentation:placeholder="false">
        <draw:text-box>
          <text:p text:style-name="a787" text:class-names="" text:cond-style-name=""><text:span text:style-name="a785" text:class-names=""><text:page-number style:num-format="1" text:fixed="false"/></text:span><text:span text:style-name="a786" text:class-names=""/></text:p>
        </draw:text-box>
        <svg:title/>
        <svg:desc/>
      </draw:frame>
      <presentation:notes style:page-layout-name="pageLayout2" draw:style-name="a793">
        <draw:page-thumbnail svg:x="1.73661in" svg:y="1.1in" svg:width="5.02638in" svg:height="3.76969in" presentation:class="page" draw:id="id3" presentation:style-name="a789" draw:name="Slide Image Placeholder 1">
          <svg:title/>
          <svg:desc/>
        </draw:page-thumbnail>
        <draw:frame draw:id="id4" presentation:style-name="a792" draw:name="Notes Placeholder 2" svg:x="1.29606in" svg:y="5.23583in" svg:width="5.91339in" svg:height="4.18425in" presentation:class="notes" presentation:placeholder="false">
          <draw:text-box>
            <text:p text:style-name="a791" text:class-names="" text:cond-style-name=""><text:span text:style-name="a790" text:class-names=""/></text:p>
          </draw:text-box>
          <svg:title/>
          <svg:desc/>
        </draw:frame>
      </presentation:notes>
    </style:master-page>
    <style:master-page style:name="Master3-Layout2-obj-Title-and-Content" style:page-layout-name="pageLayout1" draw:style-name="a795">
      <draw:frame draw:id="id114" presentation:style-name="a799" draw:name="Title 1" svg:x="0.55079in" svg:y="0.32953in" svg:width="9.91772in" svg:height="1.38071in" presentation:class="title" presentation:placeholder="false">
        <draw:text-box>
          <text:p text:style-name="a798" text:class-names="" text:cond-style-name=""><text:span text:style-name="a796" text:class-names="">Click to edit Master title style</text:span><text:span text:style-name="a797" text:class-names=""/></text:p>
        </draw:text-box>
        <svg:title/>
        <svg:desc/>
      </draw:frame>
      <draw:frame draw:id="id115" presentation:style-name="a815" draw:name="Content Placeholder 2" svg:x="0.55079in" svg:y="1.93504in" svg:width="9.91772in" svg:height="5.45787in" presentation:class="object" presentation:placeholder="false">
        <draw:text-box>
          <text:p text:style-name="a801" text:class-names="" text:cond-style-name=""><text:span text:style-name="a800" text:class-names="">Click to edit Master text styles</text:span></text:p>
          <text:list text:style-name="a804">
            <text:list-item>
              <text:list text:style-name="a804">
                <text:list-item>
                  <text:p text:style-name="a803" text:class-names="" text:cond-style-name=""><text:span text:style-name="a802" text:class-names="">Second level</text:span></text:p>
                </text:list-item>
              </text:list>
            </text:list-item>
          </text:list>
          <text:list text:style-name="a807">
            <text:list-item>
              <text:list text:style-name="a807">
                <text:list-item>
                  <text:list text:style-name="a807">
                    <text:list-item>
                      <text:p text:style-name="a806" text:class-names="" text:cond-style-name=""><text:span text:style-name="a805" text:class-names="">Third level</text:span></text:p>
                    </text:list-item>
                  </text:list>
                </text:list-item>
              </text:list>
            </text:list-item>
          </text:list>
          <text:list text:style-name="a810">
            <text:list-item>
              <text:list text:style-name="a810">
                <text:list-item>
                  <text:list text:style-name="a810">
                    <text:list-item>
                      <text:list text:style-name="a810">
                        <text:list-item>
                          <text:p text:style-name="a809" text:class-names="" text:cond-style-name=""><text:span text:style-name="a8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4">
            <text:list-item>
              <text:list text:style-name="a814">
                <text:list-item>
                  <text:list text:style-name="a814">
                    <text:list-item>
                      <text:list text:style-name="a814">
                        <text:list-item>
                          <text:list text:style-name="a814">
                            <text:list-item>
                              <text:p text:style-name="a813" text:class-names="" text:cond-style-name=""><text:span text:style-name="a811" text:class-names="">Fifth level</text:span><text:span text:style-name="a8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6" presentation:style-name="a818" draw:name="Date Placeholder 3" svg:x="0.55079in" svg:y="7.53386in" svg:width="2.56732in" svg:height="0.57008in" presentation:class="date-time" presentation:placeholder="false">
        <draw:text-box>
          <text:p text:style-name="a817" text:class-names="" text:cond-style-name=""><text:span text:style-name="a816" text:class-names=""/></text:p>
        </draw:text-box>
        <svg:title/>
        <svg:desc/>
      </draw:frame>
      <draw:frame draw:id="id117" presentation:style-name="a821" draw:name="Footer Placeholder 4" svg:x="3.7685in" svg:y="7.53386in" svg:width="3.49291in" svg:height="0.57008in" presentation:class="footer" presentation:placeholder="false">
        <draw:text-box>
          <text:p text:style-name="a820" text:class-names="" text:cond-style-name=""><text:span text:style-name="a819" text:class-names=""/></text:p>
        </draw:text-box>
        <svg:title/>
        <svg:desc/>
      </draw:frame>
      <draw:frame draw:id="id118" presentation:style-name="a825" draw:name="Slide Number Placeholder 5" svg:x="7.90118in" svg:y="7.53386in" svg:width="2.56732in" svg:height="0.57008in" presentation:class="page-number" presentation:placeholder="false">
        <draw:text-box>
          <text:p text:style-name="a824" text:class-names="" text:cond-style-name=""><text:span text:style-name="a822" text:class-names=""><text:page-number style:num-format="1" text:fixed="false"/></text:span><text:span text:style-name="a823" text:class-names=""/></text:p>
        </draw:text-box>
        <svg:title/>
        <svg:desc/>
      </draw:frame>
      <presentation:notes style:page-layout-name="pageLayout2" draw:style-name="a830">
        <draw:page-thumbnail svg:x="1.73661in" svg:y="1.1in" svg:width="5.02638in" svg:height="3.76969in" presentation:class="page" draw:id="id3" presentation:style-name="a826" draw:name="Slide Image Placeholder 1">
          <svg:title/>
          <svg:desc/>
        </draw:page-thumbnail>
        <draw:frame draw:id="id4" presentation:style-name="a829" draw:name="Notes Placeholder 2" svg:x="1.29606in" svg:y="5.23583in" svg:width="5.91339in" svg:height="4.18425in" presentation:class="notes" presentation:placeholder="false">
          <draw:text-box>
            <text:p text:style-name="a828" text:class-names="" text:cond-style-name=""><text:span text:style-name="a827" text:class-names=""/></text:p>
          </draw:text-box>
          <svg:title/>
          <svg:desc/>
        </draw:frame>
      </presentation:notes>
    </style:master-page>
    <style:master-page style:name="Master3-Layout3-secHead-Section-Header" style:page-layout-name="pageLayout1" draw:style-name="a832">
      <draw:frame draw:id="id119" presentation:style-name="a836" draw:name="Title 1" svg:x="0.75174in" svg:y="2.0625in" svg:width="9.50521in" svg:height="3.43924in" presentation:class="title" presentation:placeholder="false">
        <draw:text-box>
          <text:p text:style-name="a835" text:class-names="" text:cond-style-name=""><text:span text:style-name="a833" text:class-names="">Click to edit Master title style</text:span><text:span text:style-name="a834" text:class-names=""/></text:p>
        </draw:text-box>
        <svg:title/>
        <svg:desc/>
      </draw:frame>
      <draw:frame draw:id="id120" presentation:style-name="a840" draw:name="Text Placeholder 2" svg:x="0.75174in" svg:y="5.53472in" svg:width="9.50521in" svg:height="1.80903in" presentation:class="outline" presentation:placeholder="false">
        <draw:text-box>
          <text:list text:style-name="a839">
            <text:list-item>
              <text:p text:style-name="a838" text:class-names="" text:cond-style-name=""><text:span text:style-name="a837" text:class-names="">Click to edit Master text styles</text:span></text:p>
            </text:list-item>
          </text:list>
        </draw:text-box>
        <svg:title/>
        <svg:desc/>
      </draw:frame>
      <draw:frame draw:id="id121" presentation:style-name="a843" draw:name="Date Placeholder 3" svg:x="0.55079in" svg:y="7.53386in" svg:width="2.56732in" svg:height="0.57008in" presentation:class="date-time" presentation:placeholder="false">
        <draw:text-box>
          <text:p text:style-name="a842" text:class-names="" text:cond-style-name=""><text:span text:style-name="a841" text:class-names=""/></text:p>
        </draw:text-box>
        <svg:title/>
        <svg:desc/>
      </draw:frame>
      <draw:frame draw:id="id122" presentation:style-name="a846" draw:name="Footer Placeholder 4" svg:x="3.7685in" svg:y="7.53386in" svg:width="3.49291in" svg:height="0.57008in" presentation:class="footer" presentation:placeholder="false">
        <draw:text-box>
          <text:p text:style-name="a845" text:class-names="" text:cond-style-name=""><text:span text:style-name="a844" text:class-names=""/></text:p>
        </draw:text-box>
        <svg:title/>
        <svg:desc/>
      </draw:frame>
      <draw:frame draw:id="id123" presentation:style-name="a850" draw:name="Slide Number Placeholder 5" svg:x="7.90118in" svg:y="7.53386in" svg:width="2.56732in" svg:height="0.57008in" presentation:class="page-number" presentation:placeholder="false">
        <draw:text-box>
          <text:p text:style-name="a849" text:class-names="" text:cond-style-name=""><text:span text:style-name="a847" text:class-names=""><text:page-number style:num-format="1" text:fixed="false"/></text:span><text:span text:style-name="a848" text:class-names=""/></text:p>
        </draw:text-box>
        <svg:title/>
        <svg:desc/>
      </draw:frame>
      <presentation:notes style:page-layout-name="pageLayout2" draw:style-name="a855">
        <draw:page-thumbnail svg:x="1.73661in" svg:y="1.1in" svg:width="5.02638in" svg:height="3.76969in" presentation:class="page" draw:id="id3" presentation:style-name="a851" draw:name="Slide Image Placeholder 1">
          <svg:title/>
          <svg:desc/>
        </draw:page-thumbnail>
        <draw:frame draw:id="id4" presentation:style-name="a854" draw:name="Notes Placeholder 2" svg:x="1.29606in" svg:y="5.23583in" svg:width="5.91339in" svg:height="4.18425in" presentation:class="notes" presentation:placeholder="false">
          <draw:text-box>
            <text:p text:style-name="a853" text:class-names="" text:cond-style-name=""><text:span text:style-name="a852" text:class-names=""/></text:p>
          </draw:text-box>
          <svg:title/>
          <svg:desc/>
        </draw:frame>
      </presentation:notes>
    </style:master-page>
    <style:master-page style:name="Master3-Layout4-twoObj-Two-Content" style:page-layout-name="pageLayout1" draw:style-name="a857">
      <draw:frame draw:id="id124" presentation:style-name="a861" draw:name="Title 1" svg:x="0.55079in" svg:y="0.32953in" svg:width="9.91772in" svg:height="1.38071in" presentation:class="title" presentation:placeholder="false">
        <draw:text-box>
          <text:p text:style-name="a860" text:class-names="" text:cond-style-name=""><text:span text:style-name="a858" text:class-names="">Click to edit Master title style</text:span><text:span text:style-name="a859" text:class-names=""/></text:p>
        </draw:text-box>
        <svg:title/>
        <svg:desc/>
      </draw:frame>
      <draw:frame draw:id="id125" presentation:style-name="a877" draw:name="Content Placeholder 2" svg:x="0.55035in" svg:y="1.93576in" svg:width="4.875in" svg:height="5.4566in" presentation:class="object" presentation:placeholder="false">
        <draw:text-box>
          <text:p text:style-name="a863" text:class-names="" text:cond-style-name=""><text:span text:style-name="a862" text:class-names="">Click to edit Master text styles</text:span></text:p>
          <text:list text:style-name="a866">
            <text:list-item>
              <text:list text:style-name="a866">
                <text:list-item>
                  <text:p text:style-name="a865" text:class-names="" text:cond-style-name=""><text:span text:style-name="a864" text:class-names="">Second level</text:span></text:p>
                </text:list-item>
              </text:list>
            </text:list-item>
          </text:list>
          <text:list text:style-name="a869">
            <text:list-item>
              <text:list text:style-name="a869">
                <text:list-item>
                  <text:list text:style-name="a869">
                    <text:list-item>
                      <text:p text:style-name="a868" text:class-names="" text:cond-style-name=""><text:span text:style-name="a867" text:class-names="">Third level</text:span></text:p>
                    </text:list-item>
                  </text:list>
                </text:list-item>
              </text:list>
            </text:list-item>
          </text:list>
          <text:list text:style-name="a872">
            <text:list-item>
              <text:list text:style-name="a872">
                <text:list-item>
                  <text:list text:style-name="a872">
                    <text:list-item>
                      <text:list text:style-name="a872">
                        <text:list-item>
                          <text:p text:style-name="a871" text:class-names="" text:cond-style-name=""><text:span text:style-name="a8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6">
            <text:list-item>
              <text:list text:style-name="a876">
                <text:list-item>
                  <text:list text:style-name="a876">
                    <text:list-item>
                      <text:list text:style-name="a876">
                        <text:list-item>
                          <text:list text:style-name="a876">
                            <text:list-item>
                              <text:p text:style-name="a875" text:class-names="" text:cond-style-name=""><text:span text:style-name="a873" text:class-names="">Fifth level</text:span><text:span text:style-name="a8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6" presentation:style-name="a893" draw:name="Content Placeholder 3" svg:x="5.59201in" svg:y="1.93576in" svg:width="4.87674in" svg:height="5.4566in" presentation:class="object" presentation:placeholder="false">
        <draw:text-box>
          <text:p text:style-name="a879" text:class-names="" text:cond-style-name=""><text:span text:style-name="a878" text:class-names="">Click to edit Master text styles</text:span></text:p>
          <text:list text:style-name="a882">
            <text:list-item>
              <text:list text:style-name="a882">
                <text:list-item>
                  <text:p text:style-name="a881" text:class-names="" text:cond-style-name=""><text:span text:style-name="a880" text:class-names="">Second level</text:span></text:p>
                </text:list-item>
              </text:list>
            </text:list-item>
          </text:list>
          <text:list text:style-name="a885">
            <text:list-item>
              <text:list text:style-name="a885">
                <text:list-item>
                  <text:list text:style-name="a885">
                    <text:list-item>
                      <text:p text:style-name="a884" text:class-names="" text:cond-style-name=""><text:span text:style-name="a883" text:class-names="">Third level</text:span></text:p>
                    </text:list-item>
                  </text:list>
                </text:list-item>
              </text:list>
            </text:list-item>
          </text:list>
          <text:list text:style-name="a888">
            <text:list-item>
              <text:list text:style-name="a888">
                <text:list-item>
                  <text:list text:style-name="a888">
                    <text:list-item>
                      <text:list text:style-name="a888">
                        <text:list-item>
                          <text:p text:style-name="a887" text:class-names="" text:cond-style-name=""><text:span text:style-name="a8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2">
            <text:list-item>
              <text:list text:style-name="a892">
                <text:list-item>
                  <text:list text:style-name="a892">
                    <text:list-item>
                      <text:list text:style-name="a892">
                        <text:list-item>
                          <text:list text:style-name="a892">
                            <text:list-item>
                              <text:p text:style-name="a891" text:class-names="" text:cond-style-name=""><text:span text:style-name="a889" text:class-names="">Fifth level</text:span><text:span text:style-name="a8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7" presentation:style-name="a896" draw:name="Date Placeholder 4" svg:x="0.55079in" svg:y="7.53386in" svg:width="2.56732in" svg:height="0.57008in" presentation:class="date-time" presentation:placeholder="false">
        <draw:text-box>
          <text:p text:style-name="a895" text:class-names="" text:cond-style-name=""><text:span text:style-name="a894" text:class-names=""/></text:p>
        </draw:text-box>
        <svg:title/>
        <svg:desc/>
      </draw:frame>
      <draw:frame draw:id="id128" presentation:style-name="a899" draw:name="Footer Placeholder 5" svg:x="3.7685in" svg:y="7.53386in" svg:width="3.49291in" svg:height="0.57008in" presentation:class="footer" presentation:placeholder="false">
        <draw:text-box>
          <text:p text:style-name="a898" text:class-names="" text:cond-style-name=""><text:span text:style-name="a897" text:class-names=""/></text:p>
        </draw:text-box>
        <svg:title/>
        <svg:desc/>
      </draw:frame>
      <draw:frame draw:id="id129" presentation:style-name="a903" draw:name="Slide Number Placeholder 6" svg:x="7.90118in" svg:y="7.53386in" svg:width="2.56732in" svg:height="0.57008in" presentation:class="page-number" presentation:placeholder="false">
        <draw:text-box>
          <text:p text:style-name="a902" text:class-names="" text:cond-style-name=""><text:span text:style-name="a900" text:class-names=""><text:page-number style:num-format="1" text:fixed="false"/></text:span><text:span text:style-name="a901" text:class-names=""/></text:p>
        </draw:text-box>
        <svg:title/>
        <svg:desc/>
      </draw:frame>
      <presentation:notes style:page-layout-name="pageLayout2" draw:style-name="a908">
        <draw:page-thumbnail svg:x="1.73661in" svg:y="1.1in" svg:width="5.02638in" svg:height="3.76969in" presentation:class="page" draw:id="id3" presentation:style-name="a904" draw:name="Slide Image Placeholder 1">
          <svg:title/>
          <svg:desc/>
        </draw:page-thumbnail>
        <draw:frame draw:id="id4" presentation:style-name="a907" draw:name="Notes Placeholder 2" svg:x="1.29606in" svg:y="5.23583in" svg:width="5.91339in" svg:height="4.18425in" presentation:class="notes" presentation:placeholder="false">
          <draw:text-box>
            <text:p text:style-name="a906" text:class-names="" text:cond-style-name=""><text:span text:style-name="a905" text:class-names=""/></text:p>
          </draw:text-box>
          <svg:title/>
          <svg:desc/>
        </draw:frame>
      </presentation:notes>
    </style:master-page>
    <style:master-page style:name="Master3-Layout5-twoTxTwoObj-Comparison" style:page-layout-name="pageLayout1" draw:style-name="a910">
      <draw:frame draw:id="id130" presentation:style-name="a914" draw:name="Title 1" svg:x="0.75868in" svg:y="0.44097in" svg:width="9.50521in" svg:height="1.59722in" presentation:class="title" presentation:placeholder="false">
        <draw:text-box>
          <text:p text:style-name="a913" text:class-names="" text:cond-style-name=""><text:span text:style-name="a911" text:class-names="">Click to edit Master title style</text:span><text:span text:style-name="a912" text:class-names=""/></text:p>
        </draw:text-box>
        <svg:title/>
        <svg:desc/>
      </draw:frame>
      <draw:frame draw:id="id131" presentation:style-name="a918" draw:name="Text Placeholder 2" svg:x="0.75868in" svg:y="2.02778in" svg:width="4.66319in" svg:height="0.99306in" presentation:class="outline" presentation:placeholder="false">
        <draw:text-box>
          <text:list text:style-name="a917">
            <text:list-item>
              <text:p text:style-name="a916" text:class-names="" text:cond-style-name=""><text:span text:style-name="a915" text:class-names="">Click to edit Master text styles</text:span></text:p>
            </text:list-item>
          </text:list>
        </draw:text-box>
        <svg:title/>
        <svg:desc/>
      </draw:frame>
      <draw:frame draw:id="id132" presentation:style-name="a934" draw:name="Content Placeholder 3" svg:x="0.75868in" svg:y="3.02083in" svg:width="4.66319in" svg:height="4.44444in" presentation:class="object" presentation:placeholder="false">
        <draw:text-box>
          <text:p text:style-name="a920" text:class-names="" text:cond-style-name=""><text:span text:style-name="a919" text:class-names="">Click to edit Master text styles</text:span></text:p>
          <text:list text:style-name="a923">
            <text:list-item>
              <text:list text:style-name="a923">
                <text:list-item>
                  <text:p text:style-name="a922" text:class-names="" text:cond-style-name=""><text:span text:style-name="a921" text:class-names="">Second level</text:span></text:p>
                </text:list-item>
              </text:list>
            </text:list-item>
          </text:list>
          <text:list text:style-name="a926">
            <text:list-item>
              <text:list text:style-name="a926">
                <text:list-item>
                  <text:list text:style-name="a926">
                    <text:list-item>
                      <text:p text:style-name="a925" text:class-names="" text:cond-style-name=""><text:span text:style-name="a924" text:class-names="">Third level</text:span></text:p>
                    </text:list-item>
                  </text:list>
                </text:list-item>
              </text:list>
            </text:list-item>
          </text:list>
          <text:list text:style-name="a929">
            <text:list-item>
              <text:list text:style-name="a929">
                <text:list-item>
                  <text:list text:style-name="a929">
                    <text:list-item>
                      <text:list text:style-name="a929">
                        <text:list-item>
                          <text:p text:style-name="a928" text:class-names="" text:cond-style-name=""><text:span text:style-name="a9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33">
            <text:list-item>
              <text:list text:style-name="a933">
                <text:list-item>
                  <text:list text:style-name="a933">
                    <text:list-item>
                      <text:list text:style-name="a933">
                        <text:list-item>
                          <text:list text:style-name="a933">
                            <text:list-item>
                              <text:p text:style-name="a932" text:class-names="" text:cond-style-name=""><text:span text:style-name="a930" text:class-names="">Fifth level</text:span><text:span text:style-name="a9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3" presentation:style-name="a938" draw:name="Text Placeholder 4" svg:x="5.57986in" svg:y="2.02778in" svg:width="4.68403in" svg:height="0.99306in" presentation:class="outline" presentation:placeholder="false">
        <draw:text-box>
          <text:list text:style-name="a937">
            <text:list-item>
              <text:p text:style-name="a936" text:class-names="" text:cond-style-name=""><text:span text:style-name="a935" text:class-names="">Click to edit Master text styles</text:span></text:p>
            </text:list-item>
          </text:list>
        </draw:text-box>
        <svg:title/>
        <svg:desc/>
      </draw:frame>
      <draw:frame draw:id="id134" presentation:style-name="a954" draw:name="Content Placeholder 5" svg:x="5.57986in" svg:y="3.02083in" svg:width="4.68403in" svg:height="4.44444in" presentation:class="object" presentation:placeholder="false">
        <draw:text-box>
          <text:p text:style-name="a940" text:class-names="" text:cond-style-name=""><text:span text:style-name="a939" text:class-names="">Click to edit Master text styles</text:span></text:p>
          <text:list text:style-name="a943">
            <text:list-item>
              <text:list text:style-name="a943">
                <text:list-item>
                  <text:p text:style-name="a942" text:class-names="" text:cond-style-name=""><text:span text:style-name="a941" text:class-names="">Second level</text:span></text:p>
                </text:list-item>
              </text:list>
            </text:list-item>
          </text:list>
          <text:list text:style-name="a946">
            <text:list-item>
              <text:list text:style-name="a946">
                <text:list-item>
                  <text:list text:style-name="a946">
                    <text:list-item>
                      <text:p text:style-name="a945" text:class-names="" text:cond-style-name=""><text:span text:style-name="a944" text:class-names="">Third level</text:span></text:p>
                    </text:list-item>
                  </text:list>
                </text:list-item>
              </text:list>
            </text:list-item>
          </text:list>
          <text:list text:style-name="a949">
            <text:list-item>
              <text:list text:style-name="a949">
                <text:list-item>
                  <text:list text:style-name="a949">
                    <text:list-item>
                      <text:list text:style-name="a949">
                        <text:list-item>
                          <text:p text:style-name="a948" text:class-names="" text:cond-style-name=""><text:span text:style-name="a9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53">
            <text:list-item>
              <text:list text:style-name="a953">
                <text:list-item>
                  <text:list text:style-name="a953">
                    <text:list-item>
                      <text:list text:style-name="a953">
                        <text:list-item>
                          <text:list text:style-name="a953">
                            <text:list-item>
                              <text:p text:style-name="a952" text:class-names="" text:cond-style-name=""><text:span text:style-name="a950" text:class-names="">Fifth level</text:span><text:span text:style-name="a9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5" presentation:style-name="a957" draw:name="Date Placeholder 6" svg:x="0.55079in" svg:y="7.53386in" svg:width="2.56732in" svg:height="0.57008in" presentation:class="date-time" presentation:placeholder="false">
        <draw:text-box>
          <text:p text:style-name="a956" text:class-names="" text:cond-style-name=""><text:span text:style-name="a955" text:class-names=""/></text:p>
        </draw:text-box>
        <svg:title/>
        <svg:desc/>
      </draw:frame>
      <draw:frame draw:id="id136" presentation:style-name="a960" draw:name="Footer Placeholder 7" svg:x="3.7685in" svg:y="7.53386in" svg:width="3.49291in" svg:height="0.57008in" presentation:class="footer" presentation:placeholder="false">
        <draw:text-box>
          <text:p text:style-name="a959" text:class-names="" text:cond-style-name=""><text:span text:style-name="a958" text:class-names=""/></text:p>
        </draw:text-box>
        <svg:title/>
        <svg:desc/>
      </draw:frame>
      <draw:frame draw:id="id137" presentation:style-name="a964" draw:name="Slide Number Placeholder 8" svg:x="7.90118in" svg:y="7.53386in" svg:width="2.56732in" svg:height="0.57008in" presentation:class="page-number" presentation:placeholder="false">
        <draw:text-box>
          <text:p text:style-name="a963" text:class-names="" text:cond-style-name=""><text:span text:style-name="a961" text:class-names=""><text:page-number style:num-format="1" text:fixed="false"/></text:span><text:span text:style-name="a962" text:class-names=""/></text:p>
        </draw:text-box>
        <svg:title/>
        <svg:desc/>
      </draw:frame>
      <presentation:notes style:page-layout-name="pageLayout2" draw:style-name="a969">
        <draw:page-thumbnail svg:x="1.73661in" svg:y="1.1in" svg:width="5.02638in" svg:height="3.76969in" presentation:class="page" draw:id="id3" presentation:style-name="a965" draw:name="Slide Image Placeholder 1">
          <svg:title/>
          <svg:desc/>
        </draw:page-thumbnail>
        <draw:frame draw:id="id4" presentation:style-name="a968" draw:name="Notes Placeholder 2" svg:x="1.29606in" svg:y="5.23583in" svg:width="5.91339in" svg:height="4.18425in" presentation:class="notes" presentation:placeholder="false">
          <draw:text-box>
            <text:p text:style-name="a967" text:class-names="" text:cond-style-name=""><text:span text:style-name="a966" text:class-names=""/></text:p>
          </draw:text-box>
          <svg:title/>
          <svg:desc/>
        </draw:frame>
      </presentation:notes>
    </style:master-page>
    <style:master-page style:name="Master3-Layout6-titleOnly-Title-Only" style:page-layout-name="pageLayout1" draw:style-name="a971">
      <draw:frame draw:id="id138" presentation:style-name="a975" draw:name="Title 1" svg:x="0.55079in" svg:y="0.32953in" svg:width="9.91772in" svg:height="1.38071in" presentation:class="title" presentation:placeholder="false">
        <draw:text-box>
          <text:p text:style-name="a974" text:class-names="" text:cond-style-name=""><text:span text:style-name="a972" text:class-names="">Click to edit Master title style</text:span><text:span text:style-name="a973" text:class-names=""/></text:p>
        </draw:text-box>
        <svg:title/>
        <svg:desc/>
      </draw:frame>
      <draw:frame draw:id="id139" presentation:style-name="a978" draw:name="Date Placeholder 2" svg:x="0.55079in" svg:y="7.53386in" svg:width="2.56732in" svg:height="0.57008in" presentation:class="date-time" presentation:placeholder="false">
        <draw:text-box>
          <text:p text:style-name="a977" text:class-names="" text:cond-style-name=""><text:span text:style-name="a976" text:class-names=""/></text:p>
        </draw:text-box>
        <svg:title/>
        <svg:desc/>
      </draw:frame>
      <draw:frame draw:id="id140" presentation:style-name="a981" draw:name="Footer Placeholder 3" svg:x="3.7685in" svg:y="7.53386in" svg:width="3.49291in" svg:height="0.57008in" presentation:class="footer" presentation:placeholder="false">
        <draw:text-box>
          <text:p text:style-name="a980" text:class-names="" text:cond-style-name=""><text:span text:style-name="a979" text:class-names=""/></text:p>
        </draw:text-box>
        <svg:title/>
        <svg:desc/>
      </draw:frame>
      <draw:frame draw:id="id141" presentation:style-name="a985" draw:name="Slide Number Placeholder 4" svg:x="7.90118in" svg:y="7.53386in" svg:width="2.56732in" svg:height="0.57008in" presentation:class="page-number" presentation:placeholder="false">
        <draw:text-box>
          <text:p text:style-name="a984" text:class-names="" text:cond-style-name=""><text:span text:style-name="a982" text:class-names=""><text:page-number style:num-format="1" text:fixed="false"/></text:span><text:span text:style-name="a983" text:class-names=""/></text:p>
        </draw:text-box>
        <svg:title/>
        <svg:desc/>
      </draw:frame>
      <presentation:notes style:page-layout-name="pageLayout2" draw:style-name="a990">
        <draw:page-thumbnail svg:x="1.73661in" svg:y="1.1in" svg:width="5.02638in" svg:height="3.76969in" presentation:class="page" draw:id="id3" presentation:style-name="a986" draw:name="Slide Image Placeholder 1">
          <svg:title/>
          <svg:desc/>
        </draw:page-thumbnail>
        <draw:frame draw:id="id4" presentation:style-name="a989" draw:name="Notes Placeholder 2" svg:x="1.29606in" svg:y="5.23583in" svg:width="5.91339in" svg:height="4.18425in" presentation:class="notes" presentation:placeholder="false">
          <draw:text-box>
            <text:p text:style-name="a988" text:class-names="" text:cond-style-name=""><text:span text:style-name="a987" text:class-names=""/></text:p>
          </draw:text-box>
          <svg:title/>
          <svg:desc/>
        </draw:frame>
      </presentation:notes>
    </style:master-page>
    <style:master-page style:name="Master3-Layout7-blank-Blank" style:page-layout-name="pageLayout1" draw:style-name="a992">
      <draw:frame draw:id="id142" presentation:style-name="a995" draw:name="Date Placeholder 1" svg:x="0.55079in" svg:y="7.53386in" svg:width="2.56732in" svg:height="0.57008in" presentation:class="date-time" presentation:placeholder="false">
        <draw:text-box>
          <text:p text:style-name="a994" text:class-names="" text:cond-style-name=""><text:span text:style-name="a993" text:class-names=""/></text:p>
        </draw:text-box>
        <svg:title/>
        <svg:desc/>
      </draw:frame>
      <draw:frame draw:id="id143" presentation:style-name="a998" draw:name="Footer Placeholder 2" svg:x="3.7685in" svg:y="7.53386in" svg:width="3.49291in" svg:height="0.57008in" presentation:class="footer" presentation:placeholder="false">
        <draw:text-box>
          <text:p text:style-name="a997" text:class-names="" text:cond-style-name=""><text:span text:style-name="a996" text:class-names=""/></text:p>
        </draw:text-box>
        <svg:title/>
        <svg:desc/>
      </draw:frame>
      <draw:frame draw:id="id144" presentation:style-name="a1002" draw:name="Slide Number Placeholder 3" svg:x="7.90118in" svg:y="7.53386in" svg:width="2.56732in" svg:height="0.57008in" presentation:class="page-number" presentation:placeholder="false">
        <draw:text-box>
          <text:p text:style-name="a1001" text:class-names="" text:cond-style-name=""><text:span text:style-name="a999" text:class-names=""><text:page-number style:num-format="1" text:fixed="false"/></text:span><text:span text:style-name="a1000" text:class-names=""/></text:p>
        </draw:text-box>
        <svg:title/>
        <svg:desc/>
      </draw:frame>
      <presentation:notes style:page-layout-name="pageLayout2" draw:style-name="a1007">
        <draw:page-thumbnail svg:x="1.73661in" svg:y="1.1in" svg:width="5.02638in" svg:height="3.76969in" presentation:class="page" draw:id="id3" presentation:style-name="a1003" draw:name="Slide Image Placeholder 1">
          <svg:title/>
          <svg:desc/>
        </draw:page-thumbnail>
        <draw:frame draw:id="id4" presentation:style-name="a1006" draw:name="Notes Placeholder 2" svg:x="1.29606in" svg:y="5.23583in" svg:width="5.91339in" svg:height="4.18425in" presentation:class="notes" presentation:placeholder="false">
          <draw:text-box>
            <text:p text:style-name="a1005" text:class-names="" text:cond-style-name=""><text:span text:style-name="a1004" text:class-names=""/></text:p>
          </draw:text-box>
          <svg:title/>
          <svg:desc/>
        </draw:frame>
      </presentation:notes>
    </style:master-page>
    <style:master-page style:name="Master3-Layout8-objTx-Content-with-Caption" style:page-layout-name="pageLayout1" draw:style-name="a1009">
      <draw:frame draw:id="id145" presentation:style-name="a1013" draw:name="Title 1" svg:x="0.75868in" svg:y="0.55208in" svg:width="3.55556in" svg:height="1.92882in" presentation:class="title" presentation:placeholder="false">
        <draw:text-box>
          <text:p text:style-name="a1012" text:class-names="" text:cond-style-name=""><text:span text:style-name="a1010" text:class-names="">Click to edit Master title style</text:span><text:span text:style-name="a1011" text:class-names=""/></text:p>
        </draw:text-box>
        <svg:title/>
        <svg:desc/>
      </draw:frame>
      <draw:frame draw:id="id146" presentation:style-name="a1029" draw:name="Content Placeholder 2" svg:x="4.68576in" svg:y="1.19097in" svg:width="5.57812in" svg:height="5.87674in" presentation:class="object" presentation:placeholder="false">
        <draw:text-box>
          <text:p text:style-name="a1015" text:class-names="" text:cond-style-name=""><text:span text:style-name="a1014" text:class-names="">Click to edit Master text styles</text:span></text:p>
          <text:list text:style-name="a1018">
            <text:list-item>
              <text:list text:style-name="a1018">
                <text:list-item>
                  <text:p text:style-name="a1017" text:class-names="" text:cond-style-name=""><text:span text:style-name="a1016" text:class-names="">Second level</text:span></text:p>
                </text:list-item>
              </text:list>
            </text:list-item>
          </text:list>
          <text:list text:style-name="a1021">
            <text:list-item>
              <text:list text:style-name="a1021">
                <text:list-item>
                  <text:list text:style-name="a1021">
                    <text:list-item>
                      <text:p text:style-name="a1020" text:class-names="" text:cond-style-name=""><text:span text:style-name="a1019" text:class-names="">Third level</text:span></text:p>
                    </text:list-item>
                  </text:list>
                </text:list-item>
              </text:list>
            </text:list-item>
          </text:list>
          <text:list text:style-name="a1024">
            <text:list-item>
              <text:list text:style-name="a1024">
                <text:list-item>
                  <text:list text:style-name="a1024">
                    <text:list-item>
                      <text:list text:style-name="a1024">
                        <text:list-item>
                          <text:p text:style-name="a1023" text:class-names="" text:cond-style-name=""><text:span text:style-name="a10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8">
            <text:list-item>
              <text:list text:style-name="a1028">
                <text:list-item>
                  <text:list text:style-name="a1028">
                    <text:list-item>
                      <text:list text:style-name="a1028">
                        <text:list-item>
                          <text:list text:style-name="a1028">
                            <text:list-item>
                              <text:p text:style-name="a1027" text:class-names="" text:cond-style-name=""><text:span text:style-name="a1025" text:class-names="">Fifth level</text:span><text:span text:style-name="a10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7" presentation:style-name="a1033" draw:name="Text Placeholder 3" svg:x="0.75868in" svg:y="2.4809in" svg:width="3.55556in" svg:height="4.59722in" presentation:class="outline" presentation:placeholder="false">
        <draw:text-box>
          <text:list text:style-name="a1032">
            <text:list-item>
              <text:p text:style-name="a1031" text:class-names="" text:cond-style-name=""><text:span text:style-name="a1030" text:class-names="">Click to edit Master text styles</text:span></text:p>
            </text:list-item>
          </text:list>
        </draw:text-box>
        <svg:title/>
        <svg:desc/>
      </draw:frame>
      <draw:frame draw:id="id148" presentation:style-name="a1036" draw:name="Date Placeholder 4" svg:x="0.55079in" svg:y="7.53386in" svg:width="2.56732in" svg:height="0.57008in" presentation:class="date-time" presentation:placeholder="false">
        <draw:text-box>
          <text:p text:style-name="a1035" text:class-names="" text:cond-style-name=""><text:span text:style-name="a1034" text:class-names=""/></text:p>
        </draw:text-box>
        <svg:title/>
        <svg:desc/>
      </draw:frame>
      <draw:frame draw:id="id149" presentation:style-name="a1039" draw:name="Footer Placeholder 5" svg:x="3.7685in" svg:y="7.53386in" svg:width="3.49291in" svg:height="0.57008in" presentation:class="footer" presentation:placeholder="false">
        <draw:text-box>
          <text:p text:style-name="a1038" text:class-names="" text:cond-style-name=""><text:span text:style-name="a1037" text:class-names=""/></text:p>
        </draw:text-box>
        <svg:title/>
        <svg:desc/>
      </draw:frame>
      <draw:frame draw:id="id150" presentation:style-name="a1043" draw:name="Slide Number Placeholder 6" svg:x="7.90118in" svg:y="7.53386in" svg:width="2.56732in" svg:height="0.57008in" presentation:class="page-number" presentation:placeholder="false">
        <draw:text-box>
          <text:p text:style-name="a1042" text:class-names="" text:cond-style-name=""><text:span text:style-name="a1040" text:class-names=""><text:page-number style:num-format="1" text:fixed="false"/></text:span><text:span text:style-name="a1041" text:class-names=""/></text:p>
        </draw:text-box>
        <svg:title/>
        <svg:desc/>
      </draw:frame>
      <presentation:notes style:page-layout-name="pageLayout2" draw:style-name="a1048">
        <draw:page-thumbnail svg:x="1.73661in" svg:y="1.1in" svg:width="5.02638in" svg:height="3.76969in" presentation:class="page" draw:id="id3" presentation:style-name="a1044" draw:name="Slide Image Placeholder 1">
          <svg:title/>
          <svg:desc/>
        </draw:page-thumbnail>
        <draw:frame draw:id="id4" presentation:style-name="a1047" draw:name="Notes Placeholder 2" svg:x="1.29606in" svg:y="5.23583in" svg:width="5.91339in" svg:height="4.18425in" presentation:class="notes" presentation:placeholder="false">
          <draw:text-box>
            <text:p text:style-name="a1046" text:class-names="" text:cond-style-name=""><text:span text:style-name="a1045" text:class-names=""/></text:p>
          </draw:text-box>
          <svg:title/>
          <svg:desc/>
        </draw:frame>
      </presentation:notes>
    </style:master-page>
    <style:master-page style:name="Master3-Layout9-picTx-Picture-with-Caption" style:page-layout-name="pageLayout1" draw:style-name="a1050">
      <draw:frame draw:id="id151" presentation:style-name="a1054" draw:name="Title 1" svg:x="0.75868in" svg:y="0.55208in" svg:width="3.55556in" svg:height="1.92882in" presentation:class="title" presentation:placeholder="false">
        <draw:text-box>
          <text:p text:style-name="a1053" text:class-names="" text:cond-style-name=""><text:span text:style-name="a1051" text:class-names="">Click to edit Master title style</text:span><text:span text:style-name="a1052" text:class-names=""/></text:p>
        </draw:text-box>
        <svg:title/>
        <svg:desc/>
      </draw:frame>
      <draw:frame draw:id="id152" presentation:style-name="a1057" draw:name="Picture Placeholder 2" svg:x="4.68576in" svg:y="1.19097in" svg:width="5.57812in" svg:height="5.87674in" presentation:class="graphic" presentation:placeholder="false">
        <draw:text-box>
          <text:p text:style-name="a1056" text:class-names="" text:cond-style-name=""><text:span text:style-name="a1055" text:class-names=""/></text:p>
        </draw:text-box>
        <svg:title/>
        <svg:desc/>
      </draw:frame>
      <draw:frame draw:id="id153" presentation:style-name="a1061" draw:name="Text Placeholder 3" svg:x="0.75868in" svg:y="2.4809in" svg:width="3.55556in" svg:height="4.59722in" presentation:class="outline" presentation:placeholder="false">
        <draw:text-box>
          <text:list text:style-name="a1060">
            <text:list-item>
              <text:p text:style-name="a1059" text:class-names="" text:cond-style-name=""><text:span text:style-name="a1058" text:class-names="">Click to edit Master text styles</text:span></text:p>
            </text:list-item>
          </text:list>
        </draw:text-box>
        <svg:title/>
        <svg:desc/>
      </draw:frame>
      <draw:frame draw:id="id154" presentation:style-name="a1064" draw:name="Date Placeholder 4" svg:x="0.55079in" svg:y="7.53386in" svg:width="2.56732in" svg:height="0.57008in" presentation:class="date-time" presentation:placeholder="false">
        <draw:text-box>
          <text:p text:style-name="a1063" text:class-names="" text:cond-style-name=""><text:span text:style-name="a1062" text:class-names=""/></text:p>
        </draw:text-box>
        <svg:title/>
        <svg:desc/>
      </draw:frame>
      <draw:frame draw:id="id155" presentation:style-name="a1067" draw:name="Footer Placeholder 5" svg:x="3.7685in" svg:y="7.53386in" svg:width="3.49291in" svg:height="0.57008in" presentation:class="footer" presentation:placeholder="false">
        <draw:text-box>
          <text:p text:style-name="a1066" text:class-names="" text:cond-style-name=""><text:span text:style-name="a1065" text:class-names=""/></text:p>
        </draw:text-box>
        <svg:title/>
        <svg:desc/>
      </draw:frame>
      <draw:frame draw:id="id156" presentation:style-name="a1071" draw:name="Slide Number Placeholder 6" svg:x="7.90118in" svg:y="7.53386in" svg:width="2.56732in" svg:height="0.57008in" presentation:class="page-number" presentation:placeholder="false">
        <draw:text-box>
          <text:p text:style-name="a1070" text:class-names="" text:cond-style-name=""><text:span text:style-name="a1068" text:class-names=""><text:page-number style:num-format="1" text:fixed="false"/></text:span><text:span text:style-name="a1069" text:class-names=""/></text:p>
        </draw:text-box>
        <svg:title/>
        <svg:desc/>
      </draw:frame>
      <presentation:notes style:page-layout-name="pageLayout2" draw:style-name="a1076">
        <draw:page-thumbnail svg:x="1.73661in" svg:y="1.1in" svg:width="5.02638in" svg:height="3.76969in" presentation:class="page" draw:id="id3" presentation:style-name="a1072" draw:name="Slide Image Placeholder 1">
          <svg:title/>
          <svg:desc/>
        </draw:page-thumbnail>
        <draw:frame draw:id="id4" presentation:style-name="a1075" draw:name="Notes Placeholder 2" svg:x="1.29606in" svg:y="5.23583in" svg:width="5.91339in" svg:height="4.18425in" presentation:class="notes" presentation:placeholder="false">
          <draw:text-box>
            <text:p text:style-name="a1074" text:class-names="" text:cond-style-name=""><text:span text:style-name="a1073" text:class-names=""/></text:p>
          </draw:text-box>
          <svg:title/>
          <svg:desc/>
        </draw:frame>
      </presentation:notes>
    </style:master-page>
    <style:master-page style:name="Master3-Layout10-vertTx-Title-and-Vertical-Text" style:page-layout-name="pageLayout1" draw:style-name="a1078">
      <draw:frame draw:id="id157" presentation:style-name="a1082" draw:name="Title 1" svg:x="0.55079in" svg:y="0.32953in" svg:width="9.91772in" svg:height="1.38071in" presentation:class="title" presentation:placeholder="false">
        <draw:text-box>
          <text:p text:style-name="a1081" text:class-names="" text:cond-style-name=""><text:span text:style-name="a1079" text:class-names="">Click to edit Master title style</text:span><text:span text:style-name="a1080" text:class-names=""/></text:p>
        </draw:text-box>
        <svg:title/>
        <svg:desc/>
      </draw:frame>
      <draw:frame draw:id="id158" presentation:style-name="a1099" draw:name="Vertical Text Placeholder 2" svg:x="0.55079in" svg:y="1.93504in" svg:width="9.91772in" svg:height="5.45787in" presentation:class="outline" presentation:placeholder="false">
        <draw:text-box>
          <text:list text:style-name="a1085">
            <text:list-item>
              <text:p text:style-name="a1084" text:class-names="" text:cond-style-name=""><text:span text:style-name="a1083" text:class-names="">Click to edit Master text styles</text:span></text:p>
            </text:list-item>
          </text:list>
          <text:list text:style-name="a1088">
            <text:list-item>
              <text:list text:style-name="a1088">
                <text:list-item>
                  <text:p text:style-name="a1087" text:class-names="" text:cond-style-name=""><text:span text:style-name="a1086" text:class-names="">Second level</text:span></text:p>
                </text:list-item>
              </text:list>
            </text:list-item>
          </text:list>
          <text:list text:style-name="a1091">
            <text:list-item>
              <text:list text:style-name="a1091">
                <text:list-item>
                  <text:list text:style-name="a1091">
                    <text:list-item>
                      <text:p text:style-name="a1090" text:class-names="" text:cond-style-name=""><text:span text:style-name="a1089" text:class-names="">Third level</text:span></text:p>
                    </text:list-item>
                  </text:list>
                </text:list-item>
              </text:list>
            </text:list-item>
          </text:list>
          <text:list text:style-name="a1094">
            <text:list-item>
              <text:list text:style-name="a1094">
                <text:list-item>
                  <text:list text:style-name="a1094">
                    <text:list-item>
                      <text:list text:style-name="a1094">
                        <text:list-item>
                          <text:p text:style-name="a1093" text:class-names="" text:cond-style-name=""><text:span text:style-name="a10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98">
            <text:list-item>
              <text:list text:style-name="a1098">
                <text:list-item>
                  <text:list text:style-name="a1098">
                    <text:list-item>
                      <text:list text:style-name="a1098">
                        <text:list-item>
                          <text:list text:style-name="a1098">
                            <text:list-item>
                              <text:p text:style-name="a1097" text:class-names="" text:cond-style-name=""><text:span text:style-name="a1095" text:class-names="">Fifth level</text:span><text:span text:style-name="a10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9" presentation:style-name="a1102" draw:name="Date Placeholder 3" svg:x="0.55079in" svg:y="7.53386in" svg:width="2.56732in" svg:height="0.57008in" presentation:class="date-time" presentation:placeholder="false">
        <draw:text-box>
          <text:p text:style-name="a1101" text:class-names="" text:cond-style-name=""><text:span text:style-name="a1100" text:class-names=""/></text:p>
        </draw:text-box>
        <svg:title/>
        <svg:desc/>
      </draw:frame>
      <draw:frame draw:id="id160" presentation:style-name="a1105" draw:name="Footer Placeholder 4" svg:x="3.7685in" svg:y="7.53386in" svg:width="3.49291in" svg:height="0.57008in" presentation:class="footer" presentation:placeholder="false">
        <draw:text-box>
          <text:p text:style-name="a1104" text:class-names="" text:cond-style-name=""><text:span text:style-name="a1103" text:class-names=""/></text:p>
        </draw:text-box>
        <svg:title/>
        <svg:desc/>
      </draw:frame>
      <draw:frame draw:id="id161" presentation:style-name="a1109" draw:name="Slide Number Placeholder 5" svg:x="7.90118in" svg:y="7.53386in" svg:width="2.56732in" svg:height="0.57008in" presentation:class="page-number" presentation:placeholder="false">
        <draw:text-box>
          <text:p text:style-name="a1108" text:class-names="" text:cond-style-name=""><text:span text:style-name="a1106" text:class-names=""><text:page-number style:num-format="1" text:fixed="false"/></text:span><text:span text:style-name="a1107" text:class-names=""/></text:p>
        </draw:text-box>
        <svg:title/>
        <svg:desc/>
      </draw:frame>
      <presentation:notes style:page-layout-name="pageLayout2" draw:style-name="a1114">
        <draw:page-thumbnail svg:x="1.73661in" svg:y="1.1in" svg:width="5.02638in" svg:height="3.76969in" presentation:class="page" draw:id="id3" presentation:style-name="a1110" draw:name="Slide Image Placeholder 1">
          <svg:title/>
          <svg:desc/>
        </draw:page-thumbnail>
        <draw:frame draw:id="id4" presentation:style-name="a1113" draw:name="Notes Placeholder 2" svg:x="1.29606in" svg:y="5.23583in" svg:width="5.91339in" svg:height="4.18425in" presentation:class="notes" presentation:placeholder="false">
          <draw:text-box>
            <text:p text:style-name="a1112" text:class-names="" text:cond-style-name=""><text:span text:style-name="a1111" text:class-names=""/></text:p>
          </draw:text-box>
          <svg:title/>
          <svg:desc/>
        </draw:frame>
      </presentation:notes>
    </style:master-page>
    <style:master-page style:name="Master3-Layout11-vertTitleAndTx-Vertical-Title-and-Text" style:page-layout-name="pageLayout1" draw:style-name="a1116">
      <draw:frame draw:id="id162" presentation:style-name="a1120" draw:name="Vertical Title 1" svg:x="7.98958in" svg:y="0.32986in" svg:width="2.47917in" svg:height="7.0625in" presentation:class="title" presentation:placeholder="false">
        <draw:text-box>
          <text:p text:style-name="a1119" text:class-names="" text:cond-style-name=""><text:span text:style-name="a1117" text:class-names="">Click to edit Master title style</text:span><text:span text:style-name="a1118" text:class-names=""/></text:p>
        </draw:text-box>
        <svg:title/>
        <svg:desc/>
      </draw:frame>
      <draw:frame draw:id="id163" presentation:style-name="a1137" draw:name="Vertical Text Placeholder 2" svg:x="0.55035in" svg:y="0.32986in" svg:width="7.27257in" svg:height="7.0625in" presentation:class="outline" presentation:placeholder="false">
        <draw:text-box>
          <text:list text:style-name="a1123">
            <text:list-item>
              <text:p text:style-name="a1122" text:class-names="" text:cond-style-name=""><text:span text:style-name="a1121" text:class-names="">Click to edit Master text styles</text:span></text:p>
            </text:list-item>
          </text:list>
          <text:list text:style-name="a1126">
            <text:list-item>
              <text:list text:style-name="a1126">
                <text:list-item>
                  <text:p text:style-name="a1125" text:class-names="" text:cond-style-name=""><text:span text:style-name="a1124" text:class-names="">Second level</text:span></text:p>
                </text:list-item>
              </text:list>
            </text:list-item>
          </text:list>
          <text:list text:style-name="a1129">
            <text:list-item>
              <text:list text:style-name="a1129">
                <text:list-item>
                  <text:list text:style-name="a1129">
                    <text:list-item>
                      <text:p text:style-name="a1128" text:class-names="" text:cond-style-name=""><text:span text:style-name="a1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132">
            <text:list-item>
              <text:list text:style-name="a1132">
                <text:list-item>
                  <text:list text:style-name="a1132">
                    <text:list-item>
                      <text:list text:style-name="a1132">
                        <text:list-item>
                          <text:p text:style-name="a1131" text:class-names="" text:cond-style-name=""><text:span text:style-name="a1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6">
            <text:list-item>
              <text:list text:style-name="a1136">
                <text:list-item>
                  <text:list text:style-name="a1136">
                    <text:list-item>
                      <text:list text:style-name="a1136">
                        <text:list-item>
                          <text:list text:style-name="a1136">
                            <text:list-item>
                              <text:p text:style-name="a1135" text:class-names="" text:cond-style-name=""><text:span text:style-name="a1133" text:class-names="">Fifth level</text:span><text:span text:style-name="a1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4" presentation:style-name="a1140" draw:name="Date Placeholder 3" svg:x="0.55079in" svg:y="7.53386in" svg:width="2.56732in" svg:height="0.57008in" presentation:class="date-time" presentation:placeholder="false">
        <draw:text-box>
          <text:p text:style-name="a1139" text:class-names="" text:cond-style-name=""><text:span text:style-name="a1138" text:class-names=""/></text:p>
        </draw:text-box>
        <svg:title/>
        <svg:desc/>
      </draw:frame>
      <draw:frame draw:id="id165" presentation:style-name="a1143" draw:name="Footer Placeholder 4" svg:x="3.7685in" svg:y="7.53386in" svg:width="3.49291in" svg:height="0.57008in" presentation:class="footer" presentation:placeholder="false">
        <draw:text-box>
          <text:p text:style-name="a1142" text:class-names="" text:cond-style-name=""><text:span text:style-name="a1141" text:class-names=""/></text:p>
        </draw:text-box>
        <svg:title/>
        <svg:desc/>
      </draw:frame>
      <draw:frame draw:id="id166" presentation:style-name="a1147" draw:name="Slide Number Placeholder 5" svg:x="7.90118in" svg:y="7.53386in" svg:width="2.56732in" svg:height="0.57008in" presentation:class="page-number" presentation:placeholder="false">
        <draw:text-box>
          <text:p text:style-name="a1146" text:class-names="" text:cond-style-name=""><text:span text:style-name="a1144" text:class-names=""><text:page-number style:num-format="1" text:fixed="false"/></text:span><text:span text:style-name="a1145" text:class-names=""/></text:p>
        </draw:text-box>
        <svg:title/>
        <svg:desc/>
      </draw:frame>
      <presentation:notes style:page-layout-name="pageLayout2" draw:style-name="a1152">
        <draw:page-thumbnail svg:x="1.73661in" svg:y="1.1in" svg:width="5.02638in" svg:height="3.76969in" presentation:class="page" draw:id="id3" presentation:style-name="a1148" draw:name="Slide Image Placeholder 1">
          <svg:title/>
          <svg:desc/>
        </draw:page-thumbnail>
        <draw:frame draw:id="id4" presentation:style-name="a1151" draw:name="Notes Placeholder 2" svg:x="1.29606in" svg:y="5.23583in" svg:width="5.91339in" svg:height="4.18425in" presentation:class="notes" presentation:placeholder="false">
          <draw:text-box>
            <text:p text:style-name="a1150" text:class-names="" text:cond-style-name=""><text:span text:style-name="a1149" text:class-names=""/></text:p>
          </draw:text-box>
          <svg:title/>
          <svg:desc/>
        </draw:frame>
      </presentation:notes>
    </style:master-page>
    <style:handout-master style:page-layout-name="pageLayout3" draw:style-name="a1153">
      <draw:page-thumbnail draw:page-number="1" svg:x="0.57813in" svg:y="1.18403in" svg:width="3.38889in" svg:height="2.54167in"/>
      <draw:page-thumbnail draw:page-number="2" svg:x="4.29688in" svg:y="1.18403in" svg:width="3.38889in" svg:height="2.54167in"/>
      <draw:page-thumbnail draw:page-number="3" svg:x="0.57813in" svg:y="4.57292in" svg:width="3.38889in" svg:height="2.54167in"/>
      <draw:page-thumbnail draw:page-number="4" svg:x="4.29688in" svg:y="4.57292in" svg:width="3.38889in" svg:height="2.54167in"/>
      <draw:page-thumbnail draw:page-number="5" svg:x="0.57813in" svg:y="7.96181in" svg:width="3.38889in" svg:height="2.54167in"/>
      <draw:page-thumbnail draw:page-number="6" svg:x="4.29688in" svg:y="7.96181in" svg:width="3.38889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efault</dc:title>
    <meta:initial-creator>Robert Haas</meta:initial-creator>
    <dc:creator>mforrester</dc:creator>
    <meta:creation-date>2010-03-21T18:59:59Z</meta:creation-date>
    <dc:date>2016-09-10T10:54:41Z</dc:date>
    <meta:template xlink:href="/usr/lib64/openoffice.org/basis3.1/share/template/en-US/presnt/prs-default.otp" xlink:type="simple"/>
    <meta:editing-cycles>159</meta:editing-cycles>
    <meta:editing-duration>PT44561S</meta:editing-duration>
    <meta:user-defined meta:name="Info 1"/>
    <meta:user-defined meta:name="Info 2"/>
    <meta:user-defined meta:name="Info 3"/>
    <meta:user-defined meta:name="Info 4"/>
    <meta:document-statistic meta:paragraph-count="206" meta:word-count="1316"/>
  </office:meta>
</office:document-meta>
</file>